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3B000004D40000039D6B6C6956F.svm"/>
  <manifest:file-entry manifest:media-type="" manifest:full-path="Pictures/2000039D00004D40000039D61F7C4F04.svm"/>
  <manifest:file-entry manifest:media-type="" manifest:full-path="Pictures/200003B700004D40000039D64737EAE3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6</text:p>
      <text:p text:style-name="Standard"/>
      <text:p text:style-name="Standard">1.1.</text:p>
      <text:p text:style-name="Standard"><draw:frame draw:style-name="fr3" draw:name="Object14" text:anchor-type="as-char" svg:width="5.7311in" svg:height="0.2327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3" draw:name="Object1" text:anchor-type="as-char" svg:width="5.7618in" svg:height="0.213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3" draw:name="Object2" text:anchor-type="as-char" svg:width="4.5492in" svg:height="0.2138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3" text:anchor-type="as-char" svg:width="5.2047in" svg:height="0.246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3" draw:name="Object4" text:anchor-type="as-char" svg:width="6.598in" svg:height="0.213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3" draw:name="Object5" text:anchor-type="as-char" svg:width="5.1661in" svg:height="0.232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3" draw:name="Object6" text:anchor-type="as-char" svg:width="6.5327in" svg:height="0.246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3" draw:name="Object7" text:anchor-type="as-char" svg:width="4.0154in" svg:height="0.2327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3" draw:name="Object8" text:anchor-type="as-char" svg:width="6.8929in" svg:height="0.2327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3" draw:name="Object9" text:anchor-type="as-char" svg:width="5.7138in" svg:height="0.213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3" draw:name="Object10" text:anchor-type="as-char" svg:width="6.6189in" svg:height="0.213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3" draw:name="Object11" text:anchor-type="as-char" svg:width="5.3193in" svg:height="0.213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3" draw:name="Object12" text:anchor-type="as-char" svg:width="5.3854in" svg:height="0.213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3" draw:name="Object13" text:anchor-type="as-char" svg:width="6.2063in" svg:height="0.213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3" draw:name="Object15" text:anchor-type="as-char" svg:width="6.8929in" svg:height="0.232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3" draw:name="Object16" text:anchor-type="as-char" svg:width="3.1217in" svg:height="0.2327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1.2.</text:p>
      <text:p text:style-name="Standard"><draw:frame draw:style-name="fr3" draw:name="Object17" text:anchor-type="as-char" svg:width="3.4984in" svg:height="0.232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3" draw:name="Object18" text:anchor-type="as-char" svg:width="5.2098in" svg:height="0.213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3" draw:name="Object19" text:anchor-type="as-char" svg:width="3.6728in" svg:height="0.213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1.3.</text:p>
      <text:p text:style-name="Standard"><draw:frame draw:style-name="fr3" draw:name="Object20" text:anchor-type="as-char" svg:width="6.302in" svg:height="0.232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3" draw:name="Object21" text:anchor-type="as-char" svg:width="5.4602in" svg:height="0.2327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3" draw:name="Object22" text:anchor-type="as-char" svg:width="5.5953in" svg:height="0.2327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draw:frame draw:style-name="fr3" draw:name="Object23" text:anchor-type="as-char" svg:width="5.6819in" svg:height="0.232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2.a)</text:p>
      <text:p text:style-name="Standard"><draw:frame draw:style-name="fr3" draw:name="Object40" text:anchor-type="as-char" svg:width="5.9882in" svg:height="0.492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><draw:frame draw:style-name="fr3" draw:name="Object41" text:anchor-type="as-char" svg:width="5.6445in" svg:height="0.481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<draw:frame draw:style-name="fr3" draw:name="Object24" text:anchor-type="as-char" svg:width="5.8008in" svg:height="0.19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<draw:frame draw:style-name="fr3" draw:name="Object25" text:anchor-type="as-char" svg:width="6.8591in" svg:height="0.222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>2.b) see next page for plot</text:p>
      <text:p text:style-name="Standard">2.c)</text:p>
      <text:p text:style-name="Standard"><draw:frame draw:style-name="fr3" draw:name="Object26" text:anchor-type="as-char" svg:width="3.448in" svg:height="0.438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3" draw:name="Object27" text:anchor-type="as-char" svg:width="3.7736in" svg:height="0.438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draw:frame draw:style-name="fr1" draw:name="graphics1" text:anchor-type="paragraph" svg:width="6.9252in" svg:height="5.1839in" draw:z-index="30"><draw:image xlink:href="Pictures/200003B000004D40000039D6B6C6956F.svm" xlink:type="simple" xlink:show="embed" xlink:actuate="onLoad"/></draw:frame><text:soft-page-break/><draw:frame draw:style-name="fr3" draw:name="Object28" text:anchor-type="as-char" svg:width="4.3717in" svg:height="0.246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draw:frame draw:style-name="fr3" draw:name="Object29" text:anchor-type="as-char" svg:width="6.3957in" svg:height="0.4382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>2.d)</text:p>
      <text:p text:style-name="Standard"><draw:frame draw:style-name="fr3" draw:name="Object30" text:anchor-type="as-char" svg:width="5.6346in" svg:height="0.2228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2.e)</text:p>
      <text:p text:style-name="Standard"><draw:frame draw:style-name="fr3" draw:name="Object31" text:anchor-type="as-char" svg:width="6.8465in" svg:height="0.8398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><draw:frame draw:style-name="fr3" draw:name="Object32" text:anchor-type="as-char" svg:width="6.5252in" svg:height="0.2138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3" draw:name="Object33" text:anchor-type="as-char" svg:width="6.5953in" svg:height="0.18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><draw:frame draw:style-name="fr3" draw:name="Object34" text:anchor-type="as-char" svg:width="4.5807in" svg:height="0.246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><draw:frame draw:style-name="fr3" draw:name="Object35" text:anchor-type="as-char" svg:width="5.8425in" svg:height="0.183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2.f.i)</text:p>
      <text:p text:style-name="Standard"><draw:frame draw:style-name="fr3" draw:name="Object36" text:anchor-type="as-char" svg:width="6.7098in" svg:height="0.2228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3" draw:name="Object38" text:anchor-type="as-char" svg:width="5.248in" svg:height="0.4382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><draw:frame draw:style-name="fr3" draw:name="Object37" text:anchor-type="as-char" svg:width="4.4791in" svg:height="0.2228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/>
      <text:p text:style-name="Standard"><draw:frame draw:style-name="fr1" draw:name="graphics2" text:anchor-type="paragraph" svg:width="6.9252in" svg:height="5.1839in" draw:z-index="41"><draw:image xlink:href="Pictures/200003B700004D40000039D64737EAE3.svm" xlink:type="simple" xlink:show="embed" xlink:actuate="onLoad"/></draw:frame><text:soft-page-break/><draw:frame draw:style-name="fr3" draw:name="Object42" text:anchor-type="as-char" svg:width="5.889in" svg:height="0.4382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<draw:frame draw:style-name="fr3" draw:name="Object39" text:anchor-type="as-char" svg:width="6.6154in" svg:height="0.1839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><draw:frame draw:style-name="fr3" draw:name="Object43" text:anchor-type="as-char" svg:width="6.402in" svg:height="0.1839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><draw:frame draw:style-name="fr3" draw:name="Object44" text:anchor-type="as-char" svg:width="6.4854in" svg:height="0.1839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><draw:frame draw:style-name="fr3" draw:name="Object45" text:anchor-type="as-char" svg:width="6.6693in" svg:height="0.1839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><draw:frame draw:style-name="fr4" draw:name="Object46" text:anchor-type="as-char" svg:y="-0.0945in" svg:width="6.711in" svg:height="0.183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><draw:frame draw:style-name="fr4" draw:name="Object47" text:anchor-type="as-char" svg:y="-0.0945in" svg:width="5.3374in" svg:height="0.1839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2.f.ii)</text:p>
      <text:p text:style-name="Standard"><draw:frame draw:style-name="fr3" draw:name="Object49" text:anchor-type="as-char" svg:width="6.6909in" svg:height="0.2228in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Standard"><draw:frame draw:style-name="fr3" draw:name="Object50" text:anchor-type="as-char" svg:width="5.1717in" svg:height="0.4382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><draw:frame draw:style-name="fr3" draw:name="Object48" text:anchor-type="as-char" svg:width="4.398in" svg:height="0.2228in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><draw:frame draw:style-name="fr3" draw:name="Object51" text:anchor-type="as-char" svg:width="5.8898in" svg:height="0.4382in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><draw:frame draw:style-name="fr3" draw:name="Object52" text:anchor-type="as-char" svg:width="6.3492in" svg:height="0.1839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3" draw:name="Object53" text:anchor-type="as-char" svg:width="6.7811in" svg:height="0.1839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draw:frame draw:style-name="fr3" draw:name="Object54" text:anchor-type="as-char" svg:width="6.6047in" svg:height="0.1839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><draw:frame draw:style-name="fr3" draw:name="Object55" text:anchor-type="as-char" svg:width="1.9098in" svg:height="0.1839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/>
      <text:p text:style-name="Standard"/>
      <text:p text:style-name="Standard"><draw:frame draw:style-name="fr2" draw:name="graphics3" text:anchor-type="paragraph" svg:width="6.9252in" svg:height="5.1839in" draw:z-index="53"><draw:image xlink:href="Pictures/2000039D00004D40000039D61F7C4F04.svm" xlink:type="simple" xlink:show="embed" xlink:actuate="onLoad"/></draw:frame><text:soft-page-break/></text:p>
      <text:p text:style-name="Standard">3.</text:p>
      <text:p text:style-name="Standard"><draw:frame draw:style-name="fr3" draw:name="Object56" text:anchor-type="as-char" svg:width="3.8154in" svg:height="0.1902in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<draw:frame draw:style-name="fr3" draw:name="Object57" text:anchor-type="as-char" svg:width="6.4307in" svg:height="0.4972in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><draw:frame draw:style-name="fr3" draw:name="Object58" text:anchor-type="as-char" svg:width="6.8957in" svg:height="0.1902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3" draw:name="Object59" text:anchor-type="as-char" svg:width="5.5043in" svg:height="0.2138in" draw:z-index="6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><draw:frame draw:style-name="fr3" draw:name="Object60" text:anchor-type="as-char" svg:width="5.6402in" svg:height="0.2138in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<draw:frame draw:style-name="fr3" draw:name="Object61" text:anchor-type="as-char" svg:width="4.3165in" svg:height="0.2138in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><draw:frame draw:style-name="fr3" draw:name="Object62" text:anchor-type="as-char" svg:width="6.7209in" svg:height="0.2138in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<draw:frame draw:style-name="fr3" draw:name="Object63" text:anchor-type="as-char" svg:width="6.3866in" svg:height="0.4972in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3" draw:name="Object64" text:anchor-type="as-char" svg:width="5.9618in" svg:height="0.2138in" draw:z-index="6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><draw:frame draw:style-name="fr3" draw:name="Object65" text:anchor-type="as-char" svg:width="3.9965in" svg:height="0.452in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><draw:frame draw:style-name="fr3" draw:name="Object66" text:anchor-type="as-char" svg:width="6.6583in" svg:height="0.2327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><draw:frame draw:style-name="fr3" draw:name="Object67" text:anchor-type="as-char" svg:width="6.4965in" svg:height="0.2138in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><draw:frame draw:style-name="fr3" draw:name="Object68" text:anchor-type="as-char" svg:width="6.0693in" svg:height="0.2138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><draw:frame draw:style-name="fr3" draw:name="Object69" text:anchor-type="as-char" svg:width="5.0602in" svg:height="0.2138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><text:soft-page-break/><draw:frame draw:style-name="fr3" draw:name="Object71" text:anchor-type="as-char" svg:width="5.1528in" svg:height="0.2138in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><draw:frame draw:style-name="fr3" draw:name="Object70" text:anchor-type="as-char" svg:width="2.4665in" svg:height="0.2138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><draw:frame draw:style-name="fr3" draw:name="Object72" text:anchor-type="as-char" svg:width="5.5272in" svg:height="0.2138in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Standard"><draw:frame draw:style-name="fr3" draw:name="Object73" text:anchor-type="as-char" svg:width="2.3516in" svg:height="0.2138in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Standard"><draw:frame draw:style-name="fr3" draw:name="Object74" text:anchor-type="as-char" svg:width="6.5165in" svg:height="0.2138in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><draw:frame draw:style-name="fr3" draw:name="Object75" text:anchor-type="as-char" svg:width="2.9311in" svg:height="0.2138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><draw:frame draw:style-name="fr3" draw:name="Object76" text:anchor-type="as-char" svg:width="3.5138in" svg:height="0.2138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><draw:frame draw:style-name="fr3" draw:name="Object77" text:anchor-type="as-char" svg:width="5.9154in" svg:height="0.2138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><draw:frame draw:style-name="fr3" draw:name="Object78" text:anchor-type="as-char" svg:width="6.3228in" svg:height="0.2138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3" draw:name="Object80" text:anchor-type="as-char" svg:width="4.9772in" svg:height="0.2138in" draw:z-index="82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><draw:frame draw:style-name="fr3" draw:name="Object81" text:anchor-type="as-char" svg:width="6.0646in" svg:height="0.2138in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><draw:frame draw:style-name="fr3" draw:name="Object82" text:anchor-type="as-char" svg:width="5.7244in" svg:height="0.2138in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><draw:frame draw:style-name="fr3" draw:name="Object83" text:anchor-type="as-char" svg:width="4.0783in" svg:height="0.2138in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><draw:frame draw:style-name="fr3" draw:name="Object79" text:anchor-type="as-char" svg:width="4.7457in" svg:height="0.2138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><draw:frame draw:style-name="fr3" draw:name="Object84" text:anchor-type="as-char" svg:width="6.0772in" svg:height="0.2138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><draw:frame draw:style-name="fr3" draw:name="Object85" text:anchor-type="as-char" svg:width="5.0484in" svg:height="0.2138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><draw:frame draw:style-name="fr3" draw:name="Object86" text:anchor-type="as-char" svg:width="4.9937in" svg:height="0.2138in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><draw:frame draw:style-name="fr3" draw:name="Object87" text:anchor-type="as-char" svg:width="4.0661in" svg:height="0.2138in" draw:z-index="89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><draw:frame draw:style-name="fr3" draw:name="Object88" text:anchor-type="as-char" svg:width="6.0957in" svg:height="0.2138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Standard"><draw:frame draw:style-name="fr3" draw:name="Object89" text:anchor-type="as-char" svg:width="6.2445in" svg:height="0.2138in" draw:z-index="91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Standard"><draw:frame draw:style-name="fr3" draw:name="Object90" text:anchor-type="as-char" svg:width="3.5307in" svg:height="0.2138in" draw:z-index="92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Standard"><draw:frame draw:style-name="fr3" draw:name="Object91" text:anchor-type="as-char" svg:width="5.8335in" svg:height="0.2138in" draw:z-index="9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Standard"><draw:frame draw:style-name="fr3" draw:name="Object92" text:anchor-type="as-char" svg:width="3.9839in" svg:height="0.2138in" draw:z-index="9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Standard"><draw:frame draw:style-name="fr3" draw:name="Object93" text:anchor-type="as-char" svg:width="6.6689in" svg:height="0.2138in" draw:z-index="9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Standard"/>
      <text:p text:style-name="Standard">4.a)</text:p>
      <text:p text:style-name="Standard"><draw:frame draw:style-name="fr3" draw:name="Object94" text:anchor-type="as-char" svg:width="6.4654in" svg:height="0.2327in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Standard"><draw:frame draw:style-name="fr3" draw:name="Object95" text:anchor-type="as-char" svg:width="3.7366in" svg:height="0.2138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Standard"><draw:frame draw:style-name="fr3" draw:name="Object96" text:anchor-type="as-char" svg:width="5.9299in" svg:height="0.2327in" draw:z-index="9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Standard"><draw:frame draw:style-name="fr3" draw:name="Object97" text:anchor-type="as-char" svg:width="3.4846in" svg:height="0.2327in" draw:z-index="9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Standard"><draw:frame draw:style-name="fr3" draw:name="Object98" text:anchor-type="as-char" svg:width="6.6465in" svg:height="0.248in" draw:z-index="100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Standard"><draw:frame draw:style-name="fr3" draw:name="Object100" text:anchor-type="as-char" svg:width="4.8508in" svg:height="0.2327in" draw:z-index="10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Standard"><draw:frame draw:style-name="fr3" draw:name="Object101" text:anchor-type="as-char" svg:width="4.7354in" svg:height="0.2327in" draw:z-index="10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Standard"><draw:frame draw:style-name="fr3" draw:name="Object102" text:anchor-type="as-char" svg:width="5.7909in" svg:height="0.2138in" draw:z-index="103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Standard"><draw:frame draw:style-name="fr3" draw:name="Object103" text:anchor-type="as-char" svg:width="3.0382in" svg:height="0.2327in" draw:z-index="10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Standard"><draw:frame draw:style-name="fr3" draw:name="Object104" text:anchor-type="as-char" svg:width="4.9571in" svg:height="0.1839in" draw:z-index="105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Standard"><draw:frame draw:style-name="fr3" draw:name="Object105" text:anchor-type="as-char" svg:width="5.6937in" svg:height="0.2327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Standard"><draw:frame draw:style-name="fr3" draw:name="Object106" text:anchor-type="as-char" svg:width="4.1465in" svg:height="0.2327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Standard"><draw:frame draw:style-name="fr3" draw:name="Object107" text:anchor-type="as-char" svg:width="3.6728in" svg:height="0.4654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Standard"><draw:frame draw:style-name="fr3" draw:name="Object108" text:anchor-type="as-char" svg:width="5.5398in" svg:height="0.4902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Standard"><text:soft-page-break/><draw:frame draw:style-name="fr3" draw:name="Object99" text:anchor-type="as-char" svg:width="3.9953in" svg:height="0.4902in" draw:z-index="11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Standard"><draw:frame draw:style-name="fr3" draw:name="Object109" text:anchor-type="as-char" svg:width="4.8717in" svg:height="0.4902in" draw:z-index="111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Standard"><draw:frame draw:style-name="fr3" draw:name="Object110" text:anchor-type="as-char" svg:width="4.4339in" svg:height="0.4654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Standard"><draw:frame draw:style-name="fr3" draw:name="Object111" text:anchor-type="as-char" svg:width="5.9083in" svg:height="0.478in" draw:z-index="113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Standard"><draw:frame draw:style-name="fr3" draw:name="Object112" text:anchor-type="as-char" svg:width="4.9839in" svg:height="0.478in" draw:z-index="114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Standard"><draw:frame draw:style-name="fr3" draw:name="Object113" text:anchor-type="as-char" svg:width="3.0102in" svg:height="0.4992in" draw:z-index="11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Standard"><draw:frame draw:style-name="fr3" draw:name="Object116" text:anchor-type="as-char" svg:width="6.1846in" svg:height="0.1839in" draw:z-index="118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Standard"><draw:frame draw:style-name="fr3" draw:name="Object114" text:anchor-type="as-char" svg:width="4.639in" svg:height="0.4417in" draw:z-index="11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Standard">4.b)</text:p>
      <text:p text:style-name="Standard"><draw:frame draw:style-name="fr3" draw:name="Object115" text:anchor-type="as-char" svg:width="3.8646in" svg:height="0.5252in" draw:z-index="11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Standard"><draw:frame draw:style-name="fr3" draw:name="Object117" text:anchor-type="as-char" svg:width="3.4071in" svg:height="0.4862in" draw:z-index="11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3-18T04:48:55.92</dc:date>
    <dc:creator>Tony Kelman</dc:creator>
    <meta:editing-duration>PT149H42M48S</meta:editing-duration>
    <meta:editing-cycles>213</meta:editing-cycles>
    <meta:generator>OpenOffice.org/3.2$Win32 OpenOffice.org_project/320m12$Build-9483</meta:generator>
    <meta:document-statistic meta:table-count="0" meta:image-count="3" meta:object-count="117" meta:page-count="6" meta:paragraph-count="132" meta:word-count="25" meta:character-count="22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i>k</mi>
          <mo stretchy="false">)</mo>
        </mrow>
        <mi mathvariant="normal">=</mi>
        <mi>C</mi>
      </mrow>
      <mi>x</mi>
      <mrow>
        <mrow>
          <mo stretchy="false">(</mo>
          <mi>k</mi>
          <mo stretchy="false">)</mo>
        </mrow>
        <mo stretchy="false">+</mo>
        <mi>v</mi>
      </mrow>
      <mrow>
        <mo stretchy="false">(</mo>
        <mi>k</mi>
        <mo stretchy="false">)</mo>
      </mrow>
      <mi>,</mi>
      <mi/>
      <mi>E</mi>
      <mrow>
        <mrow>
          <mi stretchy="false" mathvariant="normal">{</mi>
          <mrow>
            <mi>w</mi>
            <mrow>
              <mo stretchy="false">(</mo>
              <mi>k</mi>
              <mo stretchy="false">)</mo>
            </mrow>
            <mi>w</mi>
            <msup>
              <mrow>
                <mo stretchy="false">(</mo>
                <mrow>
                  <mi>k</mi>
                  <mo stretchy="false">+</mo>
                  <mi>l</mi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i>W</mi>
      </mrow>
      <mrow>
        <mo stretchy="false">(</mo>
        <mi>k</mi>
        <mo stretchy="false">)</mo>
      </mrow>
      <mo stretchy="false">δ</mo>
      <mrow>
        <mo stretchy="false">(</mo>
        <mi>l</mi>
        <mo stretchy="false">)</mo>
      </mrow>
      <mi>,</mi>
      <mi/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  <mi>v</mi>
            <msup>
              <mrow>
                <mo stretchy="false">(</mo>
                <mrow>
                  <mi>k</mi>
                  <mo stretchy="false">+</mo>
                  <mi>l</mi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i>V</mi>
      </mrow>
      <mrow>
        <mo stretchy="false">(</mo>
        <mi>k</mi>
        <mo stretchy="false">)</mo>
      </mrow>
      <mo stretchy="false">δ</mo>
      <mrow>
        <mo stretchy="false">(</mo>
        <mi>l</mi>
        <mo stretchy="false">)</mo>
      </mrow>
    </mrow>
    <annotation encoding="StarMath 5.0">y(k) = C x(k) + v(k) ,` E lbrace w(k) w(k+l)^T rbrace = W(k) %delta(l) ,` E lbrace v(k) v(k+l)^T rbrace = V(k) %delta(l)</annotation>
  </semantics>
</math>
</file>

<file path=Object 10/content.xml><?xml version="1.0" encoding="utf-8"?>
<math xmlns="http://www.w3.org/1998/Math/MathML">
  <semantics>
    <mrow>
      <mi>C</mi>
      <mi>F</mi>
      <mrow>
        <mo stretchy="false">(</mo>
        <mi>k</mi>
        <mo stretchy="false">)</mo>
      </mrow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i>C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i>C</mi>
      </mrow>
      <mi>M</mi>
      <mrow>
        <mo stretchy="false">(</mo>
        <mi>k</mi>
        <mo stretchy="false">)</mo>
      </mrow>
      <msup>
        <mi>C</mi>
        <mi>T</mi>
      </msup>
    </mrow>
    <annotation encoding="StarMath 5.0">C F(k) [C M(k) C^T + V(k)] = C M(k) C^T [C M(k) C^T + V(k)]^-1 [C M(k) C^T + V(k)] = C M(k) C^T</annotation>
  </semantics>
</math>
</file>

<file path=Object 100/content.xml><?xml version="1.0" encoding="utf-8"?>
<math xmlns="http://www.w3.org/1998/Math/MathML">
  <semantics>
    <mrow>
      <mrow>
        <msub>
          <mo stretchy="false">Λ</mo>
          <mi mathvariant="italic">YY</mi>
        </msub>
        <mi mathvariant="normal">=</mi>
        <mi>E</mi>
      </mrow>
      <mrow>
        <mrow>
          <mi stretchy="false" mathvariant="normal">{</mi>
          <mrow>
            <mi>Y</mi>
            <msup>
              <mi>Y</mi>
              <mi>T</mi>
            </msup>
          </mrow>
          <mi stretchy="false" mathvariant="normal">}</mi>
        </mrow>
        <mi mathvariant="normal">=</mi>
        <mi>E</mi>
      </mrow>
      <mrow>
        <mi stretchy="false" mathvariant="normal">{</mi>
        <mrow>
          <msup>
            <mrow>
              <mi stretchy="false" mathvariant="normal">[</mi>
              <mtable>
                <mtr>
                  <mtd>
                    <mrow>
                      <mrow>
                        <mi>x</mi>
                        <mo stretchy="false">+</mo>
                        <mi>v</mi>
                      </mrow>
                      <mrow>
                        <mo stretchy="false">(</mo>
                        <mn>0</mn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row>
                        <mi>x</mi>
                        <mo stretchy="false">+</mo>
                        <mi>v</mi>
                      </mrow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  <mi>T</mi>
          </msup>
          <mrow>
            <mi stretchy="false" mathvariant="normal">[</mi>
            <mtable>
              <mtr>
                <mtd>
                  <mrow>
                    <mrow>
                      <mi>x</mi>
                      <mo stretchy="false">+</mo>
                      <mi>v</mi>
                    </mrow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row>
                      <mi>x</mi>
                      <mo stretchy="false">+</mo>
                      <mi>v</mi>
                    </mrow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</mrow>
        <mi stretchy="false" mathvariant="normal">}</mi>
      </mrow>
    </mrow>
    <annotation encoding="StarMath 5.0">%LAMBDA_YY = E lbrace Y Y^T rbrace = E lbrace [matrix{x + v(0) # dotsaxis # x + v(k)}]^T [matrix{x + v(0) # dotsaxis # x + v(k)}] rbrace</annotation>
  </semantics>
</math>
</file>

<file path=Object 101/content.xml><?xml version="1.0" encoding="utf-8"?>
<math xmlns="http://www.w3.org/1998/Math/MathML">
  <semantics>
    <mrow>
      <mrow>
        <msub>
          <mo stretchy="false">Λ</mo>
          <mi mathvariant="italic">YY</mi>
        </msub>
        <mi mathvariant="normal">=</mi>
        <mi>E</mi>
      </mrow>
      <mrow>
        <mrow>
          <mi stretchy="false" mathvariant="normal">{</mi>
          <mrow>
            <msup>
              <mrow>
                <mi stretchy="false" mathvariant="normal">[</mi>
                <mtable>
                  <mtr>
                    <mtd>
                      <mi>x</mi>
                    </mtd>
                    <mtd>
                      <mi mathvariant="normal">⋯</mi>
                    </mtd>
                    <mtd>
                      <mi>x</mi>
                    </mtd>
                  </mtr>
                </mtable>
                <mi stretchy="false" mathvariant="normal">]</mi>
              </mrow>
              <mi>T</mi>
            </msup>
            <mrow>
              <mi stretchy="false" mathvariant="normal">[</mi>
              <mtable>
                <mtr>
                  <mtd>
                    <mi>x</mi>
                  </mtd>
                  <mtd>
                    <mi mathvariant="normal">⋯</mi>
                  </mtd>
                  <mtd>
                    <mi>x</mi>
                  </mtd>
                </mtr>
              </mtable>
              <mi stretchy="false" mathvariant="normal">]</mi>
            </mrow>
          </mrow>
          <mi stretchy="false" mathvariant="normal">}</mi>
        </mrow>
        <mo stretchy="false">+</mo>
        <mi>E</mi>
      </mrow>
      <mrow>
        <mi stretchy="false" mathvariant="normal">{</mi>
        <mrow>
          <msup>
            <mrow>
              <mi stretchy="false" mathvariant="normal">[</mi>
              <mtable>
                <mtr>
                  <mtd>
                    <mi>x</mi>
                  </mtd>
                  <mtd>
                    <mi mathvariant="normal">⋯</mi>
                  </mtd>
                  <mtd>
                    <mi>x</mi>
                  </mtd>
                </mtr>
              </mtable>
              <mi stretchy="false" mathvariant="normal">]</mi>
            </mrow>
            <mi>T</mi>
          </msup>
          <mrow>
            <mi stretchy="false" mathvariant="normal">[</mi>
            <mtable>
              <mtr>
                <mtd>
                  <mrow>
                    <mi>v</mi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i>v</mi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</mrow>
        <mi stretchy="false" mathvariant="normal">}</mi>
      </mrow>
    </mrow>
    <annotation encoding="StarMath 5.0">%LAMBDA_YY = E lbrace [matrix{x # dotsaxis # x}]^T [matrix{x # dotsaxis # x}] rbrace + E lbrace [matrix{x # dotsaxis # x}]^T [matrix{v(0) # dotsaxis # v(k)}] rbrace</annotation>
  </semantics>
</math>
</file>

<file path=Object 102/content.xml><?xml version="1.0" encoding="utf-8"?>
<math xmlns="http://www.w3.org/1998/Math/MathML">
  <semantics>
    <mrow>
      <mrow>
        <mi/>
        <mo stretchy="false">+</mo>
        <mi>E</mi>
      </mrow>
      <mrow>
        <mrow>
          <mi stretchy="false" mathvariant="normal">{</mi>
          <mrow>
            <msup>
              <mrow>
                <mi stretchy="false" mathvariant="normal">[</mi>
                <mtable>
                  <mtr>
                    <mtd>
                      <mrow>
                        <mi>v</mi>
                        <mrow>
                          <mo stretchy="false">(</mo>
                          <mn>0</mn>
                          <mo stretchy="false">)</mo>
                        </mrow>
                      </mrow>
                    </mtd>
                    <mtd>
                      <mi mathvariant="normal">⋯</mi>
                    </mtd>
                    <mtd>
                      <mrow>
                        <mi>v</mi>
                        <mrow>
                          <mo stretchy="false">(</mo>
                          <mi>k</mi>
                          <mo stretchy="false">)</mo>
                        </mrow>
                      </mrow>
                    </mtd>
                  </mtr>
                </mtable>
                <mi stretchy="false" mathvariant="normal">]</mi>
              </mrow>
              <mi>T</mi>
            </msup>
            <mrow>
              <mi stretchy="false" mathvariant="normal">[</mi>
              <mtable>
                <mtr>
                  <mtd>
                    <mi>x</mi>
                  </mtd>
                  <mtd>
                    <mi mathvariant="normal">⋯</mi>
                  </mtd>
                  <mtd>
                    <mi>x</mi>
                  </mtd>
                </mtr>
              </mtable>
              <mi stretchy="false" mathvariant="normal">]</mi>
            </mrow>
          </mrow>
          <mi stretchy="false" mathvariant="normal">}</mi>
        </mrow>
        <mo stretchy="false">+</mo>
        <mi>E</mi>
      </mrow>
      <mrow>
        <mi stretchy="false" mathvariant="normal">{</mi>
        <mrow>
          <msup>
            <mrow>
              <mi stretchy="false" mathvariant="normal">[</mi>
              <mtable>
                <mtr>
                  <mtd>
                    <mrow>
                      <mi>v</mi>
                      <mrow>
                        <mo stretchy="false">(</mo>
                        <mn>0</mn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  <mi>T</mi>
          </msup>
          <mrow>
            <mi stretchy="false" mathvariant="normal">[</mi>
            <mtable>
              <mtr>
                <mtd>
                  <mrow>
                    <mi>v</mi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i>v</mi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</mrow>
        <mi stretchy="false" mathvariant="normal">}</mi>
      </mrow>
    </mrow>
    <annotation encoding="StarMath 5.0">~~~~~~~ + E lbrace [matrix{v(0) # dotsaxis # v(k)}]^T [matrix{x # dotsaxis # x}] rbrace + E lbrace [matrix{v(0) # dotsaxis # v(k)}]^T [matrix{v(0) # dotsaxis # v(k)}] rbrace</annotation>
  </semantics>
</math>
</file>

<file path=Object 103/content.xml><?xml version="1.0" encoding="utf-8"?>
<math xmlns="http://www.w3.org/1998/Math/MathML">
  <semantics>
    <mrow>
      <mrow>
        <msub>
          <mo stretchy="false">Λ</mo>
          <mi mathvariant="italic">YY</mi>
        </msub>
        <mi mathvariant="normal">=</mi>
        <msub>
          <mi>X</mi>
          <mn>0</mn>
        </msub>
      </mrow>
      <msup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>T</mi>
      </msup>
      <mrow>
        <mrow>
          <mrow>
            <mrow>
              <mi stretchy="false" mathvariant="normal">[</mi>
              <mtable>
                <mtr>
                  <mtd>
                    <mn>1</mn>
                  </mtd>
                  <mtd>
                    <mi mathvariant="normal">⋯</mi>
                  </mtd>
                  <mtd>
                    <mn>1</mn>
                  </mtd>
                </mtr>
              </mtable>
              <mi stretchy="false" mathvariant="normal">]</mi>
            </mrow>
            <mo stretchy="false">+</mo>
            <mn>0</mn>
          </mrow>
          <mo stretchy="false">+</mo>
          <mn>0</mn>
        </mrow>
        <mo stretchy="false">+</mo>
        <mi>V</mi>
      </mrow>
      <mi>I</mi>
    </mrow>
    <annotation encoding="StarMath 5.0">%LAMBDA_YY = X_0 [matrix{1 # dotsaxis # 1}]^T [matrix{1 # dotsaxis # 1}] + 0 + 0 + V I</annotation>
  </semantics>
</math>
</file>

<file path=Object 104/content.xml><?xml version="1.0" encoding="utf-8"?>
<math xmlns="http://www.w3.org/1998/Math/MathML">
  <semantics>
    <mtext>By the matrix inversion lemma (Sherman-Morrison-Woodbury formula),</mtext>
    <annotation encoding="StarMath 5.0">"By the matrix inversion lemma (Sherman-Morrison-Woodbury formula),"</annotation>
  </semantics>
</math>
</file>

<file path=Object 105/content.xml><?xml version="1.0" encoding="utf-8"?>
<math xmlns="http://www.w3.org/1998/Math/MathML">
  <semantics>
    <mrow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sup>
          <mi>V</mi>
          <mrow>
            <mi mathvariant="normal">−</mi>
            <mn>1</mn>
          </mrow>
        </msup>
      </mrow>
      <mrow>
        <mi>I</mi>
        <mi mathvariant="normal">−</mi>
        <msup>
          <mi>V</mi>
          <mrow>
            <mi mathvariant="normal">−</mi>
            <mn>1</mn>
          </mrow>
        </msup>
      </mrow>
      <mi>I</mi>
      <msup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>T</mi>
      </msup>
      <msup>
        <mrow>
          <mo stretchy="false">(</mo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i stretchy="false" mathvariant="normal">[</mi>
                <mtable>
                  <mtr>
                    <mtd>
                      <mn>1</mn>
                    </mtd>
                    <mtd>
                      <mi mathvariant="normal">⋯</mi>
                    </mtd>
                    <mtd>
                      <mn>1</mn>
                    </mtd>
                  </mtr>
                </mtable>
                <mi stretchy="false" mathvariant="normal">]</mi>
              </mrow>
            </mrow>
            <msup>
              <mi>V</mi>
              <mrow>
                <mi mathvariant="normal">−</mi>
                <mn>1</mn>
              </mrow>
            </msup>
            <msup>
              <mrow>
                <mi stretchy="false" mathvariant="normal">[</mi>
                <mtable>
                  <mtr>
                    <mtd>
                      <mn>1</mn>
                    </mtd>
                    <mtd>
                      <mi mathvariant="normal">⋯</mi>
                    </mtd>
                    <mtd>
                      <mn>1</mn>
                    </mtd>
                  </mtr>
                </mtable>
                <mi stretchy="false" mathvariant="normal">]</mi>
              </mrow>
              <mi>T</mi>
            </msup>
          </mrow>
          <mo stretchy="false">)</mo>
        </mrow>
        <mrow>
          <mi mathvariant="normal">−</mi>
          <mn>1</mn>
        </mrow>
      </msup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  <msup>
        <mi>V</mi>
        <mrow>
          <mi mathvariant="normal">−</mi>
          <mn>1</mn>
        </mrow>
      </msup>
      <mi>I</mi>
    </mrow>
    <annotation encoding="StarMath 5.0">%LAMBDA_YY^-1 = V^-1 I - V^-1 I [matrix{1 # dotsaxis # 1}]^T (X_0^-1 + [matrix{1 # dotsaxis # 1}] V^-1 [matrix{1 # dotsaxis # 1}]^T)^-1 [matrix{1 # dotsaxis # 1}] V^-1 I</annotation>
  </semantics>
</math>
</file>

<file path=Object 106/content.xml><?xml version="1.0" encoding="utf-8"?>
<math xmlns="http://www.w3.org/1998/Math/MathML">
  <semantics>
    <mrow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sup>
          <mi>V</mi>
          <mrow>
            <mi mathvariant="normal">−</mi>
            <mn>1</mn>
          </mrow>
        </msup>
      </mrow>
      <mrow>
        <mi>I</mi>
        <mi mathvariant="normal">−</mi>
        <msup>
          <mi>V</mi>
          <mrow>
            <mi mathvariant="normal">−</mi>
            <mn>2</mn>
          </mrow>
        </msup>
      </mrow>
      <msup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>T</mi>
      </msup>
      <msup>
        <mrow>
          <mo stretchy="false">(</mo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  <mo stretchy="false">)</mo>
        </mrow>
        <mrow>
          <mi mathvariant="normal">−</mi>
          <mn>1</mn>
        </mrow>
      </msup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YY^-1 = V^-1 I - V^-2 [matrix{1 # dotsaxis # 1}]^T (X_0^-1 + (k+1) V^-1)^-1 [matrix{1 # dotsaxis # 1}]</annotation>
  </semantics>
</math>
</file>

<file path=Object 107/content.xml><?xml version="1.0" encoding="utf-8"?>
<math xmlns="http://www.w3.org/1998/Math/MathML">
  <semantics>
    <mrow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sup>
          <mi>V</mi>
          <mrow>
            <mi mathvariant="normal">−</mi>
            <mn>1</mn>
          </mrow>
        </msup>
      </mrow>
      <mrow>
        <mi>I</mi>
        <mi mathvariant="normal">−</mi>
        <mfrac>
          <msup>
            <mi>V</mi>
            <mrow>
              <mi mathvariant="normal">−</mi>
              <mn>2</mn>
            </mrow>
          </msup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sup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>T</mi>
      </msup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YY^-1 = V^-1 I - V^-2 over {X_0^-1 + (k+1) V^-1} [matrix{1 # dotsaxis # 1}]^T [matrix{1 # dotsaxis # 1}]</annotation>
  </semantics>
</math>
</file>

<file path=Object 108/content.xml><?xml version="1.0" encoding="utf-8"?>
<math xmlns="http://www.w3.org/1998/Math/MathML">
  <semantics>
    <mrow>
      <msub>
        <mo stretchy="false">Λ</mo>
        <mi mathvariant="italic">xY</mi>
      </msub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sup>
          <mi>V</mi>
          <mrow>
            <mi mathvariant="normal">−</mi>
            <mn>1</mn>
          </mrow>
        </msup>
      </mrow>
      <msub>
        <mi>X</mi>
        <mn>0</mn>
      </msub>
      <mrow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 mathvariant="normal">−</mi>
        <mfrac>
          <mrow>
            <msup>
              <mi>V</mi>
              <mrow>
                <mi mathvariant="normal">−</mi>
                <mn>2</mn>
              </mrow>
            </msup>
            <msub>
              <mi>X</mi>
              <mn>0</mn>
            </msub>
          </mrow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  <msup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>T</mi>
      </msup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xY %LAMBDA_YY^-1 = V^-1 X_0 [matrix{1 # dotsaxis # 1}] - {V^-2 X_0} over {X_0^-1 + (k+1) V^-1} [matrix{1 # dotsaxis # 1}] [matrix{1 # dotsaxis # 1}]^T [matrix{1 # dotsaxis # 1}]</annotation>
  </semantics>
</math>
</file>

<file path=Object 109/content.xml><?xml version="1.0" encoding="utf-8"?>
<math xmlns="http://www.w3.org/1998/Math/MathML">
  <semantics>
    <mrow>
      <msub>
        <mo stretchy="false">Λ</mo>
        <mi mathvariant="italic">xY</mi>
      </msub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frac>
          <mrow>
            <mrow>
              <msup>
                <mi>V</mi>
                <mrow>
                  <mi mathvariant="normal">−</mi>
                  <mn>1</mn>
                </mrow>
              </m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2</mn>
              </mrow>
            </msup>
            <msub>
              <mi>X</mi>
              <mn>0</mn>
            </msub>
          </mrow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row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 mathvariant="normal">−</mi>
        <mfrac>
          <mrow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sup>
              <mi>V</mi>
              <mrow>
                <mi mathvariant="normal">−</mi>
                <mn>2</mn>
              </mrow>
            </msup>
            <msub>
              <mi>X</mi>
              <mn>0</mn>
            </msub>
          </mrow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xY %LAMBDA_YY^-1 = {V^-1 + (k+1) V^-2 X_0} over {X_0^-1 + (k+1) V^-1} [matrix{1 # dotsaxis # 1}] - {(k+1) V^-2 X_0} over {X_0^-1 + (k+1) V^-1} [matrix{1 # dotsaxis # 1}]</annotation>
  </semantics>
</math>
</file>

<file path=Object 11/content.xml><?xml version="1.0" encoding="utf-8"?>
<math xmlns="http://www.w3.org/1998/Math/MathML">
  <semantics>
    <mrow>
      <mtext>So </mtext>
      <mrow>
        <mi stretchy="false" mathvariant="normal">[</mi>
        <mrow>
          <mrow>
            <mi>I</mi>
            <mi mathvariant="normal">−</mi>
            <mi>C</mi>
          </mrow>
          <mi>F</mi>
          <mrow>
            <mo stretchy="false">(</mo>
            <mi>k</mi>
            <mo stretchy="false">)</mo>
          </mrow>
        </mrow>
        <mi stretchy="false" mathvariant="normal">]</mi>
      </mrow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i>C</mi>
      </mrow>
      <mi>M</mi>
      <mrow>
        <mo stretchy="false">(</mo>
        <mi>k</mi>
        <mo stretchy="false">)</mo>
      </mrow>
      <mrow>
        <msup>
          <mi>C</mi>
          <mi>T</mi>
        </msup>
        <mo stretchy="false">+</mo>
        <mi>V</mi>
      </mrow>
      <mrow>
        <mrow>
          <mo stretchy="false">(</mo>
          <mi>k</mi>
          <mo stretchy="false">)</mo>
        </mrow>
        <mi mathvariant="normal">−</mi>
        <mi>C</mi>
      </mrow>
      <mi>M</mi>
      <mrow>
        <mo stretchy="false">(</mo>
        <mi>k</mi>
        <mo stretchy="false">)</mo>
      </mrow>
      <mrow>
        <msup>
          <mi>C</mi>
          <mi>T</mi>
        </msup>
        <mi mathvariant="normal">=</mi>
        <mi>V</mi>
      </mrow>
      <mrow>
        <mo stretchy="false">(</mo>
        <mi>k</mi>
        <mo stretchy="false">)</mo>
      </mrow>
    </mrow>
    <annotation encoding="StarMath 5.0">"So " [I - C F(k)] [C M(k) C^T + V(k)] = C M(k) C^T + V(k) - C M(k) C^T = V(k)</annotation>
  </semantics>
</math>
</file>

<file path=Object 110/content.xml><?xml version="1.0" encoding="utf-8"?>
<math xmlns="http://www.w3.org/1998/Math/MathML">
  <semantics>
    <mrow>
      <msub>
        <mo stretchy="false">Λ</mo>
        <mi mathvariant="italic">xY</mi>
      </msub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frac>
          <msup>
            <mi>V</mi>
            <mrow>
              <mi mathvariant="normal">−</mi>
              <mn>1</mn>
            </mrow>
          </msup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row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 mathvariant="normal">=</mi>
        <mfrac>
          <mn>1</mn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xY %LAMBDA_YY^-1 = V^-1 over {X_0^-1 + (k+1) V^-1} [matrix{1 # dotsaxis # 1}] = 1 over {V X_0^-1 + k+1} [matrix{1 # dotsaxis # 1}]</annotation>
  </semantics>
</math>
</file>

<file path=Object 111/content.xml><?xml version="1.0" encoding="utf-8"?>
<math xmlns="http://www.w3.org/1998/Math/MathML">
  <semantics>
    <mrow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sub>
          <mo stretchy="false">Λ</mo>
          <mi mathvariant="italic">xY</mi>
        </msub>
      </mrow>
      <msubsup>
        <mo stretchy="false">Λ</mo>
        <mi mathvariant="italic">YY</mi>
        <mrow>
          <mi mathvariant="normal">−</mi>
          <mn>1</mn>
        </mrow>
      </msubsup>
      <mrow>
        <mi>Y</mi>
        <mi mathvariant="normal">=</mi>
        <mfrac>
          <mn>1</mn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  <mrow>
        <msup>
          <mrow>
            <mi stretchy="false" mathvariant="normal">[</mi>
            <mtable>
              <mtr>
                <mtd>
                  <mrow>
                    <mi>y</mi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i>y</mi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  <mi mathvariant="normal">=</mi>
        <mfrac>
          <mn>1</mn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  <mi/>
      <mrow>
        <munderover>
          <mi mathvariant="normal">∑</mi>
          <mrow>
            <mi>i</mi>
            <mi mathvariant="normal">=</mi>
            <mn>0</mn>
          </mrow>
          <mi>k</mi>
        </munderover>
        <mi>y</mi>
      </mrow>
      <mrow>
        <mo stretchy="false">(</mo>
        <mi>i</mi>
        <mo stretchy="false">)</mo>
      </mrow>
    </mrow>
    <annotation encoding="StarMath 5.0">hat x(k) = %LAMBDA_xY %LAMBDA_YY^-1 Y = 1 over {V X_0^-1 + k+1} [matrix{1 # dotsaxis # 1}] [matrix{y(0) # dotsaxis # y(k)}]^T = 1 over {V X_0^-1 + k+1} ` sum from i=0 to k y(i)</annotation>
  </semantics>
</math>
</file>

<file path=Object 112/content.xml><?xml version="1.0" encoding="utf-8"?>
<math xmlns="http://www.w3.org/1998/Math/MathML">
  <semantics>
    <mrow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frac>
          <mn>1</mn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  <mi/>
      <mrow>
        <mrow>
          <munderover>
            <mi mathvariant="normal">∑</mi>
            <mrow>
              <mi>i</mi>
              <mi mathvariant="normal">=</mi>
              <mn>0</mn>
            </mrow>
            <mi>k</mi>
          </munderover>
          <mrow>
            <mo stretchy="false">(</mo>
            <mrow>
              <mrow>
                <mi>x</mi>
                <mo stretchy="false">+</mo>
                <mi>v</mi>
              </mrow>
              <mrow>
                <mo stretchy="false">(</mo>
                <mi>i</mi>
                <mo stretchy="false">)</mo>
              </mrow>
            </mrow>
            <mo stretchy="false">)</mo>
          </mrow>
        </mrow>
        <mi mathvariant="normal">=</mi>
        <mrow>
          <mfrac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>x</mi>
            </mrow>
            <mrow>
              <mi>V</mi>
              <mrow>
                <mrow>
                  <msubsup>
                    <mi>X</mi>
                    <mn>0</mn>
                    <mrow>
                      <mi mathvariant="normal">−</mi>
                      <mn>1</mn>
                    </mrow>
                  </msubsup>
                  <mo stretchy="false">+</mo>
                  <mi>k</mi>
                </mrow>
                <mo stretchy="false">+</mo>
                <mn>1</mn>
              </mrow>
            </mrow>
          </mfrac>
          <mo stretchy="false">+</mo>
          <mfrac>
            <mn>1</mn>
            <mrow>
              <mi>V</mi>
              <mrow>
                <mrow>
                  <msubsup>
                    <mi>X</mi>
                    <mn>0</mn>
                    <mrow>
                      <mi mathvariant="normal">−</mi>
                      <mn>1</mn>
                    </mrow>
                  </msubsup>
                  <mo stretchy="false">+</mo>
                  <mi>k</mi>
                </mrow>
                <mo stretchy="false">+</mo>
                <mn>1</mn>
              </mrow>
            </mrow>
          </mfrac>
        </mrow>
      </mrow>
      <mi/>
      <mrow>
        <munderover>
          <mi mathvariant="normal">∑</mi>
          <mrow>
            <mi>i</mi>
            <mi mathvariant="normal">=</mi>
            <mn>0</mn>
          </mrow>
          <mi>k</mi>
        </munderover>
        <mi>v</mi>
      </mrow>
      <mrow>
        <mo stretchy="false">(</mo>
        <mi>i</mi>
        <mo stretchy="false">)</mo>
      </mrow>
    </mrow>
    <annotation encoding="StarMath 5.0">hat x(k) = 1 over {V X_0^-1 + k+1} ` sum from i=0 to k (x + v(i)) = {(k+1) x} over {V X_0^-1 + k+1} + 1 over {V X_0^-1 + k+1} ` sum from i=0 to k v(i)</annotation>
  </semantics>
</math>
</file>

<file path=Object 113/content.xml><?xml version="1.0" encoding="utf-8"?>
<math xmlns="http://www.w3.org/1998/Math/MathML">
  <semantics>
    <mrow>
      <mrow>
        <mi>x</mi>
        <mi mathvariant="normal">−</mi>
        <mover accent="true">
          <mi>x</mi>
          <mo stretchy="false">ˆ</mo>
        </mover>
      </mrow>
      <mrow>
        <mrow>
          <mo stretchy="false">(</mo>
          <mi>k</mi>
          <mo stretchy="false">)</mo>
        </mrow>
        <mi mathvariant="normal">=</mi>
        <mfrac>
          <mn>1</mn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  <mfenced open="" close="">
        <mrow>
          <mi>V</mi>
          <msubsup>
            <mi>X</mi>
            <mn>0</mn>
            <mrow>
              <mi mathvariant="normal">−</mi>
              <mn>1</mn>
            </mrow>
          </msubsup>
          <mrow>
            <mi>x</mi>
            <mi mathvariant="normal">−</mi>
            <mrow>
              <munderover>
                <mi mathvariant="normal">∑</mi>
                <mrow>
                  <mi>i</mi>
                  <mi mathvariant="normal">=</mi>
                  <mn>0</mn>
                </mrow>
                <mi>k</mi>
              </munderover>
              <mi>v</mi>
            </mrow>
          </mrow>
          <mrow>
            <mo stretchy="false">(</mo>
            <mi>i</mi>
            <mo stretchy="false">)</mo>
          </mrow>
        </mrow>
      </mfenced>
    </mrow>
    <annotation encoding="StarMath 5.0">x - hat x(k) = 1 over {V X_0^-1 + k+1} left ( V X_0^-1 x - sum from i=0 to k v(i) right )</annotation>
  </semantics>
</math>
</file>

<file path=Object 114/content.xml><?xml version="1.0" encoding="utf-8"?>
<math xmlns="http://www.w3.org/1998/Math/MathML">
  <semantics>
    <mrow>
      <mi>E</mi>
      <mrow>
        <mrow>
          <mi stretchy="false" mathvariant="normal">{</mi>
          <msup>
            <mrow>
              <mo stretchy="false">(</mo>
              <mrow>
                <mrow>
                  <mi>x</mi>
                  <mi mathvariant="normal">−</mi>
                  <mover accent="true">
                    <mi>x</mi>
                    <mo stretchy="false">ˆ</mo>
                  </mover>
                </mrow>
                <mrow>
                  <mo stretchy="false">(</mo>
                  <mi>k</mi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frac>
          <mn>1</mn>
          <msup>
            <mrow>
              <mo stretchy="false">(</mo>
              <mrow>
                <mi>V</mi>
                <mrow>
                  <mrow>
                    <msubsup>
                      <mi>X</mi>
                      <mn>0</mn>
                      <mrow>
                        <mi mathvariant="normal">−</mi>
                        <mn>1</mn>
                      </mrow>
                    </msubsup>
                    <mo stretchy="false">+</mo>
                    <mi>k</mi>
                  </mrow>
                  <mo stretchy="false">+</mo>
                  <mn>1</mn>
                </mrow>
              </mrow>
              <mo stretchy="false">)</mo>
            </mrow>
            <mn>2</mn>
          </msup>
        </mfrac>
      </mrow>
      <mrow>
        <mfenced open="" close="">
          <mrow>
            <msup>
              <mi>V</mi>
              <mn>2</mn>
            </msup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i>V</mi>
          </mrow>
        </mfenced>
        <mi mathvariant="normal">=</mi>
        <mfrac>
          <mi>V</mi>
          <mrow>
            <mi>V</mi>
            <mrow>
              <mrow>
                <msubsup>
                  <mi>X</mi>
                  <mn>0</mn>
                  <mrow>
                    <mi mathvariant="normal">−</mi>
                    <mn>1</mn>
                  </mrow>
                </msubsup>
                <mo stretchy="false">+</mo>
                <mi>k</mi>
              </mrow>
              <mo stretchy="false">+</mo>
              <mn>1</mn>
            </mrow>
          </mrow>
        </mfrac>
      </mrow>
    </mrow>
    <annotation encoding="StarMath 5.0">E lbrace (x - hat x(k))^2 rbrace = 1 over (V X_0^-1 + k + 1)^2 left ( V^2 X_0^-1 + (k+1) V right ) = V over {V X_0^-1 + k + 1}</annotation>
  </semantics>
</math>
</file>

<file path=Object 115/content.xml><?xml version="1.0" encoding="utf-8"?>
<math xmlns="http://www.w3.org/1998/Math/MathML">
  <semantics>
    <mrow>
      <mrow>
        <munder>
          <mi>lim</mi>
          <mrow>
            <msub>
              <mi>X</mi>
              <mn>0</mn>
            </msub>
            <mo stretchy="false">→</mo>
            <mi mathvariant="normal">∞</mi>
          </mrow>
        </munder>
        <mover accent="true">
          <mi>x</mi>
          <mo stretchy="false">ˆ</mo>
        </mover>
      </mrow>
      <mrow>
        <mrow>
          <mrow>
            <mo stretchy="false">(</mo>
            <mi>k</mi>
            <mo stretchy="false">)</mo>
          </mrow>
          <mi mathvariant="normal">=</mi>
          <mrow>
            <munder>
              <mi>lim</mi>
              <mrow>
                <msub>
                  <mi>X</mi>
                  <mn>0</mn>
                </msub>
                <mo stretchy="false">→</mo>
                <mi mathvariant="normal">∞</mi>
              </mrow>
            </munder>
            <mfenced open="" close="">
              <mrow>
                <mfrac>
                  <mn>1</mn>
                  <mrow>
                    <mi>V</mi>
                    <mrow>
                      <mrow>
                        <msubsup>
                          <mi>X</mi>
                          <mn>0</mn>
                          <mrow>
                            <mi mathvariant="normal">−</mi>
                            <mn>1</mn>
                          </mrow>
                        </msubsup>
                        <mo stretchy="false">+</mo>
                        <mi>k</mi>
                      </mrow>
                      <mo stretchy="false">+</mo>
                      <mn>1</mn>
                    </mrow>
                  </mrow>
                </mfrac>
                <mi/>
                <mrow>
                  <munderover>
                    <mi mathvariant="normal">∑</mi>
                    <mrow>
                      <mi>i</mi>
                      <mi mathvariant="normal">=</mi>
                      <mn>0</mn>
                    </mrow>
                    <mi>k</mi>
                  </munderover>
                  <mi>y</mi>
                </mrow>
                <mrow>
                  <mo stretchy="false">(</mo>
                  <mi>i</mi>
                  <mo stretchy="false">)</mo>
                </mrow>
              </mrow>
            </mfenced>
          </mrow>
        </mrow>
        <mi mathvariant="normal">=</mi>
        <mfrac>
          <mn>1</mn>
          <mrow>
            <mi>k</mi>
            <mo stretchy="false">+</mo>
            <mn>1</mn>
          </mrow>
        </mfrac>
      </mrow>
      <mi/>
      <mrow>
        <munderover>
          <mi mathvariant="normal">∑</mi>
          <mrow>
            <mi>i</mi>
            <mi mathvariant="normal">=</mi>
            <mn>0</mn>
          </mrow>
          <mi>k</mi>
        </munderover>
        <mi>y</mi>
      </mrow>
      <mrow>
        <mo stretchy="false">(</mo>
        <mi>i</mi>
        <mo stretchy="false">)</mo>
      </mrow>
    </mrow>
    <annotation encoding="StarMath 5.0">lim from {X_0 toward infinity} hat x(k) = lim from {X_0 toward infinity} left ( 1 over {V X_0^-1 + k+1} ` sum from i=0 to k y(i) right ) = 1 over {k + 1} ` sum from i=0 to k y(i)</annotation>
  </semantics>
</math>
</file>

<file path=Object 116/content.xml><?xml version="1.0" encoding="utf-8"?>
<math xmlns="http://www.w3.org/1998/Math/MathML">
  <semantics>
    <mtext>All cross terms go away when squaring and taking expectations, only squared terms remain</mtext>
    <annotation encoding="StarMath 5.0">"All cross terms go away when squaring and taking expectations, only squared terms remain"</annotation>
  </semantics>
</math>
</file>

<file path=Object 117/content.xml><?xml version="1.0" encoding="utf-8"?>
<math xmlns="http://www.w3.org/1998/Math/MathML">
  <semantics>
    <mrow>
      <mrow>
        <munder>
          <mi>lim</mi>
          <mrow>
            <msub>
              <mi>X</mi>
              <mn>0</mn>
            </msub>
            <mo stretchy="false">→</mo>
            <mi mathvariant="normal">∞</mi>
          </mrow>
        </munder>
        <mi>E</mi>
      </mrow>
      <mrow>
        <mrow>
          <mrow>
            <mi stretchy="false" mathvariant="normal">{</mi>
            <msup>
              <mrow>
                <mo stretchy="false">(</mo>
                <mrow>
                  <mrow>
                    <mi>x</mi>
                    <mi mathvariant="normal">−</mi>
                    <mover accent="true">
                      <mi>x</mi>
                      <mo stretchy="false">ˆ</mo>
                    </mover>
                  </mrow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n>2</mn>
            </msup>
            <mi stretchy="false" mathvariant="normal">}</mi>
          </mrow>
          <mi mathvariant="normal">=</mi>
          <mrow>
            <munder>
              <mi>lim</mi>
              <mrow>
                <msub>
                  <mi>X</mi>
                  <mn>0</mn>
                </msub>
                <mo stretchy="false">→</mo>
                <mi mathvariant="normal">∞</mi>
              </mrow>
            </munder>
            <mfenced open="" close="">
              <mfrac>
                <mi>V</mi>
                <mrow>
                  <mi>V</mi>
                  <mrow>
                    <mrow>
                      <msubsup>
                        <mi>X</mi>
                        <mn>0</mn>
                        <mrow>
                          <mi mathvariant="normal">−</mi>
                          <mn>1</mn>
                        </mrow>
                      </msubsup>
                      <mo stretchy="false">+</mo>
                      <mi>k</mi>
                    </mrow>
                    <mo stretchy="false">+</mo>
                    <mn>1</mn>
                  </mrow>
                </mrow>
              </mfrac>
            </mfenced>
          </mrow>
        </mrow>
        <mi mathvariant="normal">=</mi>
        <mfrac>
          <mi>V</mi>
          <mrow>
            <mi>k</mi>
            <mo stretchy="false">+</mo>
            <mn>1</mn>
          </mrow>
        </mfrac>
      </mrow>
    </mrow>
    <annotation encoding="StarMath 5.0">lim from {X_0 toward infinity} E lbrace (x - hat x(k))^2 rbrace = lim from {X_0 toward infinity} left ( V over {V X_0^-1 + k + 1} right ) = V over {k + 1}</annotation>
  </semantics>
</math>
</file>

<file path=Object 12/content.xml><?xml version="1.0" encoding="utf-8"?>
<math xmlns="http://www.w3.org/1998/Math/MathML">
  <semantics>
    <mrow>
      <mi>V</mi>
      <mrow>
        <mo stretchy="false">(</mo>
        <mi>k</mi>
        <mo stretchy="false">)</mo>
      </mrow>
      <mtext> and </mtext>
      <mi>M</mi>
      <mrow>
        <mo stretchy="false">(</mo>
        <mi>k</mi>
        <mo stretchy="false">)</mo>
      </mrow>
      <mtext> are symmetric so </mtext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sup>
          <mrow>
            <mi stretchy="false" mathvariant="normal">[</mi>
            <mrow>
              <mi>C</mi>
              <mi>M</mi>
              <mrow>
                <mo stretchy="false">(</mo>
                <mi>k</mi>
                <mo stretchy="false">)</mo>
              </mrow>
              <mrow>
                <msup>
                  <mi>C</mi>
                  <mi>T</mi>
                </msup>
                <mo stretchy="false">+</mo>
                <mi>V</mi>
              </mrow>
              <mrow>
                <mo stretchy="false">(</mo>
                <mi>k</mi>
                <mo stretchy="false">)</mo>
              </mrow>
            </mrow>
            <mi stretchy="false" mathvariant="normal">]</mi>
          </mrow>
          <mi>T</mi>
        </msup>
      </mrow>
    </mrow>
    <annotation encoding="StarMath 5.0">V(k) " and " M(k) " are symmetric so " [C M(k) C^T + V(k)] = [C M(k) C^T + V(k)]^T</annotation>
  </semantics>
</math>
</file>

<file path=Object 13/content.xml><?xml version="1.0" encoding="utf-8"?>
<math xmlns="http://www.w3.org/1998/Math/MathML">
  <semantics>
    <mrow>
      <mtext>and </mtext>
      <mi>V</mi>
      <mrow>
        <mrow>
          <mo stretchy="false">(</mo>
          <mi>k</mi>
          <mo stretchy="false">)</mo>
        </mrow>
        <mi mathvariant="normal">=</mi>
        <mi>V</mi>
      </mrow>
      <mrow>
        <msup>
          <mrow>
            <mo stretchy="false">(</mo>
            <mi>k</mi>
            <mo stretchy="false">)</mo>
          </mrow>
          <mi>T</mi>
        </msup>
        <mi mathvariant="normal">=</mi>
        <msup>
          <mrow>
            <mi stretchy="false" mathvariant="normal">[</mi>
            <mrow>
              <mi>C</mi>
              <mi>M</mi>
              <mrow>
                <mo stretchy="false">(</mo>
                <mi>k</mi>
                <mo stretchy="false">)</mo>
              </mrow>
              <mrow>
                <msup>
                  <mi>C</mi>
                  <mi>T</mi>
                </msup>
                <mo stretchy="false">+</mo>
                <mi>V</mi>
              </mrow>
              <mrow>
                <mo stretchy="false">(</mo>
                <mi>k</mi>
                <mo stretchy="false">)</mo>
              </mrow>
            </mrow>
            <mi stretchy="false" mathvariant="normal">]</mi>
          </mrow>
          <mi>T</mi>
        </msup>
      </mrow>
      <mrow>
        <msup>
          <mrow>
            <mi stretchy="false" mathvariant="normal">[</mi>
            <mrow>
              <mrow>
                <mi>I</mi>
                <mi mathvariant="normal">−</mi>
                <mi>C</mi>
              </mrow>
              <mi>F</mi>
              <mrow>
                <mo stretchy="false">(</mo>
                <mi>k</mi>
                <mo stretchy="false">)</mo>
              </mrow>
            </mrow>
            <mi stretchy="false" mathvariant="normal">]</mi>
          </mrow>
          <mi>T</mi>
        </msup>
        <mi mathvariant="normal">=</mi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</mrow>
      <msup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  <mi>T</mi>
      </msup>
    </mrow>
    <annotation encoding="StarMath 5.0">"and " V(k) = V(k)^T = [C M(k) C^T + V(k)]^T [I - C F(k)]^T = [C M(k) C^T + V(k)] [I - C F(k)]^T</annotation>
  </semantics>
</math>
</file>

<file path=Object 14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  <msup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  <mi>T</mi>
      </msup>
    </mrow>
    <annotation encoding="StarMath 5.0">%LAMBDA_{tilde y tilde y}(k,0) = [I - C F(k)] [C M(k) C^T + V(k)] [C M(k) C^T + V(k)]^-1 [C M(k) C^T + V(k)] [I - C F(k)]^T</annotation>
  </semantics>
</math>
</file>

<file path=Object 15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V</mi>
      </mrow>
      <mrow>
        <mo stretchy="false">(</mo>
        <mi>k</mi>
        <mo stretchy="false">)</mo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i>V</mi>
      <mrow>
        <mo stretchy="false">(</mo>
        <mi>k</mi>
        <mo stretchy="false">)</mo>
      </mrow>
    </mrow>
    <annotation encoding="StarMath 5.0">%LAMBDA_{tilde y tilde y}(k,0) = V(k) [C M(k) C^T + V(k)]^-1 V(k)</annotation>
  </semantics>
</math>
</file>

<file path=Object 16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sub>
          <mi>B</mi>
          <mi>w</mi>
        </msub>
      </mrow>
      <mi>w</mi>
      <mrow>
        <mo stretchy="false">(</mo>
        <mi>k</mi>
        <mo stretchy="false">)</mo>
      </mrow>
      <mi>,</mi>
      <mi/>
      <mi>E</mi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b>
          <mi>x</mi>
          <mi>o</mi>
        </msub>
      </mrow>
      <mi>,</mi>
      <mi/>
      <mi>E</mi>
      <mrow>
        <mrow>
          <mi stretchy="false" mathvariant="normal">{</mi>
          <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i>o</mi>
                  </msub>
                </mrow>
              </mrow>
              <mo stretchy="false">)</mo>
            </mrow>
            <msup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i>o</mi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sub>
          <mi>X</mi>
          <mi>o</mi>
        </msub>
      </mrow>
    </mrow>
    <annotation encoding="StarMath 5.0">x(k+1) = A x(k) + B u(k) + B_w w(k) ,` E lbrace x(0) rbrace = x_o ,` E lbrace (x(0) - x_o) (x(0) - x_o)^T rbrace = X_o</annotation>
  </semantics>
</math>
</file>

<file path=Object 17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k</mi>
          <mo stretchy="false">)</mo>
        </mrow>
        <mo stretchy="false">+</mo>
        <mi>B</mi>
      </mrow>
      <mi>u</mi>
      <mrow>
        <mo stretchy="false">(</mo>
        <mi>k</mi>
        <mo stretchy="false">)</mo>
      </mrow>
      <mi>,</mi>
      <mi/>
      <msup>
        <mover accent="true">
          <mi>x</mi>
          <mo stretchy="false">ˆ</mo>
        </mover>
        <mi>o</mi>
      </msup>
      <mrow>
        <mrow>
          <mo stretchy="false">(</mo>
          <mn>0</mn>
          <mo stretchy="false">)</mo>
        </mrow>
        <mi mathvariant="normal">=</mi>
        <msub>
          <mi>x</mi>
          <mn>0</mn>
        </msub>
      </mrow>
      <mi>,</mi>
      <mi/>
      <mi>M</mi>
      <mrow>
        <mrow>
          <mo stretchy="false">(</mo>
          <mn>0</mn>
          <mo stretchy="false">)</mo>
        </mrow>
        <mi mathvariant="normal">=</mi>
        <msub>
          <mi>X</mi>
          <mi>o</mi>
        </msub>
      </mrow>
    </mrow>
    <annotation encoding="StarMath 5.0">{hat x}^o(k+1) = A hat x(k) + B u(k) ,` {hat x}^o(0) = x_0 ,` M(0) = X_o</annotation>
  </semantics>
</math>
</file>

<file path=Object 18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row>
        <mrow>
          <mi stretchy="false" mathvariant="normal">[</mi>
          <mrow>
            <msup>
              <mover accent="true">
                <mi>x</mi>
                <mo stretchy="false">ˆ</mo>
              </mover>
              <mi>o</mi>
            </msup>
            <mrow>
              <mrow>
                <mo stretchy="false">(</mo>
                <mi>k</mi>
                <mo stretchy="false">)</mo>
              </mrow>
              <mo stretchy="false">+</mo>
              <mi>F</mi>
            </mrow>
            <mrow>
              <mo stretchy="false">(</mo>
              <mi>k</mi>
              <mo stretchy="false">)</mo>
            </mrow>
            <msup>
              <mover accent="true">
                <mi>y</mi>
                <mo stretchy="false">˜</mo>
              </mover>
              <mi>o</mi>
            </msup>
            <mrow>
              <mo stretchy="false">(</mo>
              <mi>k</mi>
              <mo stretchy="false">)</mo>
            </mrow>
          </mrow>
          <mi stretchy="false" mathvariant="normal">]</mi>
        </mrow>
        <mo stretchy="false">+</mo>
        <mi>B</mi>
      </mrow>
      <mi>u</mi>
      <mrow>
        <mrow>
          <mo stretchy="false">(</mo>
          <mi>k</mi>
          <mo stretchy="false">)</mo>
        </mrow>
        <mi mathvariant="normal">=</mi>
        <mi>A</mi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A</mi>
      </mrow>
      <mi>F</mi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o stretchy="false">(</mo>
        <mi>k</mi>
        <mo stretchy="false">)</mo>
      </mrow>
    </mrow>
    <annotation encoding="StarMath 5.0">{hat x}^o(k+1) = A [{hat x}^o(k) + F(k) {tilde y}^o(k)] + B u(k) = A {hat x}^o(k) + B u(k) + A F(k) {tilde y}^o(k)</annotation>
  </semantics>
</math>
</file>

<file path=Object 19/content.xml><?xml version="1.0" encoding="utf-8"?>
<math xmlns="http://www.w3.org/1998/Math/MathML">
  <semantics>
    <mrow>
      <mtext>So </mtext>
      <mi>L</mi>
      <mrow>
        <mrow>
          <mo stretchy="false">(</mo>
          <mi>k</mi>
          <mo stretchy="false">)</mo>
        </mrow>
        <mi mathvariant="normal">=</mi>
        <mi>A</mi>
      </mrow>
      <mi>F</mi>
      <mrow>
        <mrow>
          <mo stretchy="false">(</mo>
          <mi>k</mi>
          <mo stretchy="false">)</mo>
        </mrow>
        <mi mathvariant="normal">=</mi>
        <mi>A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</mrow>
    <annotation encoding="StarMath 5.0">"So " L(k) = A F(k) = A M(k) C^T [C M(k) C^T + V(k)]^-1</annotation>
  </semantics>
</math>
</file>

<file path=Object 2/content.xml><?xml version="1.0" encoding="utf-8"?>
<math xmlns="http://www.w3.org/1998/Math/MathML">
  <semantics>
    <mrow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sup>
          <mover accent="true">
            <mi>x</mi>
            <mo stretchy="false">ˆ</mo>
          </mover>
          <mi>o</mi>
        </msup>
      </mrow>
      <mrow>
        <mrow>
          <mo stretchy="false">(</mo>
          <mi>k</mi>
          <mo stretchy="false">)</mo>
        </mrow>
        <mo stretchy="false">+</mo>
        <mi>F</mi>
      </mrow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o stretchy="false">(</mo>
        <mi>k</mi>
        <mo stretchy="false">)</mo>
      </mrow>
      <mi>,</mi>
      <mi/>
      <mi>F</mi>
      <mrow>
        <mrow>
          <mo stretchy="false">(</mo>
          <mi>k</mi>
          <mo stretchy="false">)</mo>
        </mrow>
        <mi mathvariant="normal">=</mi>
        <mi>M</mi>
      </mrow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</mrow>
    <annotation encoding="StarMath 5.0">hat x(k) = {hat x}^o(k) + F(k) {tilde y}^o(k) ,` F(k) = M(k) C^T [C M(k) C^T + V(k)]^-1</annotation>
  </semantics>
</math>
</file>

<file path=Object 20/content.xml><?xml version="1.0" encoding="utf-8"?>
<math xmlns="http://www.w3.org/1998/Math/MathML">
  <semantics>
    <mrow>
      <mi>Z</mi>
      <mrow>
        <mrow>
          <mo stretchy="false">(</mo>
          <mi>k</mi>
          <mo stretchy="false">)</mo>
        </mrow>
        <mi mathvariant="normal">=</mi>
        <mi>M</mi>
      </mrow>
      <mrow>
        <mrow>
          <mo stretchy="false">(</mo>
          <mi>k</mi>
          <mo stretchy="false">)</mo>
        </mrow>
        <mi mathvariant="normal">−</mi>
        <mi>M</mi>
      </mrow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i>C</mi>
      <mi>M</mi>
      <mrow>
        <mo stretchy="false">(</mo>
        <mi>k</mi>
        <mo stretchy="false">)</mo>
      </mrow>
      <mi>,</mi>
      <mi/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Z</mi>
      <mrow>
        <mo stretchy="false">(</mo>
        <mi>k</mi>
        <mo stretchy="false">)</mo>
      </mrow>
      <mrow>
        <msup>
          <mi>A</mi>
          <mi>T</mi>
        </msup>
        <mo stretchy="false">+</mo>
        <msub>
          <mi>B</mi>
          <mi>w</mi>
        </msub>
      </mrow>
      <mi>W</mi>
      <mrow>
        <mo stretchy="false">(</mo>
        <mi>k</mi>
        <mo stretchy="false">)</mo>
      </mrow>
      <msubsup>
        <mi>B</mi>
        <mi>w</mi>
        <mi>T</mi>
      </msubsup>
    </mrow>
    <annotation encoding="StarMath 5.0">Z(k) = M(k) - M(k) C^T [C M(k) C^T + V(k)]^-1 C M(k) ,` M(k+1) = A Z(k) A^T + B_w W(k) B_w^T</annotation>
  </semantics>
</math>
</file>

<file path=Object 21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row>
        <mi stretchy="false" mathvariant="normal">[</mi>
        <mrow>
          <mi>M</mi>
          <mrow>
            <mrow>
              <mo stretchy="false">(</mo>
              <mi>k</mi>
              <mo stretchy="false">)</mo>
            </mrow>
            <mi mathvariant="normal">−</mi>
            <mi>M</mi>
          </mrow>
          <mrow>
            <mo stretchy="false">(</mo>
            <mi>k</mi>
            <mo stretchy="false">)</mo>
          </mrow>
          <msup>
            <mi>C</mi>
            <mi>T</mi>
          </msup>
          <msup>
            <mrow>
              <mi stretchy="false" mathvariant="normal">[</mi>
              <mrow>
                <mi>C</mi>
                <mi>M</mi>
                <mrow>
                  <mo stretchy="false">(</mo>
                  <mi>k</mi>
                  <mo stretchy="false">)</mo>
                </mrow>
                <mrow>
                  <msup>
                    <mi>C</mi>
                    <mi>T</mi>
                  </msup>
                  <mo stretchy="false">+</mo>
                  <mi>V</mi>
                </mrow>
                <mrow>
                  <mo stretchy="false">(</mo>
                  <mi>k</mi>
                  <mo stretchy="false">)</mo>
                </mrow>
              </mrow>
              <mi stretchy="false" mathvariant="normal">]</mi>
            </mrow>
            <mrow>
              <mi mathvariant="normal">−</mi>
              <mn>1</mn>
            </mrow>
          </msup>
          <mi>C</mi>
          <mi>M</mi>
          <mrow>
            <mo stretchy="false">(</mo>
            <mi>k</mi>
            <mo stretchy="false">)</mo>
          </mrow>
        </mrow>
        <mi stretchy="false" mathvariant="normal">]</mi>
      </mrow>
      <mrow>
        <msup>
          <mi>A</mi>
          <mi>T</mi>
        </msup>
        <mo stretchy="false">+</mo>
        <msub>
          <mi>B</mi>
          <mi>w</mi>
        </msub>
      </mrow>
      <mi>W</mi>
      <mrow>
        <mo stretchy="false">(</mo>
        <mi>k</mi>
        <mo stretchy="false">)</mo>
      </mrow>
      <msubsup>
        <mi>B</mi>
        <mi>w</mi>
        <mi>T</mi>
      </msubsup>
    </mrow>
    <annotation encoding="StarMath 5.0">M(k+1) = A [M(k) - M(k) C^T [C M(k) C^T + V(k)]^-1 C M(k)] A^T + B_w W(k) B_w^T</annotation>
  </semantics>
</math>
</file>

<file path=Object 22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i stretchy="false" mathvariant="normal">[</mi>
          <mrow>
            <mi>A</mi>
            <mi>M</mi>
            <mrow>
              <mrow>
                <mo stretchy="false">(</mo>
                <mi>k</mi>
                <mo stretchy="false">)</mo>
              </mrow>
              <mi mathvariant="normal">−</mi>
              <mi>A</mi>
            </mrow>
            <mi>M</mi>
            <mrow>
              <mo stretchy="false">(</mo>
              <mi>k</mi>
              <mo stretchy="false">)</mo>
            </mrow>
            <msup>
              <mi>C</mi>
              <mi>T</mi>
            </msup>
            <msup>
              <mrow>
                <mi stretchy="false" mathvariant="normal">[</mi>
                <mrow>
                  <mi>C</mi>
                  <mi>M</mi>
                  <mrow>
                    <mo stretchy="false">(</mo>
                    <mi>k</mi>
                    <mo stretchy="false">)</mo>
                  </mrow>
                  <mrow>
                    <msup>
                      <mi>C</mi>
                      <mi>T</mi>
                    </msup>
                    <mo stretchy="false">+</mo>
                    <mi>V</mi>
                  </mrow>
                  <mrow>
                    <mo stretchy="false">(</mo>
                    <mi>k</mi>
                    <mo stretchy="false">)</mo>
                  </mrow>
                </mrow>
                <mi stretchy="false" mathvariant="normal">]</mi>
              </mrow>
              <mrow>
                <mi mathvariant="normal">−</mi>
                <mn>1</mn>
              </mrow>
            </msup>
            <mi>C</mi>
            <mi>M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sup>
          <mi>A</mi>
          <mi>T</mi>
        </msup>
        <mo stretchy="false">+</mo>
        <msub>
          <mi>B</mi>
          <mi>w</mi>
        </msub>
      </mrow>
      <mi>W</mi>
      <mrow>
        <mo stretchy="false">(</mo>
        <mi>k</mi>
        <mo stretchy="false">)</mo>
      </mrow>
      <msubsup>
        <mi>B</mi>
        <mi>w</mi>
        <mi>T</mi>
      </msubsup>
    </mrow>
    <annotation encoding="StarMath 5.0">M(k+1) = [A M(k) - A M(k) C^T [C M(k) C^T + V(k)]^-1 C M(k)] A^T + B_w W(k) B_w^T</annotation>
  </semantics>
</math>
</file>

<file path=Object 23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o stretchy="false">+</mo>
        <msub>
          <mi>B</mi>
          <mi>w</mi>
        </msub>
      </mrow>
      <mi>W</mi>
      <mrow>
        <mo stretchy="false">(</mo>
        <mi>k</mi>
        <mo stretchy="false">)</mo>
      </mrow>
      <mrow>
        <msubsup>
          <mi>B</mi>
          <mi>w</mi>
          <mi>T</mi>
        </msubsup>
        <mi mathvariant="normal">−</mi>
        <mi>A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i>C</mi>
      <mi>M</mi>
      <mrow>
        <mo stretchy="false">(</mo>
        <mi>k</mi>
        <mo stretchy="false">)</mo>
      </mrow>
      <msup>
        <mi>A</mi>
        <mi>T</mi>
      </msup>
    </mrow>
    <annotation encoding="StarMath 5.0">M(k+1) = A M(k) A^T + B_w W(k) B_w^T - A M(k) C^T [C M(k) C^T + V(k)]^-1 C M(k) A^T</annotation>
  </semantics>
</math>
</file>

<file path=Object 24/content.xml><?xml version="1.0" encoding="utf-8"?>
<math xmlns="http://www.w3.org/1998/Math/MathML">
  <semantics>
    <mrow>
      <mi>x</mi>
      <mrow>
        <mrow>
          <mo stretchy="false">(</mo>
          <mn>0</mn>
          <mo stretchy="false">)</mo>
        </mrow>
        <mi mathvariant="normal">~</mi>
        <mi mathvariant="normal"></mi>
      </mrow>
      <mfenced open="" close="">
        <mrow>
          <mfenced open="[" close="]"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fenced>
          <mi>,</mi>
          <mi/>
          <mfenced open="[" close="]">
            <mtable>
              <mtr>
                <mtd>
                  <mn>0.1</mn>
                </mtd>
                <mtd>
                  <mn>0</mn>
                </mtd>
              </mtr>
              <mtr>
                <mtd>
                  <mn>0</mn>
                </mtd>
                <mtd>
                  <mn>0.1</mn>
                </mtd>
              </mtr>
            </mtable>
          </mfenced>
        </mrow>
      </mfenced>
      <mi>,</mi>
      <mi/>
      <mrow>
        <mfenced open="[" close="]">
          <mtable>
            <mtr>
              <mtd>
                <mrow>
                  <mi>w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i>v</mi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i mathvariant="normal">~</mi>
        <mi mathvariant="normal"></mi>
      </mrow>
      <mfenced open="" close="">
        <mrow>
          <mfenced open="[" close="]"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fenced>
          <mi>,</mi>
          <mi/>
          <mfenced open="[" close="]"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i>V</mi>
                </mtd>
              </mtr>
            </mtable>
          </mfenced>
        </mrow>
      </mfenced>
      <mi>,</mi>
      <mi/>
      <mi>E</mi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  <mrow>
              <mi stretchy="false" mathvariant="normal">[</mi>
              <mtable>
                <mtr>
                  <mtd>
                    <mrow>
                      <mi>w</mi>
                      <mrow>
                        <mo stretchy="false">(</mo>
                        <mi>k</mi>
                        <mo stretchy="false">)</mo>
                      </mrow>
                    </mrow>
                  </mtd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</mrow>
          <mi stretchy="false" mathvariant="normal">}</mi>
        </mrow>
        <mi mathvariant="normal">=</mi>
        <mn>0</mn>
      </mrow>
    </mrow>
    <annotation encoding="StarMath 5.0">x(0) sim %null left ( left [ matrix{ 0 ## 0 } right ] ,` left [ matrix{ 0.1 # 0 ## 0 # 0.1 } right ] right ) ,` left [ matrix{ w(k) ## v(k) } right ] sim %null left ( left [ matrix{ 0 ## 0 } right ] ,` left [ matrix{ 1 # 0 ## 0 # V } right ] right ) ,` E lbrace x(0) [matrix{w(k) # v(k)}] rbrace = 0</annotation>
  </semantics>
</math>
</file>

<file path=Object 25/content.xml><?xml version="1.0" encoding="utf-8"?>
<math xmlns="http://www.w3.org/1998/Math/MathML">
  <semantics>
    <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row>
                  <mi mathvariant="normal">−</mi>
                  <mn>0.08</mn>
                </mrow>
              </mtd>
              <mtd>
                <mrow>
                  <mi mathvariant="normal">−</mi>
                  <mn>1</mn>
                </mrow>
              </mtd>
            </mtr>
            <mtr>
              <mtd>
                <mn>0.7</mn>
              </mtd>
              <mtd>
                <mn>0.1</mn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.34</mn>
              </mtd>
            </mtr>
            <mtr>
              <mtd>
                <mn>0.3</mn>
              </mtd>
            </mtr>
          </mtable>
        </mfenced>
      </mrow>
      <mrow>
        <mo stretchy="false">(</mo>
        <mrow>
          <mi>u</mi>
          <mrow>
            <mrow>
              <mo stretchy="false">(</mo>
              <mi>k</mi>
              <mo stretchy="false">)</mo>
            </mrow>
            <mo stretchy="false">+</mo>
            <mi>w</mi>
          </mrow>
          <mrow>
            <mo stretchy="false">(</mo>
            <mi>k</mi>
            <mo stretchy="false">)</mo>
          </mrow>
        </mrow>
        <mo stretchy="false">)</mo>
      </mrow>
      <mtext>, and </mtext>
      <mi>y</mi>
      <mrow>
        <mrow>
          <mo stretchy="false">(</mo>
          <mi>k</mi>
          <mo stretchy="false">)</mo>
        </mrow>
        <mi mathvariant="normal">=</mi>
        <mrow>
          <mi stretchy="false" mathvariant="normal">[</mi>
          <mtable>
            <mtr>
              <mtd>
                <mn>0</mn>
              </mtd>
              <mtd>
                <mn>3</mn>
              </mtd>
            </mtr>
          </mtable>
          <mi stretchy="false" mathvariant="normal">]</mi>
        </mrow>
      </mrow>
      <mi>x</mi>
      <mrow>
        <mrow>
          <mo stretchy="false">(</mo>
          <mi>k</mi>
          <mo stretchy="false">)</mo>
        </mrow>
        <mo stretchy="false">+</mo>
        <mi>v</mi>
      </mrow>
      <mrow>
        <mo stretchy="false">(</mo>
        <mi>k</mi>
        <mo stretchy="false">)</mo>
      </mrow>
    </mrow>
    <annotation encoding="StarMath 5.0">left [ matrix{ x_1(k+1) ## x_2(k+1) } right ] = left [ matrix{ -0.08 # -1 ## 0.7 # 0.1 } right ] left [ matrix{ x_1(k) ## x_2(k) } right ] + left [ matrix{ 0.34 ## 0.3 } right ] (u(k) + w(k)) ", and " y(k) = [matrix{0 # 3}] x(k) + v(k)</annotation>
  </semantics>
</math>
</file>

<file path=Object 26/content.xml><?xml version="1.0" encoding="utf-8"?>
<math xmlns="http://www.w3.org/1998/Math/MathML">
  <semantics>
    <mrow>
      <mtext>By </mtext>
      <mrow>
        <mi>k</mi>
        <mi mathvariant="normal">=</mi>
        <mn>10,</mn>
      </mrow>
      <mtext> the Riccati equation for </mtext>
      <mi>M</mi>
      <mrow>
        <mo stretchy="false">(</mo>
        <mi>k</mi>
        <mo stretchy="false">)</mo>
      </mrow>
      <mtext> has more or less converged to steady-state.</mtext>
    </mrow>
    <annotation encoding="StarMath 5.0">"By " k = 10, " the Riccati equation for " M(k) " has more or less converged to steady-state."</annotation>
  </semantics>
</math>
</file>

<file path=Object 27/content.xml><?xml version="1.0" encoding="utf-8"?>
<math xmlns="http://www.w3.org/1998/Math/MathML">
  <semantics>
    <mrow>
      <mtext>for </mtext>
      <mrow>
        <mi>V</mi>
        <mi mathvariant="normal">=</mi>
        <mn>0.5,</mn>
      </mrow>
      <mi/>
      <mi>trace</mi>
      <mrow>
        <mrow>
          <mi stretchy="false" mathvariant="normal">{</mi>
          <mrow>
            <mi>M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3194,</mn>
      </mrow>
      <mi/>
      <mi>trace</mi>
      <mrow>
        <mrow>
          <mi stretchy="false" mathvariant="normal">{</mi>
          <mrow>
            <mi>Z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1747,</mn>
      </mrow>
      <mi/>
      <msub>
        <mo stretchy="false">Λ</mo>
        <mrow>
          <msup>
            <mover accent="true">
              <mi>y</mi>
              <mo stretchy="false">˜</mo>
            </mover>
            <mi>o</mi>
          </msup>
          <msup>
            <mover accent="true">
              <mi>y</mi>
              <mo stretchy="false">˜</mo>
            </mover>
            <mi>o</mi>
          </msup>
        </mrow>
      </msub>
      <mrow>
        <mrow>
          <mo stretchy="false">(</mo>
          <mn>10,0</mn>
          <mo stretchy="false">)</mo>
        </mrow>
        <mi mathvariant="normal">=</mi>
        <mn>1.9275,</mn>
      </mrow>
      <mi/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n>10,0</mn>
          <mo stretchy="false">)</mo>
        </mrow>
        <mi mathvariant="normal">=</mi>
        <mn>0.1297</mn>
      </mrow>
    </mrow>
    <annotation encoding="StarMath 5.0">"for " V = 0.5,` func trace lbrace M(10) rbrace = 0.3194,` func trace lbrace Z(10) rbrace = 0.1747,` %LAMBDA_{{tilde y}^o {tilde y}^o}(10,0) = 1.9275,` %LAMBDA_{tilde y tilde y}(10,0) = 0.1297</annotation>
  </semantics>
</math>
</file>

<file path=Object 28/content.xml><?xml version="1.0" encoding="utf-8"?>
<math xmlns="http://www.w3.org/1998/Math/MathML">
  <semantics>
    <mrow>
      <mrow>
        <mover accent="true">
          <mi>M</mi>
          <mo stretchy="false">ˉ</mo>
        </mover>
        <mi mathvariant="normal">=</mi>
        <mi>dare</mi>
      </mrow>
      <mrow>
        <mrow>
          <mo stretchy="false">(</mo>
          <mrow>
            <msup>
              <mi>A</mi>
              <mi>T</mi>
            </msup>
            <mi>,</mi>
            <msup>
              <mi>C</mi>
              <mi>T</mi>
            </msup>
            <mi>,</mi>
            <mi>B</mi>
            <mi>W</mi>
            <msup>
              <mi>B</mi>
              <mi>T</mi>
            </msup>
            <mi>,</mi>
            <mi>V</mi>
          </mrow>
          <mo stretchy="false">)</mo>
        </mrow>
        <mi mathvariant="normal">=</mi>
        <mfenced open="[" close="]">
          <mtable>
            <mtr>
              <mtd>
                <mn>0.1608</mn>
              </mtd>
              <mtd>
                <mn>0.0764</mn>
              </mtd>
            </mtr>
            <mtr>
              <mtd>
                <mn>0.0764</mn>
              </mtd>
              <mtd>
                <mn>0.1586</mn>
              </mtd>
            </mtr>
          </mtable>
        </mfenced>
      </mrow>
    </mrow>
    <annotation encoding="StarMath 5.0">bar M = func dare(A^T , C^T , B W B^T , V) = left [ matrix{ 0.1608 # 0.0764 ## 0.0764 # 0.1586 } right ]</annotation>
  </semantics>
</math>
</file>

<file path=Object 29/content.xml><?xml version="1.0" encoding="utf-8"?>
<math xmlns="http://www.w3.org/1998/Math/MathML">
  <semantics>
    <mrow>
      <mrow>
        <mover accent="true">
          <mi>Z</mi>
          <mo stretchy="false">ˉ</mo>
        </mover>
        <mi mathvariant="normal">=</mi>
        <mrow>
          <mover accent="true">
            <mi>M</mi>
            <mo stretchy="false">ˉ</mo>
          </mover>
          <mi mathvariant="normal">−</mi>
          <mover accent="true">
            <mi>M</mi>
            <mo stretchy="false">ˉ</mo>
          </mover>
        </mrow>
      </mrow>
      <msup>
        <mi>C</mi>
        <mi>T</mi>
      </msup>
      <msup>
        <mrow>
          <mi stretchy="false" mathvariant="normal">[</mi>
          <mrow>
            <mi>C</mi>
            <mover accent="true">
              <mi>M</mi>
              <mo stretchy="false">ˉ</mo>
            </mover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  <mi>C</mi>
      <mrow>
        <mover accent="true">
          <mi>M</mi>
          <mo stretchy="false">ˉ</mo>
        </mover>
        <mi mathvariant="normal">=</mi>
        <mfenced open="[" close="]">
          <mtable>
            <mtr>
              <mtd>
                <mn>0.1335</mn>
              </mtd>
              <mtd>
                <mn>0.0198</mn>
              </mtd>
            </mtr>
            <mtr>
              <mtd>
                <mn>0.0198</mn>
              </mtd>
              <mtd>
                <mn>0.0411</mn>
              </mtd>
            </mtr>
          </mtable>
        </mfenced>
      </mrow>
    </mrow>
    <annotation encoding="StarMath 5.0">bar Z = bar M - bar M C^T [C bar M C^T + V]^-1 C bar M = left [ matrix{ 0.1335 # 0.0198 ## 0.0198 # 0.0411 } right ]</annotation>
  </semantics>
</math>
</file>

<file path=Object 3/content.xml><?xml version="1.0" encoding="utf-8"?>
<math xmlns="http://www.w3.org/1998/Math/MathML">
  <semantics>
    <mrow>
      <msup>
        <mover accent="true">
          <mi>y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i>C</mi>
      </mrow>
      <msup>
        <mover accent="true">
          <mi>x</mi>
          <mo stretchy="false">ˆ</mo>
        </mover>
        <mi>o</mi>
      </msup>
      <mrow>
        <mo stretchy="false">(</mo>
        <mi>k</mi>
        <mo stretchy="false">)</mo>
      </mrow>
      <mi>,</mi>
      <mi/>
      <msub>
        <mo stretchy="false">Λ</mo>
        <mrow>
          <msup>
            <mover accent="true">
              <mi>y</mi>
              <mo stretchy="false">˜</mo>
            </mover>
            <mi>o</mi>
          </msup>
          <msup>
            <mover accent="true">
              <mi>y</mi>
              <mo stretchy="false">˜</mo>
            </mover>
            <mi>o</mi>
          </msup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E</mi>
      </mrow>
      <mrow>
        <mrow>
          <mi stretchy="false" mathvariant="normal">{</mi>
          <mrow>
            <msup>
              <mover accent="true">
                <mi>y</mi>
                <mo stretchy="false">˜</mo>
              </mover>
              <mi>o</mi>
            </msup>
            <mrow>
              <mo stretchy="false">(</mo>
              <mi>k</mi>
              <mo stretchy="false">)</mo>
            </mrow>
            <msup>
              <mrow>
                <mo stretchy="false">(</mo>
                <mrow>
                  <msup>
                    <mover accent="true">
                      <mi>y</mi>
                      <mo stretchy="false">˜</mo>
                    </mover>
                    <mi>o</mi>
                  </msup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i>C</mi>
      </mrow>
      <mi>M</mi>
      <mrow>
        <mo stretchy="false">(</mo>
        <mi>k</mi>
        <mo stretchy="false">)</mo>
      </mrow>
      <mrow>
        <msup>
          <mi>C</mi>
          <mi>T</mi>
        </msup>
        <mo stretchy="false">+</mo>
        <mi>V</mi>
      </mrow>
      <mrow>
        <mo stretchy="false">(</mo>
        <mi>k</mi>
        <mo stretchy="false">)</mo>
      </mrow>
    </mrow>
    <annotation encoding="StarMath 5.0">{tilde y}^o(k) = y(k) - C {hat x}^o(k) ,` %LAMBDA_{{tilde y}^o {tilde y}^o}(k,0) = E lbrace {tilde y}^o(k) ({tilde y}^o(k))^T rbrace = C M(k) C^T + V(k)</annotation>
  </semantics>
</math>
</file>

<file path=Object 30/content.xml><?xml version="1.0" encoding="utf-8"?>
<math xmlns="http://www.w3.org/1998/Math/MathML">
  <semantics>
    <mrow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</mrow>
        </msub>
        <mi mathvariant="normal">=</mi>
        <mi>C</mi>
      </mrow>
      <mover accent="true">
        <mi>M</mi>
        <mo stretchy="false">ˉ</mo>
      </mover>
      <mrow>
        <mrow>
          <msup>
            <mi>C</mi>
            <mi>T</mi>
          </msup>
          <mo stretchy="false">+</mo>
          <mi>V</mi>
        </mrow>
        <mi mathvariant="normal">=</mi>
        <mn>1.9275,</mn>
      </mrow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</mrow>
        </msub>
        <mi mathvariant="normal">=</mi>
        <mi>V</mi>
      </mrow>
      <msup>
        <mrow>
          <mi stretchy="false" mathvariant="normal">[</mi>
          <mrow>
            <mi>C</mi>
            <mover accent="true">
              <mi>M</mi>
              <mo stretchy="false">ˉ</mo>
            </mover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  <mrow>
        <mi>V</mi>
        <mi mathvariant="normal">=</mi>
        <mn>0.1297</mn>
      </mrow>
    </mrow>
    <annotation encoding="StarMath 5.0">{bar %LAMBDA}_{{tilde y}^o {tilde y}^o} = C bar M C^T + V = 1.9275,` {bar %LAMBDA}_{tilde y tilde y} = V [C bar M C^T + V]^-1 V = 0.1297</annotation>
  </semantics>
</math>
</file>

<file path=Object 31/content.xml><?xml version="1.0" encoding="utf-8"?>
<math xmlns="http://www.w3.org/1998/Math/MathML">
  <semantics>
    <mrow>
      <mrow>
        <mover accent="true">
          <mi>F</mi>
          <mo stretchy="false">ˉ</mo>
        </mover>
        <mi mathvariant="normal">=</mi>
        <mover accent="true">
          <mi>M</mi>
          <mo stretchy="false">ˉ</mo>
        </mover>
      </mrow>
      <msup>
        <mi>C</mi>
        <mi>T</mi>
      </msup>
      <mrow>
        <msup>
          <mrow>
            <mi stretchy="false" mathvariant="normal">[</mi>
            <mrow>
              <mi>C</mi>
              <mover accent="true">
                <mi>M</mi>
                <mo stretchy="false">ˉ</mo>
              </mover>
              <mrow>
                <msup>
                  <mi>C</mi>
                  <mi>T</mi>
                </msup>
                <mo stretchy="false">+</mo>
                <mi>V</mi>
              </mrow>
            </mrow>
            <mi stretchy="false" mathvariant="normal">]</mi>
          </mrow>
          <mrow>
            <mi mathvariant="normal">−</mi>
            <mn>1</mn>
          </mrow>
        </msup>
        <mi mathvariant="normal">=</mi>
        <mfenced open="[" close="]">
          <mtable>
            <mtr>
              <mtd>
                <mn>0.1189</mn>
              </mtd>
            </mtr>
            <mtr>
              <mtd>
                <mn>0.2469</mn>
              </mtd>
            </mtr>
          </mtable>
        </mfenced>
      </mrow>
      <mi>,</mi>
      <mi/>
      <mrow>
        <mover accent="true">
          <mi>L</mi>
          <mo stretchy="false">ˉ</mo>
        </mover>
        <mi mathvariant="normal">=</mi>
        <mi>A</mi>
      </mrow>
      <mrow>
        <mover accent="true">
          <mi>F</mi>
          <mo stretchy="false">ˉ</mo>
        </mover>
        <mi mathvariant="normal">=</mi>
        <mfenced open="[" close="]">
          <mtable>
            <mtr>
              <mtd>
                <mrow>
                  <mi mathvariant="normal">−</mi>
                  <mn>0.2564</mn>
                </mrow>
              </mtd>
            </mtr>
            <mtr>
              <mtd>
                <mn>0.1079</mn>
              </mtd>
            </mtr>
          </mtable>
        </mfenced>
      </mrow>
      <mi>,</mi>
      <mi/>
      <mi>eig</mi>
      <mrow>
        <mrow>
          <mo stretchy="false">(</mo>
          <mrow>
            <mrow>
              <mi>A</mi>
              <mi mathvariant="normal">−</mi>
              <mover accent="true">
                <mi>L</mi>
                <mo stretchy="false">ˉ</mo>
              </mover>
            </mrow>
            <mi>C</mi>
          </mrow>
          <mo stretchy="false">)</mo>
        </mrow>
        <mi mathvariant="normal">=</mi>
        <mrow>
          <mrow>
            <mi mathvariant="normal">−</mi>
            <mn>0.1519</mn>
          </mrow>
          <mi mathvariant="normal">±</mi>
          <mn>0.3955</mn>
        </mrow>
      </mrow>
      <mi>j</mi>
    </mrow>
    <annotation encoding="StarMath 5.0">bar F = bar M C^T [C bar M C^T + V]^-1 = left [ matrix { 0.1189 ## 0.2469 } right ] ,` bar L = A bar F = left [ matrix { -0.2564 ## 0.1079 } right ] ,` func eig(A - bar L C) = -0.1519 +- 0.3955 j</annotation>
  </semantics>
</math>
</file>

<file path=Object 32/content.xml><?xml version="1.0" encoding="utf-8"?>
<math xmlns="http://www.w3.org/1998/Math/MathML">
  <semantics>
    <mrow>
      <mrow>
        <msub>
          <mi>x</mi>
          <mn>0</mn>
        </msub>
        <mi mathvariant="normal">=</mi>
        <msqrt>
          <mn>0.1</mn>
        </msqrt>
      </mrow>
      <mi>randn</mi>
      <mrow>
        <mo stretchy="false">(</mo>
        <mrow>
          <mn>2</mn>
          <mi>,</mi>
          <mn>1</mn>
        </mrow>
        <mo stretchy="false">)</mo>
      </mrow>
      <mi>,</mi>
      <mi/>
      <mrow>
        <mi>w</mi>
        <mi mathvariant="normal">=</mi>
        <msqrt>
          <mi>W</mi>
        </msqrt>
      </mrow>
      <mi>randn</mi>
      <mrow>
        <mo stretchy="false">(</mo>
        <mrow>
          <mi>N</mi>
          <mi>,</mi>
          <mn>1</mn>
        </mrow>
        <mo stretchy="false">)</mo>
      </mrow>
      <mi>,</mi>
      <mi/>
      <mrow>
        <mi>v</mi>
        <mi mathvariant="normal">=</mi>
        <msqrt>
          <mi>V</mi>
        </msqrt>
      </mrow>
      <mi>randn</mi>
      <mrow>
        <mo stretchy="false">(</mo>
        <mrow>
          <mi>N</mi>
          <mi>,</mi>
          <mn>1</mn>
        </mrow>
        <mo stretchy="false">)</mo>
      </mrow>
      <mtext> for some large </mtext>
      <mi>N</mi>
    </mrow>
    <annotation encoding="StarMath 5.0">x_0 = sqrt{0.1} func randn(2 , 1),` w = sqrt{W} func randn(N, 1),` v = sqrt{V} func randn(N, 1) " for some large " N</annotation>
  </semantics>
</math>
</file>

<file path=Object 33/content.xml><?xml version="1.0" encoding="utf-8"?>
<math xmlns="http://www.w3.org/1998/Math/MathML">
  <semantics>
    <mrow>
      <mrow>
        <msub>
          <mover accent="true">
            <mi>M</mi>
            <mo stretchy="false">ˉ</mo>
          </mover>
          <mtext>sim</mtext>
        </msub>
        <mi mathvariant="normal">=</mi>
        <mi>cov</mi>
      </mrow>
      <mrow>
        <mfenced open="" close="">
          <mfenced open="[" close="]">
            <mtable>
              <mtr>
                <mtd>
                  <mrow>
                    <msubsup>
                      <mover accent="true">
                        <mi>x</mi>
                        <mo stretchy="false">˜</mo>
                      </mover>
                      <mn>1</mn>
                      <mi>o</mi>
                    </msubsup>
                    <mrow>
                      <mo stretchy="false">(</mo>
                      <mi>k</mi>
                      <mo stretchy="false">)</mo>
                    </mrow>
                  </mrow>
                </mtd>
                <mtd>
                  <mrow>
                    <msubsup>
                      <mover accent="true">
                        <mi>x</mi>
                        <mo stretchy="false">˜</mo>
                      </mover>
                      <mn>2</mn>
                      <mi>o</mi>
                    </msubsup>
                    <mrow>
                      <mo stretchy="false">(</mo>
                      <mi>k</mi>
                      <mo stretchy="false">)</mo>
                    </mrow>
                  </mrow>
                </mtd>
              </mtr>
              <mtr>
                <mtd>
                  <mi mathvariant="normal">⋮</mi>
                </mtd>
                <mtd>
                  <mi mathvariant="normal">⋮</mi>
                </mtd>
              </mtr>
              <mtr>
                <mtd>
                  <mrow>
                    <msubsup>
                      <mover accent="true">
                        <mi>x</mi>
                        <mo stretchy="false">˜</mo>
                      </mover>
                      <mn>1</mn>
                      <mi>o</mi>
                    </msubsup>
                    <mrow>
                      <mo stretchy="false">(</mo>
                      <mi>N</mi>
                      <mo stretchy="false">)</mo>
                    </mrow>
                  </mrow>
                </mtd>
                <mtd>
                  <mrow>
                    <msubsup>
                      <mover accent="true">
                        <mi>x</mi>
                        <mo stretchy="false">˜</mo>
                      </mover>
                      <mn>2</mn>
                      <mi>o</mi>
                    </msubsup>
                    <mrow>
                      <mo stretchy="false">(</mo>
                      <mi>N</mi>
                      <mo stretchy="false">)</mo>
                    </mrow>
                  </mrow>
                </mtd>
              </mtr>
            </mtable>
          </mfenced>
        </mfenced>
        <mi mathvariant="normal">=</mi>
        <mfenced open="[" close="]">
          <mtable>
            <mtr>
              <mtd>
                <mn>0.1542</mn>
              </mtd>
              <mtd>
                <mn>0.0734</mn>
              </mtd>
            </mtr>
            <mtr>
              <mtd>
                <mn>0.0734</mn>
              </mtd>
              <mtd>
                <mn>0.1565</mn>
              </mtd>
            </mtr>
          </mtable>
        </mfenced>
      </mrow>
      <mi>,</mi>
      <mi/>
      <mrow>
        <msub>
          <mover accent="true">
            <mi>Z</mi>
            <mo stretchy="false">ˉ</mo>
          </mover>
          <mtext>sim</mtext>
        </msub>
        <mi mathvariant="normal">=</mi>
        <mi>cov</mi>
      </mrow>
      <mrow>
        <mfenced open="" close="">
          <mfenced open="[" close="]">
            <mtable>
              <mtr>
                <mtd>
                  <mrow>
                    <msub>
                      <mover accent="true">
                        <mi>x</mi>
                        <mo stretchy="false">˜</mo>
                      </mover>
                      <mn>1</mn>
                    </msub>
                    <mrow>
                      <mo stretchy="false">(</mo>
                      <mi>k</mi>
                      <mo stretchy="false">)</mo>
                    </mrow>
                  </mrow>
                </mtd>
                <mtd>
                  <mrow>
                    <msub>
                      <mover accent="true">
                        <mi>x</mi>
                        <mo stretchy="false">˜</mo>
                      </mover>
                      <mn>2</mn>
                    </msub>
                    <mrow>
                      <mo stretchy="false">(</mo>
                      <mi>k</mi>
                      <mo stretchy="false">)</mo>
                    </mrow>
                  </mrow>
                </mtd>
              </mtr>
              <mtr>
                <mtd>
                  <mi mathvariant="normal">⋮</mi>
                </mtd>
                <mtd>
                  <mi mathvariant="normal">⋮</mi>
                </mtd>
              </mtr>
              <mtr>
                <mtd>
                  <mrow>
                    <msub>
                      <mover accent="true">
                        <mi>x</mi>
                        <mo stretchy="false">˜</mo>
                      </mover>
                      <mn>1</mn>
                    </msub>
                    <mrow>
                      <mo stretchy="false">(</mo>
                      <mi>N</mi>
                      <mo stretchy="false">)</mo>
                    </mrow>
                  </mrow>
                </mtd>
                <mtd>
                  <mrow>
                    <msub>
                      <mover accent="true">
                        <mi>x</mi>
                        <mo stretchy="false">˜</mo>
                      </mover>
                      <mn>2</mn>
                    </msub>
                    <mrow>
                      <mo stretchy="false">(</mo>
                      <mi>N</mi>
                      <mo stretchy="false">)</mo>
                    </mrow>
                  </mrow>
                </mtd>
              </mtr>
            </mtable>
          </mfenced>
        </mfenced>
        <mi mathvariant="normal">=</mi>
        <mfenced open="[" close="]">
          <mtable>
            <mtr>
              <mtd>
                <mn>0.1293</mn>
              </mtd>
              <mtd>
                <mn>0.0199</mn>
              </mtd>
            </mtr>
            <mtr>
              <mtd>
                <mn>0.0199</mn>
              </mtd>
              <mtd>
                <mn>0.0416</mn>
              </mtd>
            </mtr>
          </mtable>
        </mfenced>
      </mrow>
    </mrow>
    <annotation encoding="StarMath 5.0">{bar M}_"sim" = func cov left ( left [ matrix { {tilde x}^o_1(k) # {tilde x}^o_2(k) ## dotsvert # dotsvert ## {tilde x}^o_1(N) # {tilde x}^o_2(N) } right ] right ) = left [ matrix{ 0.1542 # 0.0734 ## 0.0734 # 0.1565 } right ] ,` {bar Z}_"sim" = func cov left ( left [ matrix { {tilde x}_1(k) # {tilde x}_2(k) ## dotsvert # dotsvert ## {tilde x}_1(N) # {tilde x}_2(N) } right ] right ) = left [ matrix{ 0.1293 # 0.0199 ## 0.0199 # 0.0416 } right ]</annotation>
  </semantics>
</math>
</file>

<file path=Object 34/content.xml><?xml version="1.0" encoding="utf-8"?>
<math xmlns="http://www.w3.org/1998/Math/MathML">
  <semantics>
    <mrow>
      <mtext>where </mtext>
      <msup>
        <mover accent="true">
          <mi>x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i>x</mi>
      </mrow>
      <mrow>
        <mrow>
          <mo stretchy="false">(</mo>
          <mi>k</mi>
          <mo stretchy="false">)</mo>
        </mrow>
        <mi mathvariant="normal">−</mi>
        <msup>
          <mover accent="true">
            <mi>x</mi>
            <mo stretchy="false">ˆ</mo>
          </mover>
          <mi>o</mi>
        </msup>
      </mrow>
      <mrow>
        <mo stretchy="false">(</mo>
        <mi>k</mi>
        <mo stretchy="false">)</mo>
      </mrow>
      <mi>,</mi>
      <mi/>
      <mover accent="true">
        <mi>x</mi>
        <mo stretchy="false">˜</mo>
      </mover>
      <mrow>
        <mrow>
          <mo stretchy="false">(</mo>
          <mi>k</mi>
          <mo stretchy="false">)</mo>
        </mrow>
        <mi mathvariant="normal">=</mi>
        <mi>x</mi>
      </mrow>
      <mrow>
        <mrow>
          <mo stretchy="false">(</mo>
          <mi>k</mi>
          <mo stretchy="false">)</mo>
        </mrow>
        <mi mathvariant="normal">−</mi>
        <mover accent="true">
          <mi>x</mi>
          <mo stretchy="false">ˆ</mo>
        </mover>
      </mrow>
      <mrow>
        <mo stretchy="false">(</mo>
        <mi>k</mi>
        <mo stretchy="false">)</mo>
      </mrow>
      <mtext>, and </mtext>
      <mrow>
        <mi>k</mi>
        <mo stretchy="false">&lt;</mo>
        <mi>N</mi>
      </mrow>
      <mtext> is large enough to reach steady state</mtext>
    </mrow>
    <annotation encoding="StarMath 5.0">"where " {tilde x}^o(k) = x(k) - {hat x}^o(k) ,` tilde x(k) = x(k) - hat x(k) ", and " k &lt; N " is large enough to reach steady state"</annotation>
  </semantics>
</math>
</file>

<file path=Object 35/content.xml><?xml version="1.0" encoding="utf-8"?>
<math xmlns="http://www.w3.org/1998/Math/MathML">
  <semantics>
    <mrow>
      <mtext>but enough smaller than </mtext>
      <mi>N</mi>
      <mtext> to give a large sample size. For the above I used </mtext>
      <mrow>
        <mi>k</mi>
        <mi mathvariant="normal">=</mi>
        <mn>1000,</mn>
      </mrow>
      <mi/>
      <mrow>
        <mi>N</mi>
        <mi mathvariant="normal">=</mi>
        <mn>10000</mn>
      </mrow>
    </mrow>
    <annotation encoding="StarMath 5.0">"but enough smaller than " N " to give a large sample size. For the above I used " k = 1000,` N = 10000</annotation>
  </semantics>
</math>
</file>

<file path=Object 36/content.xml><?xml version="1.0" encoding="utf-8"?>
<math xmlns="http://www.w3.org/1998/Math/MathML">
  <semantics>
    <mrow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  <mi>,</mi>
            <mtext>sim</mtext>
          </mrow>
        </msub>
        <mi mathvariant="normal">=</mi>
        <mi>cov</mi>
      </mrow>
      <mrow>
        <mrow>
          <mo stretchy="false">(</mo>
          <mrow>
            <msup>
              <mover accent="true">
                <mi>y</mi>
                <mo stretchy="false">˜</mo>
              </mover>
              <mi>o</mi>
            </msup>
            <mrow>
              <mo stretchy="false">(</mo>
              <mrow>
                <mi>k</mi>
                <mi mathvariant="normal">:</mi>
                <mi>N</mi>
              </mrow>
              <mo stretchy="false">)</mo>
            </mrow>
          </mrow>
          <mo stretchy="false">)</mo>
        </mrow>
        <mi mathvariant="normal">=</mi>
        <mn>1.9144,</mn>
      </mrow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  <mi>,</mi>
            <mtext>sim</mtext>
          </mrow>
        </msub>
        <mi mathvariant="normal">=</mi>
        <mi>cov</mi>
      </mrow>
      <mrow>
        <mrow>
          <mo stretchy="false">(</mo>
          <mrow>
            <mover accent="true">
              <mi>y</mi>
              <mo stretchy="false">˜</mo>
            </mover>
            <mrow>
              <mo stretchy="false">(</mo>
              <mrow>
                <mi>k</mi>
                <mi mathvariant="normal">:</mi>
                <mi>N</mi>
              </mrow>
              <mo stretchy="false">)</mo>
            </mrow>
          </mrow>
          <mo stretchy="false">)</mo>
        </mrow>
        <mi mathvariant="normal">=</mi>
        <mn>0.1288</mn>
      </mrow>
    </mrow>
    <annotation encoding="StarMath 5.0">{bar %LAMBDA}_{{tilde y}^o {tilde y}^o , "sim"} = func cov({tilde y}^o(k:N)) = 1.9144,` {bar %LAMBDA}_{{tilde y} {tilde y} , "sim"} = func cov({tilde y}(k:N)) = 0.1288</annotation>
  </semantics>
</math>
</file>

<file path=Object 37/content.xml><?xml version="1.0" encoding="utf-8"?>
<math xmlns="http://www.w3.org/1998/Math/MathML">
  <semantics>
    <mtext>All simulation approximate values are close to the previously calculated actual values.</mtext>
    <annotation encoding="StarMath 5.0">"All simulation approximate values are close to the previously calculated actual values."</annotation>
  </semantics>
</math>
</file>

<file path=Object 38/content.xml><?xml version="1.0" encoding="utf-8"?>
<math xmlns="http://www.w3.org/1998/Math/MathML">
  <semantics>
    <mrow>
      <mrow>
        <mi>V</mi>
        <mi mathvariant="normal">=</mi>
        <mn>0.05</mn>
      </mrow>
      <mi mathvariant="normal">:</mi>
      <mi/>
      <mi>trace</mi>
      <mrow>
        <mrow>
          <mi stretchy="false" mathvariant="normal">{</mi>
          <mrow>
            <mi>M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2341,</mn>
      </mrow>
      <mi/>
      <mi>trace</mi>
      <mrow>
        <mrow>
          <mi stretchy="false" mathvariant="normal">{</mi>
          <mrow>
            <mi>Z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0493,</mn>
      </mrow>
      <mi/>
      <msub>
        <mo stretchy="false">Λ</mo>
        <mrow>
          <msup>
            <mover accent="true">
              <mi>y</mi>
              <mo stretchy="false">˜</mo>
            </mover>
            <mi>o</mi>
          </msup>
          <msup>
            <mover accent="true">
              <mi>y</mi>
              <mo stretchy="false">˜</mo>
            </mover>
            <mi>o</mi>
          </msup>
        </mrow>
      </msub>
      <mrow>
        <mrow>
          <mo stretchy="false">(</mo>
          <mn>10,0</mn>
          <mo stretchy="false">)</mo>
        </mrow>
        <mi mathvariant="normal">=</mi>
        <mn>1.0601,</mn>
      </mrow>
      <mi/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n>10,0</mn>
          <mo stretchy="false">)</mo>
        </mrow>
        <mi mathvariant="normal">=</mi>
        <mn>0.0024</mn>
      </mrow>
    </mrow>
    <annotation encoding="StarMath 5.0">V = 0.05 :` func trace lbrace M(10) rbrace = 0.2341,` func trace lbrace Z(10) rbrace = 0.0493,` %LAMBDA_{{tilde y}^o {tilde y}^o}(10,0) = 1.0601,` %LAMBDA_{tilde y tilde y}(10,0) = 0.0024</annotation>
  </semantics>
</math>
</file>

<file path=Object 39/content.xml><?xml version="1.0" encoding="utf-8"?>
<math xmlns="http://www.w3.org/1998/Math/MathML">
  <semantics>
    <mrow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</mrow>
        </msub>
        <mi mathvariant="normal">=</mi>
        <mn>1.06</mn>
      </mrow>
      <mi>,</mi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</mrow>
        </msub>
        <mi mathvariant="normal">=</mi>
        <mn>0.0024</mn>
      </mrow>
      <mi>,</mi>
      <mi/>
      <mi>eig</mi>
      <mrow>
        <mrow>
          <mo stretchy="false">(</mo>
          <mrow>
            <mrow>
              <mi>A</mi>
              <mi mathvariant="normal">−</mi>
              <mover accent="true">
                <mi>L</mi>
                <mo stretchy="false">ˉ</mo>
              </mover>
            </mrow>
            <mi>C</mi>
          </mrow>
          <mo stretchy="false">)</mo>
        </mrow>
        <mi mathvariant="normal">=</mi>
        <mrow>
          <mi mathvariant="normal">−</mi>
          <mn>0.0554</mn>
        </mrow>
      </mrow>
      <mrow>
        <mtext> and </mtext>
        <mi mathvariant="normal">−</mi>
        <mn>0.5893</mn>
      </mrow>
    </mrow>
    <annotation encoding="StarMath 5.0">{bar %LAMBDA}_{{tilde y}^o {tilde y}^o} = 1.06 ,` {bar %LAMBDA}_{tilde y tilde y} = 0.0024 ,` func eig(A - bar L C) = -0.0554 " and " -0.5893</annotation>
  </semantics>
</math>
</file>

<file path=Object 4/content.xml><?xml version="1.0" encoding="utf-8"?>
<math xmlns="http://www.w3.org/1998/Math/MathML">
  <semantics>
    <mrow>
      <mover accent="true">
        <mi>y</mi>
        <mo stretchy="false">˜</mo>
      </mover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i>C</mi>
      </mrow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i>y</mi>
      </mrow>
      <mrow>
        <mrow>
          <mo stretchy="false">(</mo>
          <mi>k</mi>
          <mo stretchy="false">)</mo>
        </mrow>
        <mi mathvariant="normal">−</mi>
        <mi>C</mi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i mathvariant="normal">−</mi>
        <mi>C</mi>
      </mrow>
      <mi>F</mi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sup>
          <mover accent="true">
            <mi>y</mi>
            <mo stretchy="false">˜</mo>
          </mover>
          <mi>o</mi>
        </msup>
      </mrow>
      <mrow>
        <mrow>
          <mo stretchy="false">(</mo>
          <mi>k</mi>
          <mo stretchy="false">)</mo>
        </mrow>
        <mi mathvariant="normal">−</mi>
        <mi>C</mi>
      </mrow>
      <mi>F</mi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sup>
        <mover accent="true">
          <mi>y</mi>
          <mo stretchy="false">˜</mo>
        </mover>
        <mi>o</mi>
      </msup>
      <mrow>
        <mo stretchy="false">(</mo>
        <mi>k</mi>
        <mo stretchy="false">)</mo>
      </mrow>
    </mrow>
    <annotation encoding="StarMath 5.0">{tilde y}(k) = y(k) - C {hat x}(k) = y(k) - C {hat x}^o(k) - C F(k) {tilde y}^o(k) = {tilde y}^o(k) - C F(k) {tilde y}^o(k) = [I - C F(k)] {tilde y}^o(k)</annotation>
  </semantics>
</math>
</file>

<file path=Object 40/content.xml><?xml version="1.0" encoding="utf-8"?>
<math xmlns="http://www.w3.org/1998/Math/MathML">
  <semantics>
    <mrow>
      <mrow>
        <mover accent="true">
          <mi>M</mi>
          <mo stretchy="false">ˉ</mo>
        </mover>
        <mi mathvariant="normal">=</mi>
        <mfenced open="[" close="]">
          <mtable>
            <mtr>
              <mtd>
                <mn>0.1219</mn>
              </mtd>
              <mtd>
                <mn>0.0958</mn>
              </mtd>
            </mtr>
            <mtr>
              <mtd>
                <mn>0.0958</mn>
              </mtd>
              <mtd>
                <mn>0.1122</mn>
              </mtd>
            </mtr>
          </mtable>
        </mfenced>
      </mrow>
      <mi>,</mi>
      <mi/>
      <mrow>
        <mover accent="true">
          <mi>Z</mi>
          <mo stretchy="false">ˉ</mo>
        </mover>
        <mi mathvariant="normal">=</mi>
        <mfenced open="[" close="]">
          <mtable>
            <mtr>
              <mtd>
                <mn>0.044</mn>
              </mtd>
              <mtd>
                <mn>0.0045</mn>
              </mtd>
            </mtr>
            <mtr>
              <mtd>
                <mn>0.0045</mn>
              </mtd>
              <mtd>
                <mn>0.0053</mn>
              </mtd>
            </mtr>
          </mtable>
        </mfenced>
      </mrow>
      <mi>,</mi>
      <mi/>
      <mrow>
        <mover accent="true">
          <mi>F</mi>
          <mo stretchy="false">ˉ</mo>
        </mover>
        <mi mathvariant="normal">=</mi>
        <mfenced open="[" close="]">
          <mtable>
            <mtr>
              <mtd>
                <mn>0.2711</mn>
              </mtd>
            </mtr>
            <mtr>
              <mtd>
                <mn>0.3176</mn>
              </mtd>
            </mtr>
          </mtable>
        </mfenced>
      </mrow>
      <mi>,</mi>
      <mi/>
      <mrow>
        <mover accent="true">
          <mi>L</mi>
          <mo stretchy="false">ˉ</mo>
        </mover>
        <mi mathvariant="normal">=</mi>
        <mfenced open="[" close="]">
          <mtable>
            <mtr>
              <mtd>
                <mrow>
                  <mi mathvariant="normal">−</mi>
                  <mn>0.3393</mn>
                </mrow>
              </mtd>
            </mtr>
            <mtr>
              <mtd>
                <mn>0.2216</mn>
              </mtd>
            </mtr>
          </mtable>
        </mfenced>
      </mrow>
    </mrow>
    <annotation encoding="StarMath 5.0">bar M = left [ matrix{ 0.1219 # 0.0958 ## 0.0958 # 0.1122 } right ] ,` bar Z = left [ matrix{ 0.044 # 0.0045 ## 0.0045 # 0.0053 } right ] ,` bar F = left [ matrix{ 0.2711 ## 0.3176 } right ] ,` bar L = left [ matrix{ -0.3393 ## 0.2216 } right ]</annotation>
  </semantics>
</math>
</file>

<file path=Object 41/content.xml><?xml version="1.0" encoding="utf-8"?>
<math xmlns="http://www.w3.org/1998/Math/MathML">
  <semantics>
    <mtext>Again, all simulation results are consistent with the calculations. With less measurement noise the</mtext>
    <annotation encoding="StarMath 5.0">"Again, all simulation results are consistent with the calculations. With less measurement noise the"</annotation>
  </semantics>
</math>
</file>

<file path=Object 42/content.xml><?xml version="1.0" encoding="utf-8"?>
<math xmlns="http://www.w3.org/1998/Math/MathML">
  <semantics>
    <mrow>
      <mrow>
        <msub>
          <mover accent="true">
            <mi>M</mi>
            <mo stretchy="false">ˉ</mo>
          </mover>
          <mtext>sim</mtext>
        </msub>
        <mi mathvariant="normal">=</mi>
        <mfenced open="[" close="]">
          <mtable>
            <mtr>
              <mtd>
                <mn>0.1228</mn>
              </mtd>
              <mtd>
                <mn>0.0956</mn>
              </mtd>
            </mtr>
            <mtr>
              <mtd>
                <mn>0.0956</mn>
              </mtd>
              <mtd>
                <mn>0.1117</mn>
              </mtd>
            </mtr>
          </mtable>
        </mfenced>
      </mrow>
      <mi>,</mi>
      <mi/>
      <mrow>
        <msub>
          <mover accent="true">
            <mi>Z</mi>
            <mo stretchy="false">ˉ</mo>
          </mover>
          <mtext>sim</mtext>
        </msub>
        <mi mathvariant="normal">=</mi>
        <mfenced open="[" close="]">
          <mtable>
            <mtr>
              <mtd>
                <mn>0.0449</mn>
              </mtd>
              <mtd>
                <mn>0.0045</mn>
              </mtd>
            </mtr>
            <mtr>
              <mtd>
                <mn>0.0045</mn>
              </mtd>
              <mtd>
                <mn>0.0053</mn>
              </mtd>
            </mtr>
          </mtable>
        </mfenced>
      </mrow>
      <mi>,</mi>
      <mi/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  <mi>,</mi>
            <mtext>sim</mtext>
          </mrow>
        </msub>
        <mi mathvariant="normal">=</mi>
        <mn>1.0623,</mn>
      </mrow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  <mi>,</mi>
            <mtext>sim</mtext>
          </mrow>
        </msub>
        <mi mathvariant="normal">=</mi>
        <mn>0.0024</mn>
      </mrow>
    </mrow>
    <annotation encoding="StarMath 5.0">{bar M}_"sim" = left [ matrix{ 0.1228 # 0.0956 ## 0.0956 # 0.1117 } right ] ,` {bar Z}_"sim" = left [ matrix{ 0.0449 # 0.0045 ## 0.0045 # 0.0053 } right ] ,` {bar %LAMBDA}_{{tilde y}^o {tilde y}^o , "sim"} = 1.0623,` {bar %LAMBDA}_{{tilde y} {tilde y} , "sim"} = 0.0024</annotation>
  </semantics>
</math>
</file>

<file path=Object 43/content.xml><?xml version="1.0" encoding="utf-8"?>
<math xmlns="http://www.w3.org/1998/Math/MathML">
  <semantics>
    <mtext>a-priori output and state and output estimation covariances are improved a bit. The a-posteriori</mtext>
    <annotation encoding="StarMath 5.0">"a-priori output and state and output estimation covariances are improved a bit. The a-posteriori"</annotation>
  </semantics>
</math>
</file>

<file path=Object 44/content.xml><?xml version="1.0" encoding="utf-8"?>
<math xmlns="http://www.w3.org/1998/Math/MathML">
  <semantics>
    <mtext>output estimate covariance is 2 orders of magnitude smaller (for one order of magnitude smaller</mtext>
    <annotation encoding="StarMath 5.0">"output estimate covariance is 2 orders of magnitude smaller (for one order of magnitude smaller"</annotation>
  </semantics>
</math>
</file>

<file path=Object 45/content.xml><?xml version="1.0" encoding="utf-8"?>
<math xmlns="http://www.w3.org/1998/Math/MathML">
  <semantics>
    <mtext>measurement noise variance), and the expected norm of the a-posteriori state estimate is more than</mtext>
    <annotation encoding="StarMath 5.0">"measurement noise variance), and the expected norm of the a-posteriori state estimate is more than"</annotation>
  </semantics>
</math>
</file>

<file path=Object 46/content.xml><?xml version="1.0" encoding="utf-8"?>
<math xmlns="http://www.w3.org/1998/Math/MathML">
  <semantics>
    <mtext>3 times smaller. The closed-loop Kalman filter does not have complex eigenvalues with the smaller</mtext>
    <annotation encoding="StarMath 5.0">"3 times smaller. The closed-loop Kalman filter does not have complex eigenvalues with the smaller"</annotation>
  </semantics>
</math>
</file>

<file path=Object 47/content.xml><?xml version="1.0" encoding="utf-8"?>
<math xmlns="http://www.w3.org/1998/Math/MathML">
  <semantics>
    <mtext>variance measurement noise, but it does have a slower-converging component.</mtext>
    <annotation encoding="StarMath 5.0">"variance measurement noise, but it does have a slower-converging component."</annotation>
  </semantics>
</math>
</file>

<file path=Object 48/content.xml><?xml version="1.0" encoding="utf-8"?>
<math xmlns="http://www.w3.org/1998/Math/MathML">
  <semantics>
    <mrow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</mrow>
        </msub>
        <mi mathvariant="normal">=</mi>
        <mn>7.1256</mn>
      </mrow>
      <mi>,</mi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</mrow>
        </msub>
        <mi mathvariant="normal">=</mi>
        <mn>3.5085</mn>
      </mrow>
      <mi>,</mi>
      <mi/>
      <mi>eig</mi>
      <mrow>
        <mrow>
          <mo stretchy="false">(</mo>
          <mrow>
            <mrow>
              <mi>A</mi>
              <mi mathvariant="normal">−</mi>
              <mover accent="true">
                <mi>L</mi>
                <mo stretchy="false">ˉ</mo>
              </mover>
            </mrow>
            <mi>C</mi>
          </mrow>
          <mo stretchy="false">)</mo>
        </mrow>
        <mi mathvariant="normal">=</mi>
        <mrow>
          <mrow>
            <mi mathvariant="normal">−</mi>
            <mn>0.0254</mn>
          </mrow>
          <mi mathvariant="normal">±</mi>
          <mn>0.6964</mn>
        </mrow>
      </mrow>
      <mi>j</mi>
    </mrow>
    <annotation encoding="StarMath 5.0">{bar %LAMBDA}_{{tilde y}^o {tilde y}^o} = 7.1256 ,` {bar %LAMBDA}_{tilde y tilde y} = 3.5085 ,` func eig(A - bar L C) = -0.0254 +- 0.6964 j</annotation>
  </semantics>
</math>
</file>

<file path=Object 49/content.xml><?xml version="1.0" encoding="utf-8"?>
<math xmlns="http://www.w3.org/1998/Math/MathML">
  <semantics>
    <mrow>
      <mtext>For </mtext>
      <mrow>
        <mi>V</mi>
        <mi mathvariant="normal">=</mi>
        <mn>5,</mn>
      </mrow>
      <mi/>
      <mi>trace</mi>
      <mrow>
        <mrow>
          <mi stretchy="false" mathvariant="normal">{</mi>
          <mrow>
            <mi>M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5242,</mn>
      </mrow>
      <mi/>
      <mi>trace</mi>
      <mrow>
        <mrow>
          <mi stretchy="false" mathvariant="normal">{</mi>
          <mrow>
            <mi>Z</mi>
            <mrow>
              <mo stretchy="false">(</mo>
              <mn>10</mn>
              <mo stretchy="false">)</mo>
            </mrow>
          </mrow>
          <mi stretchy="false" mathvariant="normal">}</mi>
        </mrow>
        <mi mathvariant="normal">=</mi>
        <mn>0.4512,</mn>
      </mrow>
      <mi/>
      <msub>
        <mo stretchy="false">Λ</mo>
        <mrow>
          <msup>
            <mover accent="true">
              <mi>y</mi>
              <mo stretchy="false">˜</mo>
            </mover>
            <mi>o</mi>
          </msup>
          <msup>
            <mover accent="true">
              <mi>y</mi>
              <mo stretchy="false">˜</mo>
            </mover>
            <mi>o</mi>
          </msup>
        </mrow>
      </msub>
      <mrow>
        <mrow>
          <mo stretchy="false">(</mo>
          <mn>10,0</mn>
          <mo stretchy="false">)</mo>
        </mrow>
        <mi mathvariant="normal">=</mi>
        <mn>7.124,</mn>
      </mrow>
      <mi/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n>10,0</mn>
          <mo stretchy="false">)</mo>
        </mrow>
        <mi mathvariant="normal">=</mi>
        <mn>3.5093</mn>
      </mrow>
    </mrow>
    <annotation encoding="StarMath 5.0">"For " V = 5,` func trace lbrace M(10) rbrace = 0.5242,` func trace lbrace Z(10) rbrace = 0.4512,` %LAMBDA_{{tilde y}^o {tilde y}^o}(10,0) = 7.124,` %LAMBDA_{tilde y tilde y}(10,0) = 3.5093</annotation>
  </semantics>
</math>
</file>

<file path=Object 5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i>E</mi>
      </mrow>
      <mrow>
        <mrow>
          <mi stretchy="false" mathvariant="normal">{</mi>
          <mrow>
            <mover accent="true">
              <mi>y</mi>
              <mo stretchy="false">˜</mo>
            </mover>
            <mrow>
              <mo stretchy="false">(</mo>
              <mi>k</mi>
              <mo stretchy="false">)</mo>
            </mrow>
            <msup>
              <mrow>
                <mo stretchy="false">(</mo>
                <mrow>
                  <mover accent="true">
                    <mi>y</mi>
                    <mo stretchy="false">˜</mo>
                  </mover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i>E</mi>
      </mrow>
      <mrow>
        <mi stretchy="false" mathvariant="normal">{</mi>
        <mrow>
          <mrow>
            <mi stretchy="false" mathvariant="normal">[</mi>
            <mrow>
              <mrow>
                <mi>I</mi>
                <mi mathvariant="normal">−</mi>
                <mi>C</mi>
              </mrow>
              <mi>F</mi>
              <mrow>
                <mo stretchy="false">(</mo>
                <mi>k</mi>
                <mo stretchy="false">)</mo>
              </mrow>
            </mrow>
            <mi stretchy="false" mathvariant="normal">]</mi>
          </mrow>
          <msup>
            <mover accent="true">
              <mi>y</mi>
              <mo stretchy="false">˜</mo>
            </mover>
            <mi>o</mi>
          </msup>
          <mrow>
            <mo stretchy="false">(</mo>
            <mi>k</mi>
            <mo stretchy="false">)</mo>
          </mrow>
          <msup>
            <mrow>
              <mo stretchy="false">(</mo>
              <mrow>
                <msup>
                  <mover accent="true">
                    <mi>y</mi>
                    <mo stretchy="false">˜</mo>
                  </mover>
                  <mi>o</mi>
                </msup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  <msup>
            <mrow>
              <mi stretchy="false" mathvariant="normal">[</mi>
              <mrow>
                <mrow>
                  <mi>I</mi>
                  <mi mathvariant="normal">−</mi>
                  <mi>C</mi>
                </mrow>
                <mi>F</mi>
                <mrow>
                  <mo stretchy="false">(</mo>
                  <mi>k</mi>
                  <mo stretchy="false">)</mo>
                </mrow>
              </mrow>
              <mi stretchy="false" mathvariant="normal">]</mi>
            </mrow>
            <mi>T</mi>
          </msup>
        </mrow>
        <mi stretchy="false" mathvariant="normal">}</mi>
      </mrow>
    </mrow>
    <annotation encoding="StarMath 5.0">%LAMBDA_{tilde y tilde y}(k,0) = E lbrace tilde y(k) (tilde y(k))^T rbrace = E lbrace [I - C F(k)] {tilde y}^o(k) ({tilde y}^o(k))^T [I - C F(k)]^T rbrace</annotation>
  </semantics>
</math>
</file>

<file path=Object 50/content.xml><?xml version="1.0" encoding="utf-8"?>
<math xmlns="http://www.w3.org/1998/Math/MathML">
  <semantics>
    <mrow>
      <mrow>
        <mover accent="true">
          <mi>M</mi>
          <mo stretchy="false">ˉ</mo>
        </mover>
        <mi mathvariant="normal">=</mi>
        <mfenced open="[" close="]">
          <mtable>
            <mtr>
              <mtd>
                <mn>0.2884</mn>
              </mtd>
              <mtd>
                <mn>0.0464</mn>
              </mtd>
            </mtr>
            <mtr>
              <mtd>
                <mn>0.0464</mn>
              </mtd>
              <mtd>
                <mn>0.2362</mn>
              </mtd>
            </mtr>
          </mtable>
        </mfenced>
      </mrow>
      <mi>,</mi>
      <mi/>
      <mrow>
        <mover accent="true">
          <mi>Z</mi>
          <mo stretchy="false">ˉ</mo>
        </mover>
        <mi mathvariant="normal">=</mi>
        <mfenced open="[" close="]">
          <mtable>
            <mtr>
              <mtd>
                <mn>0.2856</mn>
              </mtd>
              <mtd>
                <mn>0.0325</mn>
              </mtd>
            </mtr>
            <mtr>
              <mtd>
                <mn>0.0325</mn>
              </mtd>
              <mtd>
                <mn>0.1657</mn>
              </mtd>
            </mtr>
          </mtable>
        </mfenced>
      </mrow>
      <mi>,</mi>
      <mi/>
      <mrow>
        <mover accent="true">
          <mi>F</mi>
          <mo stretchy="false">ˉ</mo>
        </mover>
        <mi mathvariant="normal">=</mi>
        <mfenced open="[" close="]">
          <mtable>
            <mtr>
              <mtd>
                <mn>0.0195</mn>
              </mtd>
            </mtr>
            <mtr>
              <mtd>
                <mn>0.0994</mn>
              </mtd>
            </mtr>
          </mtable>
        </mfenced>
      </mrow>
      <mi>,</mi>
      <mi/>
      <mrow>
        <mover accent="true">
          <mi>L</mi>
          <mo stretchy="false">ˉ</mo>
        </mover>
        <mi mathvariant="normal">=</mi>
        <mfenced open="[" close="]">
          <mtable>
            <mtr>
              <mtd>
                <mrow>
                  <mi mathvariant="normal">−</mi>
                  <mn>0.101</mn>
                </mrow>
              </mtd>
            </mtr>
            <mtr>
              <mtd>
                <mn>0.0236</mn>
              </mtd>
            </mtr>
          </mtable>
        </mfenced>
      </mrow>
    </mrow>
    <annotation encoding="StarMath 5.0">bar M = left [ matrix{ 0.2884 # 0.0464 ## 0.0464 # 0.2362 } right ] ,` bar Z = left [ matrix{ 0.2856 # 0.0325 ## 0.0325 # 0.1657 } right ] ,` bar F = left [ matrix{ 0.0195 ## 0.0994 } right ] ,` bar L = left [ matrix{ -0.101 ## 0.0236 } right ]</annotation>
  </semantics>
</math>
</file>

<file path=Object 51/content.xml><?xml version="1.0" encoding="utf-8"?>
<math xmlns="http://www.w3.org/1998/Math/MathML">
  <semantics>
    <mrow>
      <mrow>
        <msub>
          <mover accent="true">
            <mi>M</mi>
            <mo stretchy="false">ˉ</mo>
          </mover>
          <mtext>sim</mtext>
        </msub>
        <mi mathvariant="normal">=</mi>
        <mfenced open="[" close="]">
          <mtable>
            <mtr>
              <mtd>
                <mn>0.2872</mn>
              </mtd>
              <mtd>
                <mn>0.0439</mn>
              </mtd>
            </mtr>
            <mtr>
              <mtd>
                <mn>0.0439</mn>
              </mtd>
              <mtd>
                <mn>0.2321</mn>
              </mtd>
            </mtr>
          </mtable>
        </mfenced>
      </mrow>
      <mi>,</mi>
      <mi/>
      <mrow>
        <msub>
          <mover accent="true">
            <mi>Z</mi>
            <mo stretchy="false">ˉ</mo>
          </mover>
          <mtext>sim</mtext>
        </msub>
        <mi mathvariant="normal">=</mi>
        <mfenced open="[" close="]">
          <mtable>
            <mtr>
              <mtd>
                <mn>0.2854</mn>
              </mtd>
              <mtd>
                <mn>0.0328</mn>
              </mtd>
            </mtr>
            <mtr>
              <mtd>
                <mn>0.0328</mn>
              </mtd>
              <mtd>
                <mn>0.1648</mn>
              </mtd>
            </mtr>
          </mtable>
        </mfenced>
      </mrow>
      <mi>,</mi>
      <mi/>
      <mrow>
        <msub>
          <mover accent="true">
            <mo stretchy="false">Λ</mo>
            <mo stretchy="false">ˉ</mo>
          </mover>
          <mrow>
            <msup>
              <mover accent="true">
                <mi>y</mi>
                <mo stretchy="false">˜</mo>
              </mover>
              <mi>o</mi>
            </msup>
            <msup>
              <mover accent="true">
                <mi>y</mi>
                <mo stretchy="false">˜</mo>
              </mover>
              <mi>o</mi>
            </msup>
            <mi>,</mi>
            <mtext>sim</mtext>
          </mrow>
        </msub>
        <mi mathvariant="normal">=</mi>
        <mn>7.0221,</mn>
      </mrow>
      <mi/>
      <mrow>
        <msub>
          <mover accent="true">
            <mo stretchy="false">Λ</mo>
            <mo stretchy="false">ˉ</mo>
          </mover>
          <mrow>
            <mover accent="true">
              <mi>y</mi>
              <mo stretchy="false">˜</mo>
            </mover>
            <mover accent="true">
              <mi>y</mi>
              <mo stretchy="false">˜</mo>
            </mover>
            <mi>,</mi>
            <mtext>sim</mtext>
          </mrow>
        </msub>
        <mi mathvariant="normal">=</mi>
        <mn>3.4575</mn>
      </mrow>
    </mrow>
    <annotation encoding="StarMath 5.0">{bar M}_"sim" = left [ matrix{ 0.2872 # 0.0439 ## 0.0439 # 0.2321 } right ] ,` {bar Z}_"sim" = left [ matrix{ 0.2854 # 0.0328 ## 0.0328 # 0.1648 } right ] ,` {bar %LAMBDA}_{{tilde y}^o {tilde y}^o , "sim"} = 7.0221,` {bar %LAMBDA}_{{tilde y} {tilde y} , "sim"} = 3.4575</annotation>
  </semantics>
</math>
</file>

<file path=Object 52/content.xml><?xml version="1.0" encoding="utf-8"?>
<math xmlns="http://www.w3.org/1998/Math/MathML">
  <semantics>
    <mtext>With more measurement noise the Kalman filter converges more slowly - here there are slight</mtext>
    <annotation encoding="StarMath 5.0">"With more measurement noise the Kalman filter converges more slowly - here there are slight"</annotation>
  </semantics>
</math>
</file>

<file path=Object 53/content.xml><?xml version="1.0" encoding="utf-8"?>
<math xmlns="http://www.w3.org/1998/Math/MathML">
  <semantics>
    <mtext>differences between the estimates after 10 steps and the eventual steady-state estimates. As expected</mtext>
    <annotation encoding="StarMath 5.0">"differences between the estimates after 10 steps and the eventual steady-state estimates. As expected"</annotation>
  </semantics>
</math>
</file>

<file path=Object 54/content.xml><?xml version="1.0" encoding="utf-8"?>
<math xmlns="http://www.w3.org/1998/Math/MathML">
  <semantics>
    <mtext>the estimate error variances are all higher, with the most pronounced difference in the a-posteriori</mtext>
    <annotation encoding="StarMath 5.0">"the estimate error variances are all higher, with the most pronounced difference in the a-posteriori"</annotation>
  </semantics>
</math>
</file>

<file path=Object 55/content.xml><?xml version="1.0" encoding="utf-8"?>
<math xmlns="http://www.w3.org/1998/Math/MathML">
  <semantics>
    <mtext>output estimate covariance.</mtext>
    <annotation encoding="StarMath 5.0">"output estimate covariance."</annotation>
  </semantics>
</math>
</file>

<file path=Object 56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w</mi>
      </mrow>
      <mrow>
        <mo stretchy="false">(</mo>
        <mi>k</mi>
        <mo stretchy="false">)</mo>
      </mrow>
      <mi>,</mi>
      <mi/>
      <mi>y</mi>
      <mrow>
        <mrow>
          <mo stretchy="false">(</mo>
          <mi>k</mi>
          <mo stretchy="false">)</mo>
        </mrow>
        <mi mathvariant="normal">=</mi>
        <mi>C</mi>
      </mrow>
      <mi>x</mi>
      <mrow>
        <mrow>
          <mo stretchy="false">(</mo>
          <mi>k</mi>
          <mo stretchy="false">)</mo>
        </mrow>
        <mo stretchy="false">+</mo>
        <mi>v</mi>
      </mrow>
      <mrow>
        <mo stretchy="false">(</mo>
        <mi>k</mi>
        <mo stretchy="false">)</mo>
      </mrow>
    </mrow>
    <annotation encoding="StarMath 5.0">x(k+1) = A x(k) + B u(k) + w(k) ,` y(k) = C x(k) + v(k)</annotation>
  </semantics>
</math>
</file>

<file path=Object 57/content.xml><?xml version="1.0" encoding="utf-8"?>
<math xmlns="http://www.w3.org/1998/Math/MathML">
  <semantics>
    <mrow>
      <mi>E</mi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b>
          <mi>x</mi>
          <mi>o</mi>
        </msub>
      </mrow>
      <mi>,</mi>
      <mi/>
      <mi>E</mi>
      <mrow>
        <mrow>
          <mi stretchy="false" mathvariant="normal">{</mi>
          <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i>o</mi>
                  </msub>
                </mrow>
              </mrow>
              <mo stretchy="false">)</mo>
            </mrow>
            <msup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i>o</mi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sub>
          <mi>X</mi>
          <mi>o</mi>
        </msub>
      </mrow>
      <mi>,</mi>
      <mi/>
      <mi>E</mi>
      <mrow>
        <mfenced open="{" close="}">
          <mrow>
            <mfenced open="[" close="]">
              <mtable>
                <mtr>
                  <mtd>
                    <mrow>
                      <mi>w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  <mtr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</mfenced>
            <mrow>
              <mi stretchy="false" mathvariant="normal">[</mi>
              <mtable>
                <mtr>
                  <mtd>
                    <mrow>
                      <mi>w</mi>
                      <msup>
                        <mrow>
                          <mo stretchy="false">(</mo>
                          <mi>j</mi>
                          <mo stretchy="false">)</mo>
                        </mrow>
                        <mi>T</mi>
                      </msup>
                    </mrow>
                  </mtd>
                  <mtd>
                    <mrow>
                      <mi>v</mi>
                      <msup>
                        <mrow>
                          <mo stretchy="false">(</mo>
                          <mi>j</mi>
                          <mo stretchy="false">)</mo>
                        </mrow>
                        <mi>T</mi>
                      </msup>
                    </mrow>
                  </mtd>
                </mtr>
              </mtable>
              <mi stretchy="false" mathvariant="normal">]</mi>
            </mrow>
          </mrow>
        </mfenced>
        <mi mathvariant="normal">=</mi>
        <mfenced open="[" close="]">
          <mtable>
            <mtr>
              <mtd>
                <mi>W</mi>
              </mtd>
              <mtd>
                <mi>S</mi>
              </mtd>
            </mtr>
            <mtr>
              <mtd>
                <msup>
                  <mi>S</mi>
                  <mi>T</mi>
                </msup>
              </mtd>
              <mtd>
                <mi>V</mi>
              </mtd>
            </mtr>
          </mtable>
        </mfenced>
      </mrow>
      <mo stretchy="false">δ</mo>
      <mrow>
        <mo stretchy="false">(</mo>
        <mrow>
          <mi>k</mi>
          <mi mathvariant="normal">−</mi>
          <mi>j</mi>
        </mrow>
        <mo stretchy="false">)</mo>
      </mrow>
    </mrow>
    <annotation encoding="StarMath 5.0">E lbrace x(0) rbrace = x_o ,` E lbrace (x(0) - x_o) (x(0) - x_o)^T rbrace = X_o ,` E left lbrace left [ matrix { w(k) ## v(k) } right ] [matrix{w(j)^T # v(j)^T}] right rbrace = left [ matrix { W # S ## S^T # V } right ] %delta(k-j)</annotation>
  </semantics>
</math>
</file>

<file path=Object 58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w</mi>
      </mrow>
      <mrow>
        <mrow>
          <mo stretchy="false">(</mo>
          <mi>k</mi>
          <mo stretchy="false">)</mo>
        </mrow>
        <mi mathvariant="normal">−</mi>
        <mi>T</mi>
      </mrow>
      <mi>y</mi>
      <mrow>
        <mrow>
          <mo stretchy="false">(</mo>
          <mi>k</mi>
          <mo stretchy="false">)</mo>
        </mrow>
        <mo stretchy="false">+</mo>
        <mi>T</mi>
      </mrow>
      <mi>y</mi>
      <mrow>
        <mrow>
          <mo stretchy="false">(</mo>
          <mi>k</mi>
          <mo stretchy="false">)</mo>
        </mrow>
        <mi mathvariant="normal">=</mi>
        <mrow>
          <mo stretchy="false">(</mo>
          <mrow>
            <mrow>
              <mi>A</mi>
              <mi mathvariant="normal">−</mi>
              <mi>T</mi>
            </mrow>
            <mi>C</mi>
          </mrow>
          <mo stretchy="false">)</mo>
        </mrow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w</mi>
      </mrow>
      <mrow>
        <mrow>
          <mo stretchy="false">(</mo>
          <mi>k</mi>
          <mo stretchy="false">)</mo>
        </mrow>
        <mi mathvariant="normal">−</mi>
        <mi>T</mi>
      </mrow>
      <mi>v</mi>
      <mrow>
        <mrow>
          <mo stretchy="false">(</mo>
          <mi>k</mi>
          <mo stretchy="false">)</mo>
        </mrow>
        <mo stretchy="false">+</mo>
        <mi>T</mi>
      </mrow>
      <mi>y</mi>
      <mrow>
        <mo stretchy="false">(</mo>
        <mi>k</mi>
        <mo stretchy="false">)</mo>
      </mrow>
    </mrow>
    <annotation encoding="StarMath 5.0">x(k+1) = A x(k) + B u(k) + w(k) - T y(k) + T y(k) = (A - T C) x(k) + B u(k) + w(k) - T v(k) + T y(k)</annotation>
  </semantics>
</math>
</file>

<file path=Object 59/content.xml><?xml version="1.0" encoding="utf-8"?>
<math xmlns="http://www.w3.org/1998/Math/MathML">
  <semantics>
    <mrow>
      <mi>E</mi>
      <mrow>
        <mrow>
          <mi stretchy="false" mathvariant="normal">{</mi>
          <mrow>
            <mrow>
              <mo stretchy="false">(</mo>
              <mrow>
                <mi>w</mi>
                <mrow>
                  <mrow>
                    <mo stretchy="false">(</mo>
                    <mi>k</mi>
                    <mo stretchy="false">)</mo>
                  </mrow>
                  <mi mathvariant="normal">−</mi>
                  <mi>T</mi>
                </mrow>
                <mi>v</mi>
                <mrow>
                  <mo stretchy="false">(</mo>
                  <mi>k</mi>
                  <mo stretchy="false">)</mo>
                </mrow>
              </mrow>
              <mo stretchy="false">)</mo>
            </mrow>
            <mi>v</mi>
            <msup>
              <mrow>
                <mo stretchy="false">(</mo>
                <mi>j</mi>
                <mo stretchy="false">)</mo>
              </mrow>
              <mi>T</mi>
            </msup>
          </mrow>
          <mi stretchy="false" mathvariant="normal">}</mi>
        </mrow>
        <mi mathvariant="normal">=</mi>
        <mi>E</mi>
      </mrow>
      <mrow>
        <mrow>
          <mi stretchy="false" mathvariant="normal">{</mi>
          <mrow>
            <mi>w</mi>
            <mrow>
              <mo stretchy="false">(</mo>
              <mi>k</mi>
              <mo stretchy="false">)</mo>
            </mrow>
            <mi>v</mi>
            <msup>
              <mrow>
                <mo stretchy="false">(</mo>
                <mi>j</mi>
                <mo stretchy="false">)</mo>
              </mrow>
              <mi>T</mi>
            </msup>
          </mrow>
          <mi stretchy="false" mathvariant="normal">}</mi>
        </mrow>
        <mi mathvariant="normal">−</mi>
        <mi>T</mi>
      </mrow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  <mi>v</mi>
            <msup>
              <mrow>
                <mo stretchy="false">(</mo>
                <mi>j</mi>
                <mo stretchy="false">)</mo>
              </mrow>
              <mi>T</mi>
            </msup>
          </mrow>
          <mi stretchy="false" mathvariant="normal">}</mi>
        </mrow>
        <mi mathvariant="normal">=</mi>
        <mrow>
          <mo stretchy="false">(</mo>
          <mrow>
            <mrow>
              <mi>S</mi>
              <mi mathvariant="normal">−</mi>
              <mi>T</mi>
            </mrow>
            <mi>V</mi>
          </mrow>
          <mo stretchy="false">)</mo>
        </mrow>
      </mrow>
      <mo stretchy="false">δ</mo>
      <mrow>
        <mo stretchy="false">(</mo>
        <mrow>
          <mi>k</mi>
          <mi mathvariant="normal">−</mi>
          <mi>j</mi>
        </mrow>
        <mo stretchy="false">)</mo>
      </mrow>
    </mrow>
    <annotation encoding="StarMath 5.0">E lbrace (w(k) - T v(k)) v(j)^T rbrace = E lbrace w(k) v(j)^T rbrace - T E lbrace v(k) v(j)^T rbrace = (S - T V) %delta(k - j)</annotation>
  </semantics>
</math>
</file>

<file path=Object 6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i>E</mi>
      <mrow>
        <mi stretchy="false" mathvariant="normal">{</mi>
        <mrow>
          <msup>
            <mover accent="true">
              <mi>y</mi>
              <mo stretchy="false">˜</mo>
            </mover>
            <mi>o</mi>
          </msup>
          <mrow>
            <mo stretchy="false">(</mo>
            <mi>k</mi>
            <mo stretchy="false">)</mo>
          </mrow>
          <msup>
            <mrow>
              <mo stretchy="false">(</mo>
              <mrow>
                <msup>
                  <mover accent="true">
                    <mi>y</mi>
                    <mo stretchy="false">˜</mo>
                  </mover>
                  <mi>o</mi>
                </msup>
                <mrow>
                  <mo stretchy="false">(</mo>
                  <mi>k</mi>
                  <mo stretchy="false">)</mo>
                </mrow>
              </mrow>
              <mo stretchy="false">)</mo>
            </mrow>
            <mi>T</mi>
          </msup>
        </mrow>
        <mi stretchy="false" mathvariant="normal">}</mi>
      </mrow>
      <mrow>
        <msup>
          <mrow>
            <mi stretchy="false" mathvariant="normal">[</mi>
            <mrow>
              <mrow>
                <mi>I</mi>
                <mi mathvariant="normal">−</mi>
                <mi>C</mi>
              </mrow>
              <mi>F</mi>
              <mrow>
                <mo stretchy="false">(</mo>
                <mi>k</mi>
                <mo stretchy="false">)</mo>
              </mrow>
            </mrow>
            <mi stretchy="false" mathvariant="normal">]</mi>
          </mrow>
          <mi>T</mi>
        </msup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sub>
        <mo stretchy="false">Λ</mo>
        <mrow>
          <msup>
            <mover accent="true">
              <mi>y</mi>
              <mo stretchy="false">˜</mo>
            </mover>
            <mi>o</mi>
          </msup>
          <msup>
            <mover accent="true">
              <mi>y</mi>
              <mo stretchy="false">˜</mo>
            </mover>
            <mi>o</mi>
          </msup>
        </mrow>
      </msub>
      <mrow>
        <mo stretchy="false">(</mo>
        <mrow>
          <mi>k</mi>
          <mi>,</mi>
          <mn>0</mn>
        </mrow>
        <mo stretchy="false">)</mo>
      </mrow>
      <msup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  <mi>T</mi>
      </msup>
    </mrow>
    <annotation encoding="StarMath 5.0">%LAMBDA_{tilde y tilde y}(k,0) = [I - C F(k)] E lbrace {tilde y}^o(k) ({tilde y}^o(k))^T rbrace [I - C F(k)]^T = [I - C F(k)] %LAMBDA_{{tilde y}^o {tilde y}^o}(k,0) [I - C F(k)]^T</annotation>
  </semantics>
</math>
</file>

<file path=Object 60/content.xml><?xml version="1.0" encoding="utf-8"?>
<math xmlns="http://www.w3.org/1998/Math/MathML">
  <semantics>
    <mrow>
      <mtext>So for </mtext>
      <mrow>
        <mi>T</mi>
        <mi mathvariant="normal">=</mi>
        <mi>S</mi>
      </mrow>
      <msup>
        <mi>V</mi>
        <mrow>
          <mi mathvariant="normal">−</mi>
          <mn>1</mn>
        </mrow>
      </msup>
      <mtext> (invertible by positive definiteness), </mtext>
      <mi>E</mi>
      <mrow>
        <mrow>
          <mi stretchy="false" mathvariant="normal">{</mi>
          <mrow>
            <mrow>
              <mo stretchy="false">(</mo>
              <mrow>
                <mi>w</mi>
                <mrow>
                  <mrow>
                    <mo stretchy="false">(</mo>
                    <mi>k</mi>
                    <mo stretchy="false">)</mo>
                  </mrow>
                  <mi mathvariant="normal">−</mi>
                  <mi>T</mi>
                </mrow>
                <mi>v</mi>
                <mrow>
                  <mo stretchy="false">(</mo>
                  <mi>k</mi>
                  <mo stretchy="false">)</mo>
                </mrow>
              </mrow>
              <mo stretchy="false">)</mo>
            </mrow>
            <mi>v</mi>
            <msup>
              <mrow>
                <mo stretchy="false">(</mo>
                <mi>j</mi>
                <mo stretchy="false">)</mo>
              </mrow>
              <mi>T</mi>
            </msup>
          </mrow>
          <mi stretchy="false" mathvariant="normal">}</mi>
        </mrow>
        <mi mathvariant="normal">=</mi>
        <mn>0</mn>
      </mrow>
    </mrow>
    <annotation encoding="StarMath 5.0">"So for " T = S V^-1 " (invertible by positive definiteness), " E lbrace (w(k) - T v(k)) v(j)^T rbrace = 0</annotation>
  </semantics>
</math>
</file>

<file path=Object 61/content.xml><?xml version="1.0" encoding="utf-8"?>
<math xmlns="http://www.w3.org/1998/Math/MathML">
  <semantics>
    <mrow>
      <mi>E</mi>
      <mrow>
        <mrow>
          <mi stretchy="false" mathvariant="normal">{</mi>
          <mrow>
            <mrow>
              <mo stretchy="false">(</mo>
              <mrow>
                <mi>w</mi>
                <mrow>
                  <mrow>
                    <mo stretchy="false">(</mo>
                    <mi>k</mi>
                    <mo stretchy="false">)</mo>
                  </mrow>
                  <mi mathvariant="normal">−</mi>
                  <mi>T</mi>
                </mrow>
                <mi>v</mi>
                <mrow>
                  <mo stretchy="false">(</mo>
                  <mi>k</mi>
                  <mo stretchy="false">)</mo>
                </mrow>
              </mrow>
              <mo stretchy="false">)</mo>
            </mrow>
            <msup>
              <mrow>
                <mo stretchy="false">(</mo>
                <mrow>
                  <mi>w</mi>
                  <mrow>
                    <mrow>
                      <mo stretchy="false">(</mo>
                      <mi>k</mi>
                      <mo stretchy="false">)</mo>
                    </mrow>
                    <mi mathvariant="normal">−</mi>
                    <mi>T</mi>
                  </mrow>
                  <mi>v</mi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row>
          <mi>W</mi>
          <mi mathvariant="normal">−</mi>
          <mi>S</mi>
        </mrow>
      </mrow>
      <mrow>
        <msup>
          <mi>T</mi>
          <mi>T</mi>
        </msup>
        <mi mathvariant="normal">−</mi>
        <mi>T</mi>
      </mrow>
      <mrow>
        <msup>
          <mi>S</mi>
          <mi>T</mi>
        </msup>
        <mo stretchy="false">+</mo>
        <mi>T</mi>
      </mrow>
      <mi>V</mi>
      <msup>
        <mi>T</mi>
        <mi>T</mi>
      </msup>
    </mrow>
    <annotation encoding="StarMath 5.0">E lbrace (w(k) - T v(k)) (w(k) - T v(k))^T rbrace = W - S T^T - T S^T + T V T^T</annotation>
  </semantics>
</math>
</file>

<file path=Object 62/content.xml><?xml version="1.0" encoding="utf-8"?>
<math xmlns="http://www.w3.org/1998/Math/MathML">
  <semantics>
    <mrow>
      <mi>E</mi>
      <mrow>
        <mrow>
          <mi stretchy="false" mathvariant="normal">{</mi>
          <mrow>
            <mrow>
              <mo stretchy="false">(</mo>
              <mrow>
                <mi>w</mi>
                <mrow>
                  <mrow>
                    <mo stretchy="false">(</mo>
                    <mi>k</mi>
                    <mo stretchy="false">)</mo>
                  </mrow>
                  <mi mathvariant="normal">−</mi>
                  <mi>T</mi>
                </mrow>
                <mi>v</mi>
                <mrow>
                  <mo stretchy="false">(</mo>
                  <mi>k</mi>
                  <mo stretchy="false">)</mo>
                </mrow>
              </mrow>
              <mo stretchy="false">)</mo>
            </mrow>
            <msup>
              <mrow>
                <mo stretchy="false">(</mo>
                <mrow>
                  <mi>w</mi>
                  <mrow>
                    <mrow>
                      <mo stretchy="false">(</mo>
                      <mi>k</mi>
                      <mo stretchy="false">)</mo>
                    </mrow>
                    <mi mathvariant="normal">−</mi>
                    <mi>T</mi>
                  </mrow>
                  <mi>v</mi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row>
          <mi>W</mi>
          <mi mathvariant="normal">−</mi>
          <mi>S</mi>
        </mrow>
      </mrow>
      <msup>
        <mrow>
          <mo stretchy="false">(</mo>
          <msup>
            <mi>V</mi>
            <mrow>
              <mi mathvariant="normal">−</mi>
              <mn>1</mn>
            </mrow>
          </msup>
          <mo stretchy="false">)</mo>
        </mrow>
        <mi>T</mi>
      </msup>
      <mrow>
        <msup>
          <mi>S</mi>
          <mi>T</mi>
        </msup>
        <mi mathvariant="normal">−</mi>
        <mi>S</mi>
      </mrow>
      <msup>
        <mi>V</mi>
        <mrow>
          <mi mathvariant="normal">−</mi>
          <mn>1</mn>
        </mrow>
      </msup>
      <mrow>
        <msup>
          <mi>S</mi>
          <mi>T</mi>
        </msup>
        <mo stretchy="false">+</mo>
        <mi>S</mi>
      </mrow>
      <msup>
        <mi>V</mi>
        <mrow>
          <mi mathvariant="normal">−</mi>
          <mn>1</mn>
        </mrow>
      </msup>
      <mi>V</mi>
      <msup>
        <mrow>
          <mo stretchy="false">(</mo>
          <msup>
            <mi>V</mi>
            <mrow>
              <mi mathvariant="normal">−</mi>
              <mn>1</mn>
            </mrow>
          </msup>
          <mo stretchy="false">)</mo>
        </mrow>
        <mi>T</mi>
      </msup>
      <mrow>
        <msup>
          <mi>S</mi>
          <mi>T</mi>
        </msup>
        <mi mathvariant="normal">=</mi>
        <mrow>
          <mi>W</mi>
          <mi mathvariant="normal">−</mi>
          <mi>S</mi>
        </mrow>
      </mrow>
      <msup>
        <mi>V</mi>
        <mrow>
          <mi mathvariant="normal">−</mi>
          <mn>1</mn>
        </mrow>
      </msup>
      <msup>
        <mi>S</mi>
        <mi>T</mi>
      </msup>
    </mrow>
    <annotation encoding="StarMath 5.0">E lbrace (w(k) - T v(k)) (w(k) - T v(k))^T rbrace = W - S (V^-1)^T S^T - S V^-1 S^T + S V^-1 V (V^-1)^T S^T = W - S V^-1 S^T</annotation>
  </semantics>
</math>
</file>

<file path=Object 63/content.xml><?xml version="1.0" encoding="utf-8"?>
<math xmlns="http://www.w3.org/1998/Math/MathML">
  <semantics>
    <mrow>
      <mtext>So for </mtext>
      <mi>w</mi>
      <mi>'</mi>
      <mrow>
        <mrow>
          <mo stretchy="false">(</mo>
          <mi>k</mi>
          <mo stretchy="false">)</mo>
        </mrow>
        <mi mathvariant="normal">=</mi>
        <mi>w</mi>
      </mrow>
      <mrow>
        <mrow>
          <mo stretchy="false">(</mo>
          <mi>k</mi>
          <mo stretchy="false">)</mo>
        </mrow>
        <mi mathvariant="normal">−</mi>
        <mi>S</mi>
      </mrow>
      <msup>
        <mi>V</mi>
        <mrow>
          <mi mathvariant="normal">−</mi>
          <mn>1</mn>
        </mrow>
      </msup>
      <mi>v</mi>
      <mrow>
        <mo stretchy="false">(</mo>
        <mi>k</mi>
        <mo stretchy="false">)</mo>
      </mrow>
      <mi>,</mi>
      <mi/>
      <mi>E</mi>
      <mrow>
        <mfenced open="{" close="}">
          <mrow>
            <mfenced open="[" close="]">
              <mtable>
                <mtr>
                  <mtd>
                    <mrow>
                      <mi>w</mi>
                      <mi>'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  <mtr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</mfenced>
            <mrow>
              <mi stretchy="false" mathvariant="normal">[</mi>
              <mtable>
                <mtr>
                  <mtd>
                    <mrow>
                      <mi>w</mi>
                      <mi>'</mi>
                      <msup>
                        <mrow>
                          <mo stretchy="false">(</mo>
                          <mi>j</mi>
                          <mo stretchy="false">)</mo>
                        </mrow>
                        <mi>T</mi>
                      </msup>
                    </mrow>
                  </mtd>
                  <mtd>
                    <mrow>
                      <mi>v</mi>
                      <msup>
                        <mrow>
                          <mo stretchy="false">(</mo>
                          <mi>j</mi>
                          <mo stretchy="false">)</mo>
                        </mrow>
                        <mi>T</mi>
                      </msup>
                    </mrow>
                  </mtd>
                </mtr>
              </mtable>
              <mi stretchy="false" mathvariant="normal">]</mi>
            </mrow>
          </mrow>
        </mfenced>
        <mi mathvariant="normal">=</mi>
        <mfenced open="[" close="]">
          <mtable>
            <mtr>
              <mtd>
                <mrow>
                  <mrow>
                    <mi>W</mi>
                    <mi mathvariant="normal">−</mi>
                    <mi>S</mi>
                  </mrow>
                  <msup>
                    <mi>V</mi>
                    <mrow>
                      <mi mathvariant="normal">−</mi>
                      <mn>1</mn>
                    </mrow>
                  </msup>
                  <msup>
                    <mi>S</mi>
                    <mi>T</mi>
                  </msup>
                </mrow>
              </mtd>
              <mtd>
                <mn>0</mn>
              </mtd>
            </mtr>
            <mtr>
              <mtd>
                <mn>0</mn>
              </mtd>
              <mtd>
                <mi>V</mi>
              </mtd>
            </mtr>
          </mtable>
        </mfenced>
      </mrow>
      <mo stretchy="false">δ</mo>
      <mrow>
        <mo stretchy="false">(</mo>
        <mrow>
          <mi>k</mi>
          <mi mathvariant="normal">−</mi>
          <mi>j</mi>
        </mrow>
        <mo stretchy="false">)</mo>
      </mrow>
    </mrow>
    <annotation encoding="StarMath 5.0">"So for " w'(k) = w(k) - S V^-1 v(k) ,` E left lbrace left [ matrix { w'(k) ## v(k) } right ] [matrix{w'(j)^T # v(j)^T}] right rbrace = left [ matrix { W - S V^-1 S^T # 0 ## 0 # V } right ] %delta(k-j)</annotation>
  </semantics>
</math>
</file>

<file path=Object 64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o stretchy="false">(</mo>
          <mrow>
            <mrow>
              <mi>A</mi>
              <mi mathvariant="normal">−</mi>
              <mi>S</mi>
            </mrow>
            <msup>
              <mi>V</mi>
              <mrow>
                <mi mathvariant="normal">−</mi>
                <mn>1</mn>
              </mrow>
            </msup>
            <mi>C</mi>
          </mrow>
          <mo stretchy="false">)</mo>
        </mrow>
      </mrow>
      <mi>x</mi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w</mi>
      </mrow>
      <mi>'</mi>
      <mrow>
        <mrow>
          <mo stretchy="false">(</mo>
          <mi>k</mi>
          <mo stretchy="false">)</mo>
        </mrow>
        <mo stretchy="false">+</mo>
        <mi>S</mi>
      </mrow>
      <msup>
        <mi>V</mi>
        <mrow>
          <mi mathvariant="normal">−</mi>
          <mn>1</mn>
        </mrow>
      </msup>
      <mi>y</mi>
      <mrow>
        <mrow>
          <mo stretchy="false">(</mo>
          <mi>k</mi>
          <mo stretchy="false">)</mo>
        </mrow>
        <mi mathvariant="normal">=</mi>
        <mi>A</mi>
      </mrow>
      <mi>'</mi>
      <mi>x</mi>
      <mrow>
        <mrow>
          <mo stretchy="false">(</mo>
          <mi>k</mi>
          <mo stretchy="false">)</mo>
        </mrow>
        <mo stretchy="false">+</mo>
        <mi>B</mi>
      </mrow>
      <mi>'</mi>
      <mi>u</mi>
      <mi>'</mi>
      <mrow>
        <mrow>
          <mo stretchy="false">(</mo>
          <mi>k</mi>
          <mo stretchy="false">)</mo>
        </mrow>
        <mo stretchy="false">+</mo>
        <mi>w</mi>
      </mrow>
      <mi>'</mi>
      <mrow>
        <mo stretchy="false">(</mo>
        <mi>k</mi>
        <mo stretchy="false">)</mo>
      </mrow>
    </mrow>
    <annotation encoding="StarMath 5.0">x(k+1) = (A - S V^-1 C) x(k) + B u(k) + w'(k) + S V^-1 y(k) = A' x(k) + B' u'(k) + w'(k)</annotation>
  </semantics>
</math>
</file>

<file path=Object 65/content.xml><?xml version="1.0" encoding="utf-8"?>
<math xmlns="http://www.w3.org/1998/Math/MathML">
  <semantics>
    <mrow>
      <mtext>Where </mtext>
      <mi>A</mi>
      <mrow>
        <mi>'</mi>
        <mi mathvariant="normal">=</mi>
        <mrow>
          <mi>A</mi>
          <mi mathvariant="normal">−</mi>
          <mi>S</mi>
        </mrow>
      </mrow>
      <msup>
        <mi>V</mi>
        <mrow>
          <mi mathvariant="normal">−</mi>
          <mn>1</mn>
        </mrow>
      </msup>
      <mi>C</mi>
      <mi>,</mi>
      <mi/>
      <mi>B</mi>
      <mrow>
        <mi>'</mi>
        <mi mathvariant="normal">=</mi>
        <mrow>
          <mi stretchy="false" mathvariant="normal">[</mi>
          <mtable>
            <mtr>
              <mtd>
                <mi>B</mi>
              </mtd>
              <mtd>
                <mrow>
                  <mi>S</mi>
                  <msup>
                    <mi>V</mi>
                    <mrow>
                      <mi mathvariant="normal">−</mi>
                      <mn>1</mn>
                    </mrow>
                  </msup>
                </mrow>
              </mtd>
            </mtr>
          </mtable>
          <mi stretchy="false" mathvariant="normal">]</mi>
        </mrow>
      </mrow>
      <mi>,</mi>
      <mi/>
      <mi>u</mi>
      <mi>'</mi>
      <mrow>
        <mrow>
          <mo stretchy="false">(</mo>
          <mi>k</mi>
          <mo stretchy="false">)</mo>
        </mrow>
        <mi mathvariant="normal">=</mi>
        <mfenced open="[" close="]">
          <mtable>
            <mtr>
              <mtd>
                <mrow>
                  <mi>u</mi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i>y</mi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</mrow>
    </mrow>
    <annotation encoding="StarMath 5.0">"Where " A' = A - S V^-1 C ,` B' = [matrix{B # S V^-1}] ,` u'(k) = left [ matrix { u(k) ## y(k) } right ]</annotation>
  </semantics>
</math>
</file>

<file path=Object 66/content.xml><?xml version="1.0" encoding="utf-8"?>
<math xmlns="http://www.w3.org/1998/Math/MathML">
  <semantics>
    <mrow>
      <mtext>This is now of the same form as in problem 1, with </mtext>
      <mrow>
        <msub>
          <mi>B</mi>
          <mi>w</mi>
        </msub>
        <mi mathvariant="normal">=</mi>
        <mi>I</mi>
      </mrow>
      <mi>,</mi>
      <mi/>
      <mi>V</mi>
      <mrow>
        <mrow>
          <mo stretchy="false">(</mo>
          <mi>k</mi>
          <mo stretchy="false">)</mo>
        </mrow>
        <mi mathvariant="normal">=</mi>
        <mi>V</mi>
      </mrow>
      <mi>,</mi>
      <mi/>
      <mi>W</mi>
      <mi>'</mi>
      <mrow>
        <mrow>
          <mo stretchy="false">(</mo>
          <mi>k</mi>
          <mo stretchy="false">)</mo>
        </mrow>
        <mi mathvariant="normal">=</mi>
        <mi>W</mi>
      </mrow>
      <mrow>
        <mi>'</mi>
        <mi mathvariant="normal">=</mi>
        <mrow>
          <mi>W</mi>
          <mi mathvariant="normal">−</mi>
          <mi>S</mi>
        </mrow>
      </mrow>
      <msup>
        <mi>V</mi>
        <mrow>
          <mi mathvariant="normal">−</mi>
          <mn>1</mn>
        </mrow>
      </msup>
      <msup>
        <mi>S</mi>
        <mi>T</mi>
      </msup>
    </mrow>
    <annotation encoding="StarMath 5.0">"This is now of the same form as in problem 1, with " B_w = I ,` V(k) = V ,` W'(k) = W' = W - S V^-1 S^T</annotation>
  </semantics>
</math>
</file>

<file path=Object 67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'</mi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'</mi>
      <mi>u</mi>
      <mi>'</mi>
      <mrow>
        <mrow>
          <mo stretchy="false">(</mo>
          <mi>k</mi>
          <mo stretchy="false">)</mo>
        </mrow>
        <mo stretchy="false">+</mo>
        <mi>A</mi>
      </mrow>
      <mi>'</mi>
      <mi>F</mi>
      <mrow>
        <mo stretchy="false">(</mo>
        <mi>k</mi>
        <mo stretchy="false">)</mo>
      </mrow>
      <msup>
        <mover accent="true">
          <mi>y</mi>
          <mo stretchy="false">˜</mo>
        </mover>
        <mi>o</mi>
      </msup>
      <mrow>
        <mrow>
          <mo stretchy="false">(</mo>
          <mi>k</mi>
          <mo stretchy="false">)</mo>
        </mrow>
        <mi mathvariant="normal">=</mi>
        <mi>A</mi>
      </mrow>
      <mi>'</mi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'</mi>
      <mi>u</mi>
      <mi>'</mi>
      <mrow>
        <mrow>
          <mo stretchy="false">(</mo>
          <mi>k</mi>
          <mo stretchy="false">)</mo>
        </mrow>
        <mo stretchy="false">+</mo>
        <mi>A</mi>
      </mrow>
      <mi>'</mi>
      <mi>F</mi>
      <mrow>
        <mo stretchy="false">(</mo>
        <mi>k</mi>
        <mo stretchy="false">)</mo>
      </mrow>
      <mrow>
        <mi stretchy="false" mathvariant="normal">[</mi>
        <mrow>
          <mi>y</mi>
          <mrow>
            <mrow>
              <mo stretchy="false">(</mo>
              <mi>k</mi>
              <mo stretchy="false">)</mo>
            </mrow>
            <mi mathvariant="normal">−</mi>
            <mi>C</mi>
          </mrow>
          <msup>
            <mover accent="true">
              <mi>x</mi>
              <mo stretchy="false">ˆ</mo>
            </mover>
            <mi>o</mi>
          </msup>
          <mrow>
            <mo stretchy="false">(</mo>
            <mi>k</mi>
            <mo stretchy="false">)</mo>
          </mrow>
        </mrow>
        <mi stretchy="false" mathvariant="normal">]</mi>
      </mrow>
    </mrow>
    <annotation encoding="StarMath 5.0">{hat x}^o(k+1) = A' {hat x}^o(k) + B' u'(k) + A' F(k) {tilde y}^o(k) = A' {hat x}^o(k) + B' u'(k) + A' F(k) [y(k) - C {hat x}^o(k)]</annotation>
  </semantics>
</math>
</file>

<file path=Object 68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o stretchy="false">(</mo>
          <mrow>
            <mrow>
              <mi>A</mi>
              <mi mathvariant="normal">−</mi>
              <mi>S</mi>
            </mrow>
            <msup>
              <mi>V</mi>
              <mrow>
                <mi mathvariant="normal">−</mi>
                <mn>1</mn>
              </mrow>
            </msup>
            <mi>C</mi>
          </mrow>
          <mo stretchy="false">)</mo>
        </mrow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S</mi>
      </mrow>
      <msup>
        <mi>V</mi>
        <mrow>
          <mi mathvariant="normal">−</mi>
          <mn>1</mn>
        </mrow>
      </msup>
      <mi>y</mi>
      <mrow>
        <mrow>
          <mo stretchy="false">(</mo>
          <mi>k</mi>
          <mo stretchy="false">)</mo>
        </mrow>
        <mo stretchy="false">+</mo>
        <mrow>
          <mo stretchy="false">(</mo>
          <mrow>
            <mrow>
              <mi>A</mi>
              <mi mathvariant="normal">−</mi>
              <mi>S</mi>
            </mrow>
            <msup>
              <mi>V</mi>
              <mrow>
                <mi mathvariant="normal">−</mi>
                <mn>1</mn>
              </mrow>
            </msup>
            <mi>C</mi>
          </mrow>
          <mo stretchy="false">)</mo>
        </mrow>
      </mrow>
      <mi>F</mi>
      <mrow>
        <mo stretchy="false">(</mo>
        <mi>k</mi>
        <mo stretchy="false">)</mo>
      </mrow>
      <mrow>
        <mi stretchy="false" mathvariant="normal">[</mi>
        <mrow>
          <mi>y</mi>
          <mrow>
            <mrow>
              <mo stretchy="false">(</mo>
              <mi>k</mi>
              <mo stretchy="false">)</mo>
            </mrow>
            <mi mathvariant="normal">−</mi>
            <mi>C</mi>
          </mrow>
          <msup>
            <mover accent="true">
              <mi>x</mi>
              <mo stretchy="false">ˆ</mo>
            </mover>
            <mi>o</mi>
          </msup>
          <mrow>
            <mo stretchy="false">(</mo>
            <mi>k</mi>
            <mo stretchy="false">)</mo>
          </mrow>
        </mrow>
        <mi stretchy="false" mathvariant="normal">]</mi>
      </mrow>
    </mrow>
    <annotation encoding="StarMath 5.0">{hat x}^o(k+1) = (A - S V^-1 C) {hat x}^o(k) + B u(k) + S V^-1 y(k) + (A - S V^-1 C) F(k) [y(k) - C {hat x}^o(k)]</annotation>
  </semantics>
</math>
</file>

<file path=Object 69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row>
          <mi stretchy="false" mathvariant="normal">[</mi>
          <mrow>
            <mi>S</mi>
            <mrow>
              <msup>
                <mi>V</mi>
                <mrow>
                  <mi mathvariant="normal">−</mi>
                  <mn>1</mn>
                </mrow>
              </msup>
              <mo stretchy="false">+</mo>
              <mrow>
                <mo stretchy="false">(</mo>
                <mrow>
                  <mrow>
                    <mi>A</mi>
                    <mi mathvariant="normal">−</mi>
                    <mi>S</mi>
                  </mrow>
                  <msup>
                    <mi>V</mi>
                    <mrow>
                      <mi mathvariant="normal">−</mi>
                      <mn>1</mn>
                    </mrow>
                  </msup>
                  <mi>C</mi>
                </mrow>
                <mo stretchy="false">)</mo>
              </mrow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i stretchy="false" mathvariant="normal">[</mi>
        <mrow>
          <mi>y</mi>
          <mrow>
            <mrow>
              <mo stretchy="false">(</mo>
              <mi>k</mi>
              <mo stretchy="false">)</mo>
            </mrow>
            <mi mathvariant="normal">−</mi>
            <mi>C</mi>
          </mrow>
          <msup>
            <mover accent="true">
              <mi>x</mi>
              <mo stretchy="false">ˆ</mo>
            </mover>
            <mi>o</mi>
          </msup>
          <mrow>
            <mo stretchy="false">(</mo>
            <mi>k</mi>
            <mo stretchy="false">)</mo>
          </mrow>
        </mrow>
        <mi stretchy="false" mathvariant="normal">]</mi>
      </mrow>
    </mrow>
    <annotation encoding="StarMath 5.0">{hat x}^o(k+1) = A {hat x}^o(k) + B u(k) + [S V^-1 + (A - S V^-1 C) F(k)] [y(k) - C {hat x}^o(k)]</annotation>
  </semantics>
</math>
</file>

<file path=Object 7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  <msup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  <mi>T</mi>
      </msup>
    </mrow>
    <annotation encoding="StarMath 5.0">%LAMBDA_{tilde y tilde y}(k,0) = [I - C F(k)] [C M(k) C^T + V(k)] [I - C F(k)]^T</annotation>
  </semantics>
</math>
</file>

<file path=Object 70/content.xml><?xml version="1.0" encoding="utf-8"?>
<math xmlns="http://www.w3.org/1998/Math/MathML">
  <semantics>
    <mrow>
      <mi>F</mi>
      <mrow>
        <mrow>
          <mo stretchy="false">(</mo>
          <mi>k</mi>
          <mo stretchy="false">)</mo>
        </mrow>
        <mi mathvariant="normal">=</mi>
        <mi>M</mi>
      </mrow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</mrow>
    <annotation encoding="StarMath 5.0">F(k) = M(k) C^T [C M(k) C^T + V]^-1</annotation>
  </semantics>
</math>
</file>

<file path=Object 71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row>
          <mi stretchy="false" mathvariant="normal">[</mi>
          <mrow>
            <mi>S</mi>
            <msup>
              <mi>V</mi>
              <mrow>
                <mi mathvariant="normal">−</mi>
                <mn>1</mn>
              </mrow>
            </msup>
            <mrow>
              <mrow>
                <mo stretchy="false">(</mo>
                <mrow>
                  <mrow>
                    <mi>I</mi>
                    <mi mathvariant="normal">−</mi>
                    <mi>C</mi>
                  </mrow>
                  <mi>F</mi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  <mo stretchy="false">+</mo>
              <mi>A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i stretchy="false" mathvariant="normal">[</mi>
        <mrow>
          <mi>y</mi>
          <mrow>
            <mrow>
              <mo stretchy="false">(</mo>
              <mi>k</mi>
              <mo stretchy="false">)</mo>
            </mrow>
            <mi mathvariant="normal">−</mi>
            <mi>C</mi>
          </mrow>
          <msup>
            <mover accent="true">
              <mi>x</mi>
              <mo stretchy="false">ˆ</mo>
            </mover>
            <mi>o</mi>
          </msup>
          <mrow>
            <mo stretchy="false">(</mo>
            <mi>k</mi>
            <mo stretchy="false">)</mo>
          </mrow>
        </mrow>
        <mi stretchy="false" mathvariant="normal">]</mi>
      </mrow>
    </mrow>
    <annotation encoding="StarMath 5.0">{hat x}^o(k+1) = A {hat x}^o(k) + B u(k) + [S V^-1 (I - C F(k)) + A F(k)] [y(k) - C {hat x}^o(k)]</annotation>
  </semantics>
</math>
</file>

<file path=Object 72/content.xml><?xml version="1.0" encoding="utf-8"?>
<math xmlns="http://www.w3.org/1998/Math/MathML">
  <semantics>
    <mrow>
      <mrow>
        <mi>I</mi>
        <mi mathvariant="normal">−</mi>
        <mi>C</mi>
      </mrow>
      <mi>F</mi>
      <mrow>
        <mrow>
          <mo stretchy="false">(</mo>
          <mi>k</mi>
          <mo stretchy="false">)</mo>
        </mrow>
        <mi mathvariant="normal">=</mi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</mrow>
      <mrow>
        <msup>
          <mrow>
            <mi stretchy="false" mathvariant="normal">[</mi>
            <mrow>
              <mi>C</mi>
              <mi>M</mi>
              <mrow>
                <mo stretchy="false">(</mo>
                <mi>k</mi>
                <mo stretchy="false">)</mo>
              </mrow>
              <mrow>
                <msup>
                  <mi>C</mi>
                  <mi>T</mi>
                </msup>
                <mo stretchy="false">+</mo>
                <mi>V</mi>
              </mrow>
            </mrow>
            <mi stretchy="false" mathvariant="normal">]</mi>
          </mrow>
          <mrow>
            <mi mathvariant="normal">−</mi>
            <mn>1</mn>
          </mrow>
        </msup>
        <mi mathvariant="normal">−</mi>
        <mi>C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</mrow>
    <annotation encoding="StarMath 5.0">I - C F(k) = [C M(k) C^T + V] [C M(k) C^T + V]^-1 - C M(k) C^T [C M(k) C^T + V]^-1</annotation>
  </semantics>
</math>
</file>

<file path=Object 73/content.xml><?xml version="1.0" encoding="utf-8"?>
<math xmlns="http://www.w3.org/1998/Math/MathML">
  <semantics>
    <mrow>
      <mrow>
        <mi>I</mi>
        <mi mathvariant="normal">−</mi>
        <mi>C</mi>
      </mrow>
      <mi>F</mi>
      <mrow>
        <mrow>
          <mo stretchy="false">(</mo>
          <mi>k</mi>
          <mo stretchy="false">)</mo>
        </mrow>
        <mi mathvariant="normal">=</mi>
        <mi>V</mi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</mrow>
    <annotation encoding="StarMath 5.0">I - C F(k) = V [C M(k) C^T + V]^-1</annotation>
  </semantics>
</math>
</file>

<file path=Object 74/content.xml><?xml version="1.0" encoding="utf-8"?>
<math xmlns="http://www.w3.org/1998/Math/MathML">
  <semantics>
    <mrow>
      <mi>L</mi>
      <mrow>
        <mrow>
          <mo stretchy="false">(</mo>
          <mi>k</mi>
          <mo stretchy="false">)</mo>
        </mrow>
        <mi mathvariant="normal">=</mi>
        <mi>S</mi>
      </mrow>
      <msup>
        <mi>V</mi>
        <mrow>
          <mi mathvariant="normal">−</mi>
          <mn>1</mn>
        </mrow>
      </msup>
      <mrow>
        <mrow>
          <mo stretchy="false">(</mo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o stretchy="false">)</mo>
        </mrow>
        <mo stretchy="false">+</mo>
        <mi>A</mi>
      </mrow>
      <mi>F</mi>
      <mrow>
        <mrow>
          <mo stretchy="false">(</mo>
          <mi>k</mi>
          <mo stretchy="false">)</mo>
        </mrow>
        <mi mathvariant="normal">=</mi>
        <mi>S</mi>
      </mrow>
      <msup>
        <mi>V</mi>
        <mrow>
          <mi mathvariant="normal">−</mi>
          <mn>1</mn>
        </mrow>
      </msup>
      <mi>V</mi>
      <mrow>
        <msup>
          <mrow>
            <mi stretchy="false" mathvariant="normal">[</mi>
            <mrow>
              <mi>C</mi>
              <mi>M</mi>
              <mrow>
                <mo stretchy="false">(</mo>
                <mi>k</mi>
                <mo stretchy="false">)</mo>
              </mrow>
              <mrow>
                <msup>
                  <mi>C</mi>
                  <mi>T</mi>
                </msup>
                <mo stretchy="false">+</mo>
                <mi>V</mi>
              </mrow>
            </mrow>
            <mi stretchy="false" mathvariant="normal">]</mi>
          </mrow>
          <mrow>
            <mi mathvariant="normal">−</mi>
            <mn>1</mn>
          </mrow>
        </msup>
        <mo stretchy="false">+</mo>
        <mi>A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</mrow>
    <annotation encoding="StarMath 5.0">L(k) = S V^-1 (I - C F(k)) + A F(k) = S V^-1 V [C M(k) C^T + V]^-1 + A M(k) C^T [C M(k) C^T + V]^-1</annotation>
  </semantics>
</math>
</file>

<file path=Object 75/content.xml><?xml version="1.0" encoding="utf-8"?>
<math xmlns="http://www.w3.org/1998/Math/MathML">
  <semantics>
    <mrow>
      <mi>L</mi>
      <mrow>
        <mrow>
          <mo stretchy="false">(</mo>
          <mi>k</mi>
          <mo stretchy="false">)</mo>
        </mrow>
        <mi mathvariant="normal">=</mi>
        <mrow>
          <mi stretchy="false" mathvariant="normal">[</mi>
          <mrow>
            <mi>A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S</mi>
            </mrow>
          </mrow>
          <mi stretchy="false" mathvariant="normal">]</mi>
        </mrow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</mrow>
    <annotation encoding="StarMath 5.0">L(k) = [A M(k) C^T + S] [C M(k) C^T + V]^-1</annotation>
  </semantics>
</math>
</file>

<file path=Object 76/content.xml><?xml version="1.0" encoding="utf-8"?>
<math xmlns="http://www.w3.org/1998/Math/MathML">
  <semantics>
    <mrow>
      <msup>
        <mover accent="true">
          <mi>x</mi>
          <mo stretchy="false">ˆ</mo>
        </mover>
        <mi>o</mi>
      </msup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sup>
        <mover accent="true">
          <mi>x</mi>
          <mo stretchy="false">ˆ</mo>
        </mover>
        <mi>o</mi>
      </msup>
      <mrow>
        <mrow>
          <mo stretchy="false">(</mo>
          <mi>k</mi>
          <mo stretchy="false">)</mo>
        </mrow>
        <mo stretchy="false">+</mo>
        <mi>B</mi>
      </mrow>
      <mi>u</mi>
      <mrow>
        <mrow>
          <mo stretchy="false">(</mo>
          <mi>k</mi>
          <mo stretchy="false">)</mo>
        </mrow>
        <mo stretchy="false">+</mo>
        <mi>L</mi>
      </mrow>
      <mrow>
        <mo stretchy="false">(</mo>
        <mi>k</mi>
        <mo stretchy="false">)</mo>
      </mrow>
      <mrow>
        <mi stretchy="false" mathvariant="normal">[</mi>
        <mrow>
          <mi>y</mi>
          <mrow>
            <mrow>
              <mo stretchy="false">(</mo>
              <mi>k</mi>
              <mo stretchy="false">)</mo>
            </mrow>
            <mi mathvariant="normal">−</mi>
            <mi>C</mi>
          </mrow>
          <msup>
            <mover accent="true">
              <mi>x</mi>
              <mo stretchy="false">ˆ</mo>
            </mover>
            <mi>o</mi>
          </msup>
          <mrow>
            <mo stretchy="false">(</mo>
            <mi>k</mi>
            <mo stretchy="false">)</mo>
          </mrow>
        </mrow>
        <mi stretchy="false" mathvariant="normal">]</mi>
      </mrow>
    </mrow>
    <annotation encoding="StarMath 5.0">{hat x}^o(k+1) = A {hat x}^o(k) + B u(k) + L(k) [y(k) - C {hat x}^o(k)]</annotation>
  </semantics>
</math>
</file>

<file path=Object 77/content.xml><?xml version="1.0" encoding="utf-8"?>
<math xmlns="http://www.w3.org/1998/Math/MathML">
  <semantics>
    <mrow>
      <mtext>Riccati </mtext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'</mi>
      <mi>M</mi>
      <mrow>
        <mo stretchy="false">(</mo>
        <mi>k</mi>
        <mo stretchy="false">)</mo>
      </mrow>
      <mrow>
        <msup>
          <mrow>
            <mo stretchy="false">(</mo>
            <mrow>
              <mi>A</mi>
              <mi>'</mi>
            </mrow>
            <mo stretchy="false">)</mo>
          </mrow>
          <mi>T</mi>
        </msup>
        <mo stretchy="false">+</mo>
        <mi>W</mi>
      </mrow>
      <mrow>
        <mi>'</mi>
        <mi mathvariant="normal">−</mi>
        <mi>A</mi>
      </mrow>
      <mi>'</mi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  <mi>C</mi>
      <mi>M</mi>
      <mrow>
        <mo stretchy="false">(</mo>
        <mi>k</mi>
        <mo stretchy="false">)</mo>
      </mrow>
      <msup>
        <mrow>
          <mo stretchy="false">(</mo>
          <mrow>
            <mi>A</mi>
            <mi>'</mi>
          </mrow>
          <mo stretchy="false">)</mo>
        </mrow>
        <mi>T</mi>
      </msup>
    </mrow>
    <annotation encoding="StarMath 5.0">"Riccati " M(k+1) = A' M(k) (A')^T + W' - A' M(k) C^T [C M(k) C^T + V]^-1 C M(k) (A')^T</annotation>
  </semantics>
</math>
</file>

<file path=Object 78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'</mi>
      <mi>M</mi>
      <mrow>
        <mo stretchy="false">(</mo>
        <mi>k</mi>
        <mo stretchy="false">)</mo>
      </mrow>
      <mrow>
        <msup>
          <mrow>
            <mo stretchy="false">(</mo>
            <mrow>
              <mi>A</mi>
              <mi>'</mi>
            </mrow>
            <mo stretchy="false">)</mo>
          </mrow>
          <mi>T</mi>
        </msup>
        <mo stretchy="false">+</mo>
        <mi>W</mi>
      </mrow>
      <mrow>
        <mi>'</mi>
        <mi mathvariant="normal">−</mi>
        <mrow>
          <mo stretchy="false">(</mo>
          <mrow>
            <mi>A</mi>
            <mi>'</mi>
          </mrow>
          <mo stretchy="false">)</mo>
        </mrow>
      </mrow>
      <mi>F</mi>
      <mrow>
        <mo stretchy="false">(</mo>
        <mi>k</mi>
        <mo stretchy="false">)</mo>
      </mrow>
      <mi>C</mi>
      <mi>M</mi>
      <mrow>
        <mo stretchy="false">(</mo>
        <mi>k</mi>
        <mo stretchy="false">)</mo>
      </mrow>
      <mrow>
        <msup>
          <mrow>
            <mo stretchy="false">(</mo>
            <mrow>
              <mi>A</mi>
              <mi>'</mi>
            </mrow>
            <mo stretchy="false">)</mo>
          </mrow>
          <mi>T</mi>
        </msup>
        <mi mathvariant="normal">=</mi>
        <mi>A</mi>
      </mrow>
      <mi>'</mi>
      <mrow>
        <mi stretchy="false" mathvariant="normal">[</mi>
        <mrow>
          <mrow>
            <mi>I</mi>
            <mi mathvariant="normal">−</mi>
            <mi>F</mi>
          </mrow>
          <mrow>
            <mo stretchy="false">(</mo>
            <mi>k</mi>
            <mo stretchy="false">)</mo>
          </mrow>
          <mi>C</mi>
        </mrow>
        <mi stretchy="false" mathvariant="normal">]</mi>
      </mrow>
      <mi>M</mi>
      <mrow>
        <mo stretchy="false">(</mo>
        <mi>k</mi>
        <mo stretchy="false">)</mo>
      </mrow>
      <mrow>
        <msup>
          <mrow>
            <mo stretchy="false">(</mo>
            <mrow>
              <mi>A</mi>
              <mi>'</mi>
            </mrow>
            <mo stretchy="false">)</mo>
          </mrow>
          <mi>T</mi>
        </msup>
        <mo stretchy="false">+</mo>
        <mi>W</mi>
      </mrow>
      <mi>'</mi>
    </mrow>
    <annotation encoding="StarMath 5.0">M(k+1) = A' M(k) (A')^T + W' - (A') F(k) C M(k) (A')^T = A' [I - F(k) C] M(k) (A')^T + W'</annotation>
  </semantics>
</math>
</file>

<file path=Object 79/content.xml><?xml version="1.0" encoding="utf-8"?>
<math xmlns="http://www.w3.org/1998/Math/MathML">
  <semantics>
    <mrow>
      <mi>V</mi>
      <mtext> is symmetric so </mtext>
      <mrow>
        <msup>
          <mrow>
            <mo stretchy="false">(</mo>
            <mrow>
              <mrow>
                <mi>A</mi>
                <mi mathvariant="normal">−</mi>
                <mi>S</mi>
              </mrow>
              <msup>
                <mi>V</mi>
                <mrow>
                  <mi mathvariant="normal">−</mi>
                  <mn>1</mn>
                </mrow>
              </msup>
              <mi>C</mi>
            </mrow>
            <mo stretchy="false">)</mo>
          </mrow>
          <mi>T</mi>
        </msup>
        <mi mathvariant="normal">=</mi>
        <mrow>
          <msup>
            <mi>A</mi>
            <mi>T</mi>
          </msup>
          <mi mathvariant="normal">−</mi>
          <msup>
            <mi>C</mi>
            <mi>T</mi>
          </msup>
        </mrow>
      </mrow>
      <msup>
        <mrow>
          <mo stretchy="false">(</mo>
          <msup>
            <mi>V</mi>
            <mrow>
              <mi mathvariant="normal">−</mi>
              <mn>1</mn>
            </mrow>
          </msup>
          <mo stretchy="false">)</mo>
        </mrow>
        <mi>T</mi>
      </msup>
      <mrow>
        <msup>
          <mi>S</mi>
          <mi>T</mi>
        </msup>
        <mi mathvariant="normal">=</mi>
        <mrow>
          <msup>
            <mi>A</mi>
            <mi>T</mi>
          </msup>
          <mi mathvariant="normal">−</mi>
          <msup>
            <mi>C</mi>
            <mi>T</mi>
          </msup>
        </mrow>
      </mrow>
      <msup>
        <mi>V</mi>
        <mrow>
          <mi mathvariant="normal">−</mi>
          <mn>1</mn>
        </mrow>
      </msup>
      <msup>
        <mi>S</mi>
        <mi>T</mi>
      </msup>
    </mrow>
    <annotation encoding="StarMath 5.0">V " is symmetric so " (A - S V^-1 C)^T = A^T - C^T (V^-1)^T S^T = A^T - C^T V^-1 S^T</annotation>
  </semantics>
</math>
</file>

<file path=Object 8/content.xml><?xml version="1.0" encoding="utf-8"?>
<math xmlns="http://www.w3.org/1998/Math/MathML">
  <semantics>
    <mrow>
      <msub>
        <mo stretchy="false">Λ</mo>
        <mrow>
          <mover accent="true">
            <mi>y</mi>
            <mo stretchy="false">˜</mo>
          </mover>
          <mover accent="true">
            <mi>y</mi>
            <mo stretchy="false">˜</mo>
          </mover>
        </mrow>
      </msub>
      <mrow>
        <mrow>
          <mo stretchy="false">(</mo>
          <mrow>
            <mi>k</mi>
            <mi>,</mi>
            <mn>0</mn>
          </mrow>
          <mo stretchy="false">)</mo>
        </mrow>
        <mi mathvariant="normal">=</mi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row>
          <mi mathvariant="normal">−</mi>
          <mn>1</mn>
        </mrow>
      </msup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  <msup>
        <mrow>
          <mi stretchy="false" mathvariant="normal">[</mi>
          <mrow>
            <mrow>
              <mi>I</mi>
              <mi mathvariant="normal">−</mi>
              <mi>C</mi>
            </mrow>
            <mi>F</mi>
            <mrow>
              <mo stretchy="false">(</mo>
              <mi>k</mi>
              <mo stretchy="false">)</mo>
            </mrow>
          </mrow>
          <mi stretchy="false" mathvariant="normal">]</mi>
        </mrow>
        <mi>T</mi>
      </msup>
    </mrow>
    <annotation encoding="StarMath 5.0">%LAMBDA_{tilde y tilde y}(k,0) = [I - C F(k)] [C M(k) C^T + V(k)] [C M(k) C^T + V(k)]^-1 [C M(k) C^T + V(k)] [I - C F(k)]^T</annotation>
  </semantics>
</math>
</file>

<file path=Object 80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o stretchy="false">(</mo>
          <mrow>
            <mrow>
              <mi>A</mi>
              <mi mathvariant="normal">−</mi>
              <mi>S</mi>
            </mrow>
            <msup>
              <mi>V</mi>
              <mrow>
                <mi mathvariant="normal">−</mi>
                <mn>1</mn>
              </mrow>
            </msup>
            <mi>C</mi>
          </mrow>
          <mo stretchy="false">)</mo>
        </mrow>
      </mrow>
      <mrow>
        <mi stretchy="false" mathvariant="normal">[</mi>
        <mrow>
          <mrow>
            <mi>I</mi>
            <mi mathvariant="normal">−</mi>
            <mi>F</mi>
          </mrow>
          <mrow>
            <mo stretchy="false">(</mo>
            <mi>k</mi>
            <mo stretchy="false">)</mo>
          </mrow>
          <mi>C</mi>
        </mrow>
        <mi stretchy="false" mathvariant="normal">]</mi>
      </mrow>
      <mi>M</mi>
      <mrow>
        <mo stretchy="false">(</mo>
        <mi>k</mi>
        <mo stretchy="false">)</mo>
      </mrow>
      <mrow>
        <mrow>
          <msup>
            <mrow>
              <mo stretchy="false">(</mo>
              <mrow>
                <mrow>
                  <mi>A</mi>
                  <mi mathvariant="normal">−</mi>
                  <mi>S</mi>
                </mrow>
                <msup>
                  <mi>V</mi>
                  <mrow>
                    <mi mathvariant="normal">−</mi>
                    <mn>1</mn>
                  </mrow>
                </msup>
                <mi>C</mi>
              </mrow>
              <mo stretchy="false">)</mo>
            </mrow>
            <mi>T</mi>
          </msup>
          <mo stretchy="false">+</mo>
          <mi>W</mi>
        </mrow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M(k+1) = (A - S V^-1 C) [I - F(k) C] M(k) (A - S V^-1 C)^T + W - S V^-1 S^T</annotation>
  </semantics>
</math>
</file>

<file path=Object 81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i stretchy="false" mathvariant="normal">[</mi>
          <mrow>
            <mrow>
              <mi>A</mi>
              <mi mathvariant="normal">−</mi>
              <mi>A</mi>
            </mrow>
            <mi>F</mi>
            <mrow>
              <mo stretchy="false">(</mo>
              <mi>k</mi>
              <mo stretchy="false">)</mo>
            </mrow>
            <mrow>
              <mi>C</mi>
              <mi mathvariant="normal">−</mi>
              <mi>S</mi>
            </mrow>
            <msup>
              <mi>V</mi>
              <mrow>
                <mi mathvariant="normal">−</mi>
                <mn>1</mn>
              </mrow>
            </msup>
            <mrow>
              <mi>C</mi>
              <mo stretchy="false">+</mo>
              <mi>S</mi>
            </mrow>
            <msup>
              <mi>V</mi>
              <mrow>
                <mi mathvariant="normal">−</mi>
                <mn>1</mn>
              </mrow>
            </msup>
            <mi>C</mi>
            <mi>F</mi>
            <mrow>
              <mo stretchy="false">(</mo>
              <mi>k</mi>
              <mo stretchy="false">)</mo>
            </mrow>
            <mi>C</mi>
          </mrow>
          <mi stretchy="false" mathvariant="normal">]</mi>
        </mrow>
      </mrow>
      <mi>M</mi>
      <mrow>
        <mo stretchy="false">(</mo>
        <mi>k</mi>
        <mo stretchy="false">)</mo>
      </mrow>
      <mrow>
        <mrow>
          <msup>
            <mrow>
              <mo stretchy="false">(</mo>
              <mrow>
                <mrow>
                  <mi>A</mi>
                  <mi mathvariant="normal">−</mi>
                  <mi>S</mi>
                </mrow>
                <msup>
                  <mi>V</mi>
                  <mrow>
                    <mi mathvariant="normal">−</mi>
                    <mn>1</mn>
                  </mrow>
                </msup>
                <mi>C</mi>
              </mrow>
              <mo stretchy="false">)</mo>
            </mrow>
            <mi>T</mi>
          </msup>
          <mo stretchy="false">+</mo>
          <mi>W</mi>
        </mrow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M(k+1) = [A - A F(k) C - S V^-1 C + S V^-1 C F(k) C] M(k) (A - S V^-1 C)^T + W - S V^-1 S^T</annotation>
  </semantics>
</math>
</file>

<file path=Object 82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i stretchy="false" mathvariant="normal">[</mi>
          <mrow>
            <mrow>
              <mi>A</mi>
              <mi mathvariant="normal">−</mi>
              <mrow>
                <mo stretchy="false">(</mo>
                <mrow>
                  <mi>A</mi>
                  <mi>F</mi>
                  <mrow>
                    <mrow>
                      <mo stretchy="false">(</mo>
                      <mi>k</mi>
                      <mo stretchy="false">)</mo>
                    </mrow>
                    <mo stretchy="false">+</mo>
                    <mi>S</mi>
                  </mrow>
                  <msup>
                    <mi>V</mi>
                    <mrow>
                      <mi mathvariant="normal">−</mi>
                      <mn>1</mn>
                    </mrow>
                  </msup>
                  <mrow>
                    <mo stretchy="false">(</mo>
                    <mrow>
                      <mrow>
                        <mi>I</mi>
                        <mi mathvariant="normal">−</mi>
                        <mi>C</mi>
                      </mrow>
                      <mi>F</mi>
                      <mrow>
                        <mo stretchy="false">(</mo>
                        <mi>k</mi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i>C</mi>
          </mrow>
          <mi stretchy="false" mathvariant="normal">]</mi>
        </mrow>
      </mrow>
      <mi>M</mi>
      <mrow>
        <mo stretchy="false">(</mo>
        <mi>k</mi>
        <mo stretchy="false">)</mo>
      </mrow>
      <mrow>
        <mrow>
          <msup>
            <mrow>
              <mo stretchy="false">(</mo>
              <mrow>
                <mrow>
                  <mi>A</mi>
                  <mi mathvariant="normal">−</mi>
                  <mi>S</mi>
                </mrow>
                <msup>
                  <mi>V</mi>
                  <mrow>
                    <mi mathvariant="normal">−</mi>
                    <mn>1</mn>
                  </mrow>
                </msup>
                <mi>C</mi>
              </mrow>
              <mo stretchy="false">)</mo>
            </mrow>
            <mi>T</mi>
          </msup>
          <mo stretchy="false">+</mo>
          <mi>W</mi>
        </mrow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M(k+1) = [A - (A F(k) + S V^-1 (I - C F(k))) C] M(k) (A - S V^-1 C)^T + W - S V^-1 S^T</annotation>
  </semantics>
</math>
</file>

<file path=Object 83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row>
          <mi stretchy="false" mathvariant="normal">[</mi>
          <mrow>
            <mrow>
              <mi>A</mi>
              <mi mathvariant="normal">−</mi>
              <mi>L</mi>
            </mrow>
            <mrow>
              <mo stretchy="false">(</mo>
              <mi>k</mi>
              <mo stretchy="false">)</mo>
            </mrow>
            <mi>C</mi>
          </mrow>
          <mi stretchy="false" mathvariant="normal">]</mi>
        </mrow>
      </mrow>
      <mi>M</mi>
      <mrow>
        <mo stretchy="false">(</mo>
        <mi>k</mi>
        <mo stretchy="false">)</mo>
      </mrow>
      <mrow>
        <mrow>
          <msup>
            <mrow>
              <mo stretchy="false">(</mo>
              <mrow>
                <mrow>
                  <mi>A</mi>
                  <mi mathvariant="normal">−</mi>
                  <mi>S</mi>
                </mrow>
                <msup>
                  <mi>V</mi>
                  <mrow>
                    <mi mathvariant="normal">−</mi>
                    <mn>1</mn>
                  </mrow>
                </msup>
                <mi>C</mi>
              </mrow>
              <mo stretchy="false">)</mo>
            </mrow>
            <mi>T</mi>
          </msup>
          <mo stretchy="false">+</mo>
          <mi>W</mi>
        </mrow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M(k+1) = [A - L(k) C] M(k) (A - S V^-1 C)^T + W - S V^-1 S^T</annotation>
  </semantics>
</math>
</file>

<file path=Object 84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A</mi>
      </mrow>
      <mi>M</mi>
      <mrow>
        <mo stretchy="false">(</mo>
        <mi>k</mi>
        <mo stretchy="false">)</mo>
      </mrow>
      <msup>
        <mi>C</mi>
        <mi>T</mi>
      </msup>
      <msup>
        <mi>V</mi>
        <mrow>
          <mi mathvariant="normal">−</mi>
          <mn>1</mn>
        </mrow>
      </msup>
      <mrow>
        <msup>
          <mi>S</mi>
          <mi>T</mi>
        </msup>
        <mi mathvariant="normal">−</mi>
        <mi>L</mi>
      </mrow>
      <mrow>
        <mo stretchy="false">(</mo>
        <mi>k</mi>
        <mo stretchy="false">)</mo>
      </mrow>
      <mi>C</mi>
      <mi>M</mi>
      <mrow>
        <mo stretchy="false">(</mo>
        <mi>k</mi>
        <mo stretchy="false">)</mo>
      </mrow>
      <mrow>
        <mrow>
          <mrow>
            <mi stretchy="false" mathvariant="normal">[</mi>
            <mrow>
              <mrow>
                <msup>
                  <mi>A</mi>
                  <mi>T</mi>
                </msup>
                <mi mathvariant="normal">−</mi>
                <msup>
                  <mi>C</mi>
                  <mi>T</mi>
                </msup>
              </mrow>
              <msup>
                <mi>V</mi>
                <mrow>
                  <mi mathvariant="normal">−</mi>
                  <mn>1</mn>
                </mrow>
              </msup>
              <msup>
                <mi>S</mi>
                <mi>T</mi>
              </msup>
            </mrow>
            <mi stretchy="false" mathvariant="normal">]</mi>
          </mrow>
          <mo stretchy="false">+</mo>
          <mi>W</mi>
        </mrow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M(k+1) = A M(k) A^T - A M(k) C^T V^-1 S^T - L(k) C M(k) [A^T - C^T V^-1 S^T] + W - S V^-1 S^T</annotation>
  </semantics>
</math>
</file>

<file path=Object 85/content.xml><?xml version="1.0" encoding="utf-8"?>
<math xmlns="http://www.w3.org/1998/Math/MathML">
  <semantics>
    <mrow>
      <mi>A</mi>
      <mi>M</mi>
      <mrow>
        <mo stretchy="false">(</mo>
        <mi>k</mi>
        <mo stretchy="false">)</mo>
      </mrow>
      <msup>
        <mi>C</mi>
        <mi>T</mi>
      </msup>
      <msup>
        <mi>V</mi>
        <mrow>
          <mi mathvariant="normal">−</mi>
          <mn>1</mn>
        </mrow>
      </msup>
      <mrow>
        <msup>
          <mi>S</mi>
          <mi>T</mi>
        </msup>
        <mi mathvariant="normal">=</mi>
        <mi>A</mi>
      </mrow>
      <mi>M</mi>
      <mrow>
        <mo stretchy="false">(</mo>
        <mi>k</mi>
        <mo stretchy="false">)</mo>
      </mrow>
      <msup>
        <mi>C</mi>
        <mi>T</mi>
      </msup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row>
          <mi mathvariant="normal">−</mi>
          <mn>1</mn>
        </mrow>
      </msup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</mrow>
        <mi stretchy="false" mathvariant="normal">]</mi>
      </mrow>
      <msup>
        <mi>V</mi>
        <mrow>
          <mi mathvariant="normal">−</mi>
          <mn>1</mn>
        </mrow>
      </msup>
      <msup>
        <mi>S</mi>
        <mi>T</mi>
      </msup>
    </mrow>
    <annotation encoding="StarMath 5.0">A M(k) C^T V^-1 S^T = A M(k) C^T [C M(k) C^T + V]^-1 [C M(k) C^T + V] V^-1 S^T</annotation>
  </semantics>
</math>
</file>

<file path=Object 86/content.xml><?xml version="1.0" encoding="utf-8"?>
<math xmlns="http://www.w3.org/1998/Math/MathML">
  <semantics>
    <mrow>
      <mi>A</mi>
      <mi>M</mi>
      <mrow>
        <mo stretchy="false">(</mo>
        <mi>k</mi>
        <mo stretchy="false">)</mo>
      </mrow>
      <msup>
        <mi>C</mi>
        <mi>T</mi>
      </msup>
      <msup>
        <mi>V</mi>
        <mrow>
          <mi mathvariant="normal">−</mi>
          <mn>1</mn>
        </mrow>
      </msup>
      <mrow>
        <msup>
          <mi>S</mi>
          <mi>T</mi>
        </msup>
        <mi mathvariant="normal">=</mi>
        <mrow>
          <mo stretchy="false">(</mo>
          <mrow>
            <mi>L</mi>
            <mrow>
              <mrow>
                <mo stretchy="false">(</mo>
                <mi>k</mi>
                <mo stretchy="false">)</mo>
              </mrow>
              <mi mathvariant="normal">−</mi>
              <mi>S</mi>
            </mrow>
            <msup>
              <mrow>
                <mi stretchy="false" mathvariant="normal">[</mi>
                <mrow>
                  <mi>C</mi>
                  <mi>M</mi>
                  <mrow>
                    <mo stretchy="false">(</mo>
                    <mi>k</mi>
                    <mo stretchy="false">)</mo>
                  </mrow>
                  <mrow>
                    <msup>
                      <mi>C</mi>
                      <mi>T</mi>
                    </msup>
                    <mo stretchy="false">+</mo>
                    <mi>V</mi>
                  </mrow>
                </mrow>
                <mi stretchy="false" mathvariant="normal">]</mi>
              </mrow>
              <mrow>
                <mi mathvariant="normal">−</mi>
                <mn>1</mn>
              </mrow>
            </msup>
          </mrow>
          <mo stretchy="false">)</mo>
        </mrow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</mrow>
        <mi stretchy="false" mathvariant="normal">]</mi>
      </mrow>
      <msup>
        <mi>V</mi>
        <mrow>
          <mi mathvariant="normal">−</mi>
          <mn>1</mn>
        </mrow>
      </msup>
      <msup>
        <mi>S</mi>
        <mi>T</mi>
      </msup>
    </mrow>
    <annotation encoding="StarMath 5.0">A M(k) C^T V^-1 S^T = (L(k) - S [C M(k) C^T + V]^-1) [C M(k) C^T + V] V^-1 S^T</annotation>
  </semantics>
</math>
</file>

<file path=Object 87/content.xml><?xml version="1.0" encoding="utf-8"?>
<math xmlns="http://www.w3.org/1998/Math/MathML">
  <semantics>
    <mrow>
      <mi>A</mi>
      <mi>M</mi>
      <mrow>
        <mo stretchy="false">(</mo>
        <mi>k</mi>
        <mo stretchy="false">)</mo>
      </mrow>
      <msup>
        <mi>C</mi>
        <mi>T</mi>
      </msup>
      <msup>
        <mi>V</mi>
        <mrow>
          <mi mathvariant="normal">−</mi>
          <mn>1</mn>
        </mrow>
      </msup>
      <mrow>
        <msup>
          <mi>S</mi>
          <mi>T</mi>
        </msup>
        <mi mathvariant="normal">=</mi>
        <mi>L</mi>
      </mrow>
      <mrow>
        <mo stretchy="false">(</mo>
        <mi>k</mi>
        <mo stretchy="false">)</mo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</mrow>
        <mi stretchy="false" mathvariant="normal">]</mi>
      </mrow>
      <msup>
        <mi>V</mi>
        <mrow>
          <mi mathvariant="normal">−</mi>
          <mn>1</mn>
        </mrow>
      </msup>
      <mrow>
        <msup>
          <mi>S</mi>
          <mi>T</mi>
        </msup>
        <mi mathvariant="normal">−</mi>
        <mi>S</mi>
      </mrow>
      <msup>
        <mi>V</mi>
        <mrow>
          <mi mathvariant="normal">−</mi>
          <mn>1</mn>
        </mrow>
      </msup>
      <msup>
        <mi>S</mi>
        <mi>T</mi>
      </msup>
    </mrow>
    <annotation encoding="StarMath 5.0">A M(k) C^T V^-1 S^T = L(k) [C M(k) C^T + V] V^-1 S^T - S V^-1 S^T</annotation>
  </semantics>
</math>
</file>

<file path=Object 88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L</mi>
      </mrow>
      <mrow>
        <mo stretchy="false">(</mo>
        <mi>k</mi>
        <mo stretchy="false">)</mo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</mrow>
        <mi stretchy="false" mathvariant="normal">]</mi>
      </mrow>
      <msup>
        <mi>V</mi>
        <mrow>
          <mi mathvariant="normal">−</mi>
          <mn>1</mn>
        </mrow>
      </msup>
      <mrow>
        <msup>
          <mi>S</mi>
          <mi>T</mi>
        </msup>
        <mi mathvariant="normal">−</mi>
        <mi>L</mi>
      </mrow>
      <mrow>
        <mo stretchy="false">(</mo>
        <mi>k</mi>
        <mo stretchy="false">)</mo>
      </mrow>
      <mi>C</mi>
      <mi>M</mi>
      <mrow>
        <mo stretchy="false">(</mo>
        <mi>k</mi>
        <mo stretchy="false">)</mo>
      </mrow>
      <mrow>
        <mrow>
          <mi stretchy="false" mathvariant="normal">[</mi>
          <mrow>
            <mrow>
              <msup>
                <mi>A</mi>
                <mi>T</mi>
              </msup>
              <mi mathvariant="normal">−</mi>
              <msup>
                <mi>C</mi>
                <mi>T</mi>
              </msup>
            </mrow>
            <msup>
              <mi>V</mi>
              <mrow>
                <mi mathvariant="normal">−</mi>
                <mn>1</mn>
              </mrow>
            </msup>
            <msup>
              <mi>S</mi>
              <mi>T</mi>
            </msup>
          </mrow>
          <mi stretchy="false" mathvariant="normal">]</mi>
        </mrow>
        <mo stretchy="false">+</mo>
        <mi>W</mi>
      </mrow>
    </mrow>
    <annotation encoding="StarMath 5.0">M(k+1) = A M(k) A^T - L(k) [C M(k) C^T + V] V^-1 S^T - L(k) C M(k) [A^T - C^T V^-1 S^T] + W</annotation>
  </semantics>
</math>
</file>

<file path=Object 89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L</mi>
      </mrow>
      <mrow>
        <mo stretchy="false">(</mo>
        <mi>k</mi>
        <mo stretchy="false">)</mo>
      </mrow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sup>
              <mi>C</mi>
              <mi>T</mi>
            </msup>
            <msup>
              <mi>V</mi>
              <mrow>
                <mi mathvariant="normal">−</mi>
                <mn>1</mn>
              </mrow>
            </msup>
            <mrow>
              <mrow>
                <msup>
                  <mi>S</mi>
                  <mi>T</mi>
                </msup>
                <mo stretchy="false">+</mo>
                <msup>
                  <mi>S</mi>
                  <mi>T</mi>
                </msup>
              </mrow>
              <mo stretchy="false">+</mo>
              <mi>C</mi>
            </mrow>
            <mi>M</mi>
            <mrow>
              <mo stretchy="false">(</mo>
              <mi>k</mi>
              <mo stretchy="false">)</mo>
            </mrow>
            <mrow>
              <msup>
                <mi>A</mi>
                <mi>T</mi>
              </msup>
              <mi mathvariant="normal">−</mi>
              <mi>C</mi>
            </mrow>
            <mi>M</mi>
            <mrow>
              <mo stretchy="false">(</mo>
              <mi>k</mi>
              <mo stretchy="false">)</mo>
            </mrow>
            <msup>
              <mi>C</mi>
              <mi>T</mi>
            </msup>
            <msup>
              <mi>V</mi>
              <mrow>
                <mi mathvariant="normal">−</mi>
                <mn>1</mn>
              </mrow>
            </msup>
            <msup>
              <mi>S</mi>
              <mi>T</mi>
            </msup>
          </mrow>
          <mi stretchy="false" mathvariant="normal">]</mi>
        </mrow>
        <mo stretchy="false">+</mo>
        <mi>W</mi>
      </mrow>
    </mrow>
    <annotation encoding="StarMath 5.0">M(k+1) = A M(k) A^T - L(k) [C M(k) C^T V^-1 S^T + S^T + C M(k) A^T - C M(k) C^T V^-1 S^T] + W</annotation>
  </semantics>
</math>
</file>

<file path=Object 9/content.xml><?xml version="1.0" encoding="utf-8"?>
<math xmlns="http://www.w3.org/1998/Math/MathML">
  <semantics>
    <mrow>
      <mrow>
        <mi stretchy="false" mathvariant="normal">[</mi>
        <mrow>
          <mrow>
            <mi>I</mi>
            <mi mathvariant="normal">−</mi>
            <mi>C</mi>
          </mrow>
          <mi>F</mi>
          <mrow>
            <mo stretchy="false">(</mo>
            <mi>k</mi>
            <mo stretchy="false">)</mo>
          </mrow>
        </mrow>
        <mi stretchy="false" mathvariant="normal">]</mi>
      </mrow>
      <mrow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i>C</mi>
      </mrow>
      <mi>M</mi>
      <mrow>
        <mo stretchy="false">(</mo>
        <mi>k</mi>
        <mo stretchy="false">)</mo>
      </mrow>
      <mrow>
        <msup>
          <mi>C</mi>
          <mi>T</mi>
        </msup>
        <mo stretchy="false">+</mo>
        <mi>V</mi>
      </mrow>
      <mrow>
        <mrow>
          <mo stretchy="false">(</mo>
          <mi>k</mi>
          <mo stretchy="false">)</mo>
        </mrow>
        <mi mathvariant="normal">−</mi>
        <mi>C</mi>
      </mrow>
      <mi>F</mi>
      <mrow>
        <mo stretchy="false">(</mo>
        <mi>k</mi>
        <mo stretchy="false">)</mo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  <mrow>
            <mo stretchy="false">(</mo>
            <mi>k</mi>
            <mo stretchy="false">)</mo>
          </mrow>
        </mrow>
        <mi stretchy="false" mathvariant="normal">]</mi>
      </mrow>
    </mrow>
    <annotation encoding="StarMath 5.0">[I - C F(k)] [C M(k) C^T + V(k)] = C M(k) C^T + V(k) - C F(k) [C M(k) C^T + V(k)]</annotation>
  </semantics>
</math>
</file>

<file path=Object 90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L</mi>
      </mrow>
      <mrow>
        <mo stretchy="false">(</mo>
        <mi>k</mi>
        <mo stretchy="false">)</mo>
      </mrow>
      <mrow>
        <mrow>
          <mi stretchy="false" mathvariant="normal">[</mi>
          <mrow>
            <mrow>
              <msup>
                <mi>S</mi>
                <mi>T</mi>
              </msup>
              <mo stretchy="false">+</mo>
              <mi>C</mi>
            </mrow>
            <mi>M</mi>
            <mrow>
              <mo stretchy="false">(</mo>
              <mi>k</mi>
              <mo stretchy="false">)</mo>
            </mrow>
            <msup>
              <mi>A</mi>
              <mi>T</mi>
            </msup>
          </mrow>
          <mi stretchy="false" mathvariant="normal">]</mi>
        </mrow>
        <mo stretchy="false">+</mo>
        <mi>W</mi>
      </mrow>
    </mrow>
    <annotation encoding="StarMath 5.0">M(k+1) = A M(k) A^T - L(k) [S^T + C M(k) A^T] + W</annotation>
  </semantics>
</math>
</file>

<file path=Object 91/content.xml><?xml version="1.0" encoding="utf-8"?>
<math xmlns="http://www.w3.org/1998/Math/MathML">
  <semantics>
    <mrow>
      <mi>M</mi>
      <mrow>
        <mo stretchy="false">(</mo>
        <mi>k</mi>
        <mo stretchy="false">)</mo>
      </mrow>
      <mtext> is symmetric so </mtext>
      <mrow>
        <msup>
          <mi>S</mi>
          <mi>T</mi>
        </msup>
        <mo stretchy="false">+</mo>
        <mi>C</mi>
      </mrow>
      <mi>M</mi>
      <mrow>
        <mo stretchy="false">(</mo>
        <mi>k</mi>
        <mo stretchy="false">)</mo>
      </mrow>
      <mrow>
        <mrow>
          <msup>
            <mi>A</mi>
            <mi>T</mi>
          </msup>
          <mi mathvariant="normal">=</mi>
          <msup>
            <mrow>
              <mo stretchy="false">(</mo>
              <mrow>
                <mi>A</mi>
                <mi>M</mi>
                <mrow>
                  <mo stretchy="false">(</mo>
                  <mi>k</mi>
                  <mo stretchy="false">)</mo>
                </mrow>
                <mrow>
                  <msup>
                    <mi>C</mi>
                    <mi>T</mi>
                  </msup>
                  <mo stretchy="false">+</mo>
                  <mi>S</mi>
                </mrow>
              </mrow>
              <mo stretchy="false">)</mo>
            </mrow>
            <mi>T</mi>
          </msup>
        </mrow>
        <mi mathvariant="normal">=</mi>
        <msup>
          <mrow>
            <mo stretchy="false">(</mo>
            <mrow>
              <mi>L</mi>
              <mrow>
                <mo stretchy="false">(</mo>
                <mi>k</mi>
                <mo stretchy="false">)</mo>
              </mrow>
              <mrow>
                <mi stretchy="false" mathvariant="normal">[</mi>
                <mrow>
                  <mi>C</mi>
                  <mi>M</mi>
                  <mrow>
                    <mo stretchy="false">(</mo>
                    <mi>k</mi>
                    <mo stretchy="false">)</mo>
                  </mrow>
                  <mrow>
                    <msup>
                      <mi>C</mi>
                      <mi>T</mi>
                    </msup>
                    <mo stretchy="false">+</mo>
                    <mi>V</mi>
                  </mrow>
                </mrow>
                <mi stretchy="false" mathvariant="normal">]</mi>
              </mrow>
            </mrow>
            <mo stretchy="false">)</mo>
          </mrow>
          <mi>T</mi>
        </msup>
      </mrow>
    </mrow>
    <annotation encoding="StarMath 5.0">M(k) " is symmetric so " S^T + C M(k) A^T = (A M(k) C^T + S)^T = (L(k) [C M(k) C^T + V])^T</annotation>
  </semantics>
</math>
</file>

<file path=Object 92/content.xml><?xml version="1.0" encoding="utf-8"?>
<math xmlns="http://www.w3.org/1998/Math/MathML">
  <semantics>
    <mrow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L</mi>
      </mrow>
      <mrow>
        <mo stretchy="false">(</mo>
        <mi>k</mi>
        <mo stretchy="false">)</mo>
      </mrow>
      <msup>
        <mrow>
          <mi stretchy="false" mathvariant="normal">[</mi>
          <mrow>
            <mi>C</mi>
            <mi>M</mi>
            <mrow>
              <mo stretchy="false">(</mo>
              <mi>k</mi>
              <mo stretchy="false">)</mo>
            </mrow>
            <mrow>
              <msup>
                <mi>C</mi>
                <mi>T</mi>
              </msup>
              <mo stretchy="false">+</mo>
              <mi>V</mi>
            </mrow>
          </mrow>
          <mi stretchy="false" mathvariant="normal">]</mi>
        </mrow>
        <mi>T</mi>
      </msup>
      <mi>L</mi>
      <mrow>
        <msup>
          <mrow>
            <mo stretchy="false">(</mo>
            <mi>k</mi>
            <mo stretchy="false">)</mo>
          </mrow>
          <mi>T</mi>
        </msup>
        <mo stretchy="false">+</mo>
        <mi>W</mi>
      </mrow>
    </mrow>
    <annotation encoding="StarMath 5.0">M(k+1) = A M(k) A^T - L(k) [C M(k) C^T + V]^T L(k)^T + W</annotation>
  </semantics>
</math>
</file>

<file path=Object 93/content.xml><?xml version="1.0" encoding="utf-8"?>
<math xmlns="http://www.w3.org/1998/Math/MathML">
  <semantics>
    <mrow>
      <mtext>By symmetry of </mtext>
      <mi>M</mi>
      <mrow>
        <mo stretchy="false">(</mo>
        <mi>k</mi>
        <mo stretchy="false">)</mo>
      </mrow>
      <mtext> and </mtext>
      <mi>V</mi>
      <mtext>, we have </mtext>
      <mi>M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A</mi>
      </mrow>
      <mi>M</mi>
      <mrow>
        <mo stretchy="false">(</mo>
        <mi>k</mi>
        <mo stretchy="false">)</mo>
      </mrow>
      <mrow>
        <msup>
          <mi>A</mi>
          <mi>T</mi>
        </msup>
        <mi mathvariant="normal">−</mi>
        <mi>L</mi>
      </mrow>
      <mrow>
        <mo stretchy="false">(</mo>
        <mi>k</mi>
        <mo stretchy="false">)</mo>
      </mrow>
      <mrow>
        <mi stretchy="false" mathvariant="normal">[</mi>
        <mrow>
          <mi>C</mi>
          <mi>M</mi>
          <mrow>
            <mo stretchy="false">(</mo>
            <mi>k</mi>
            <mo stretchy="false">)</mo>
          </mrow>
          <mrow>
            <msup>
              <mi>C</mi>
              <mi>T</mi>
            </msup>
            <mo stretchy="false">+</mo>
            <mi>V</mi>
          </mrow>
        </mrow>
        <mi stretchy="false" mathvariant="normal">]</mi>
      </mrow>
      <mi>L</mi>
      <mrow>
        <msup>
          <mrow>
            <mo stretchy="false">(</mo>
            <mi>k</mi>
            <mo stretchy="false">)</mo>
          </mrow>
          <mi>T</mi>
        </msup>
        <mo stretchy="false">+</mo>
        <mi>W</mi>
      </mrow>
    </mrow>
    <annotation encoding="StarMath 5.0">"By symmetry of " M(k) " and " V ", we have " M(k+1) = A M(k) A^T - L(k) [C M(k) C^T + V] L(k)^T + W</annotation>
  </semantics>
</math>
</file>

<file path=Object 94/content.xml><?xml version="1.0" encoding="utf-8"?>
<math xmlns="http://www.w3.org/1998/Math/MathML">
  <semantics>
    <mrow>
      <mi>y</mi>
      <mrow>
        <mrow>
          <mo stretchy="false">(</mo>
          <mi>k</mi>
          <mo stretchy="false">)</mo>
        </mrow>
        <mi mathvariant="normal">=</mi>
        <mrow>
          <mi>x</mi>
          <mo stretchy="false">+</mo>
          <mi>v</mi>
        </mrow>
      </mrow>
      <mrow>
        <mo stretchy="false">(</mo>
        <mi>k</mi>
        <mo stretchy="false">)</mo>
      </mrow>
      <mi>,</mi>
      <mi/>
      <mi>E</mi>
      <mrow>
        <mrow>
          <mi stretchy="false" mathvariant="normal">{</mi>
          <mi>x</mi>
          <mi stretchy="false" mathvariant="normal">}</mi>
        </mrow>
        <mi mathvariant="normal">=</mi>
        <mn>0</mn>
      </mrow>
      <mi>,</mi>
      <mi/>
      <mi>E</mi>
      <mrow>
        <mrow>
          <mi stretchy="false" mathvariant="normal">{</mi>
          <msup>
            <mi>x</mi>
            <mn>2</mn>
          </msup>
          <mi stretchy="false" mathvariant="normal">}</mi>
        </mrow>
        <mi mathvariant="normal">=</mi>
        <msub>
          <mi>X</mi>
          <mn>0</mn>
        </msub>
      </mrow>
      <mi>,</mi>
      <mi/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</mn>
      </mrow>
      <mi>,</mi>
      <mi/>
      <mi>E</mi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  <mi>v</mi>
            <mrow>
              <mo stretchy="false">(</mo>
              <mrow>
                <mi>k</mi>
                <mo stretchy="false">+</mo>
                <mi>j</mi>
              </mrow>
              <mo stretchy="false">)</mo>
            </mrow>
          </mrow>
          <mi stretchy="false" mathvariant="normal">}</mi>
        </mrow>
        <mi mathvariant="normal">=</mi>
        <mi>V</mi>
      </mrow>
      <mo stretchy="false">δ</mo>
      <mrow>
        <mo stretchy="false">(</mo>
        <mi>j</mi>
        <mo stretchy="false">)</mo>
      </mrow>
      <mi>,</mi>
      <mi/>
      <mi>E</mi>
      <mrow>
        <mrow>
          <mi stretchy="false" mathvariant="normal">{</mi>
          <mrow>
            <mi>x</mi>
            <mi>v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</mn>
      </mrow>
    </mrow>
    <annotation encoding="StarMath 5.0">y(k) = x + v(k) ,` E lbrace x rbrace = 0 ,` E lbrace x^2 rbrace = X_0 ,` E lbrace v(k) rbrace = 0 ,` E lbrace v(k) v(k+j) rbrace = V %delta(j) ,` E lbrace x v(k) rbrace = 0</annotation>
  </semantics>
</math>
</file>

<file path=Object 95/content.xml><?xml version="1.0" encoding="utf-8"?>
<math xmlns="http://www.w3.org/1998/Math/MathML">
  <semantics>
    <mrow>
      <mtext>Let </mtext>
      <mrow>
        <mrow>
          <mi>Y</mi>
          <mi mathvariant="normal">=</mi>
          <msup>
            <mrow>
              <mi stretchy="false" mathvariant="normal">[</mi>
              <mtable>
                <mtr>
                  <mtd>
                    <mrow>
                      <mi>y</mi>
                      <mrow>
                        <mo stretchy="false">(</mo>
                        <mn>0</mn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i>y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  <mi>T</mi>
          </msup>
        </mrow>
        <mi mathvariant="normal">=</mi>
        <msup>
          <mrow>
            <mi stretchy="false" mathvariant="normal">[</mi>
            <mtable>
              <mtr>
                <mtd>
                  <mrow>
                    <mrow>
                      <mi>x</mi>
                      <mo stretchy="false">+</mo>
                      <mi>v</mi>
                    </mrow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row>
                      <mi>x</mi>
                      <mo stretchy="false">+</mo>
                      <mi>v</mi>
                    </mrow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  <mi>T</mi>
        </msup>
      </mrow>
    </mrow>
    <annotation encoding="StarMath 5.0">"Let " Y = [matrix{y(0) # dotsaxis # y(k)}]^T = [matrix{x + v(0) # dotsaxis # x + v(k)}]^T</annotation>
  </semantics>
</math>
</file>

<file path=Object 96/content.xml><?xml version="1.0" encoding="utf-8"?>
<math xmlns="http://www.w3.org/1998/Math/MathML">
  <semantics>
    <mrow>
      <mtext>least squares estimate </mtext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i>E</mi>
      </mrow>
      <mrow>
        <mrow>
          <mi stretchy="false" mathvariant="normal">{</mi>
          <mrow>
            <mrow>
              <mi>x</mi>
              <mi mathvariant="normal">∣</mi>
              <mi>y</mi>
            </mrow>
            <mrow>
              <mo stretchy="false">(</mo>
              <mn>0</mn>
              <mo stretchy="false">)</mo>
            </mrow>
            <mi/>
            <mi mathvariant="normal">⋯</mi>
            <mi/>
            <mi>y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i>E</mi>
      </mrow>
      <mrow>
        <mrow>
          <mi stretchy="false" mathvariant="normal">{</mi>
          <mrow>
            <mi>x</mi>
            <mi mathvariant="normal">∣</mi>
            <mi>Y</mi>
          </mrow>
          <mi stretchy="false" mathvariant="normal">}</mi>
        </mrow>
        <mi mathvariant="normal">=</mi>
        <mi>E</mi>
      </mrow>
      <mrow>
        <mrow>
          <mi stretchy="false" mathvariant="normal">{</mi>
          <mi>x</mi>
          <mi stretchy="false" mathvariant="normal">}</mi>
        </mrow>
        <mo stretchy="false">+</mo>
        <msub>
          <mo stretchy="false">Λ</mo>
          <mi mathvariant="italic">xY</mi>
        </msub>
      </mrow>
      <msubsup>
        <mo stretchy="false">Λ</mo>
        <mi mathvariant="italic">YY</mi>
        <mrow>
          <mi mathvariant="normal">−</mi>
          <mn>1</mn>
        </mrow>
      </msubsup>
      <mrow>
        <mo stretchy="false">(</mo>
        <mrow>
          <mrow>
            <mi>Y</mi>
            <mi mathvariant="normal">−</mi>
            <mi>E</mi>
          </mrow>
          <mrow>
            <mi stretchy="false" mathvariant="normal">{</mi>
            <mi>Y</mi>
            <mi stretchy="false" mathvariant="normal">}</mi>
          </mrow>
        </mrow>
        <mo stretchy="false">)</mo>
      </mrow>
    </mrow>
    <annotation encoding="StarMath 5.0">"least squares estimate " hat x(k) = E lbrace x divides y(0) ` dotsaxis ` y(k) rbrace = E lbrace x divides Y rbrace = E lbrace x rbrace + %LAMBDA_xY %LAMBDA_YY^-1 (Y - E lbrace Y rbrace)</annotation>
  </semantics>
</math>
</file>

<file path=Object 97/content.xml><?xml version="1.0" encoding="utf-8"?>
<math xmlns="http://www.w3.org/1998/Math/MathML">
  <semantics>
    <mrow>
      <mi>E</mi>
      <mrow>
        <mrow>
          <mi stretchy="false" mathvariant="normal">{</mi>
          <mrow>
            <mi>y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i>E</mi>
      </mrow>
      <mrow>
        <mrow>
          <mi stretchy="false" mathvariant="normal">{</mi>
          <mi>x</mi>
          <mi stretchy="false" mathvariant="normal">}</mi>
        </mrow>
        <mo stretchy="false">+</mo>
        <mi>E</mi>
      </mrow>
      <mrow>
        <mrow>
          <mi stretchy="false" mathvariant="normal">{</mi>
          <mrow>
            <mi>v</mi>
            <mrow>
              <mo stretchy="false">(</mo>
              <mi>k</mi>
              <mo stretchy="false">)</mo>
            </mrow>
          </mrow>
          <mi stretchy="false" mathvariant="normal">}</mi>
        </mrow>
        <mi mathvariant="normal">=</mi>
        <mn>0</mn>
      </mrow>
      <mtext> so </mtext>
      <mover accent="true">
        <mi>x</mi>
        <mo stretchy="false">ˆ</mo>
      </mover>
      <mrow>
        <mrow>
          <mo stretchy="false">(</mo>
          <mi>k</mi>
          <mo stretchy="false">)</mo>
        </mrow>
        <mi mathvariant="normal">=</mi>
        <msub>
          <mo stretchy="false">Λ</mo>
          <mi mathvariant="italic">xY</mi>
        </msub>
      </mrow>
      <msubsup>
        <mo stretchy="false">Λ</mo>
        <mi mathvariant="italic">YY</mi>
        <mrow>
          <mi mathvariant="normal">−</mi>
          <mn>1</mn>
        </mrow>
      </msubsup>
      <mi>Y</mi>
    </mrow>
    <annotation encoding="StarMath 5.0">E lbrace y(k) rbrace = E lbrace x rbrace + E lbrace v(k) rbrace = 0 " so " hat x(k) = %LAMBDA_xY %LAMBDA_YY^-1 Y</annotation>
  </semantics>
</math>
</file>

<file path=Object 98/content.xml><?xml version="1.0" encoding="utf-8"?>
<math xmlns="http://www.w3.org/1998/Math/MathML">
  <semantics>
    <mrow>
      <mrow>
        <msub>
          <mo stretchy="false">Λ</mo>
          <mi mathvariant="italic">xY</mi>
        </msub>
        <mi mathvariant="normal">=</mi>
        <mi>E</mi>
      </mrow>
      <mrow>
        <mrow>
          <mi stretchy="false" mathvariant="normal">{</mi>
          <mrow>
            <mi>x</mi>
            <msup>
              <mi>Y</mi>
              <mi>T</mi>
            </msup>
          </mrow>
          <mi stretchy="false" mathvariant="normal">}</mi>
        </mrow>
        <mi mathvariant="normal">=</mi>
        <mi>E</mi>
      </mrow>
      <mrow>
        <mrow>
          <mi stretchy="false" mathvariant="normal">{</mi>
          <mrow>
            <mi>x</mi>
            <mrow>
              <mi stretchy="false" mathvariant="normal">[</mi>
              <mtable>
                <mtr>
                  <mtd>
                    <mrow>
                      <mrow>
                        <mi>x</mi>
                        <mo stretchy="false">+</mo>
                        <mi>v</mi>
                      </mrow>
                      <mrow>
                        <mo stretchy="false">(</mo>
                        <mn>0</mn>
                        <mo stretchy="false">)</mo>
                      </mrow>
                    </mrow>
                  </mtd>
                  <mtd>
                    <mi mathvariant="normal">⋯</mi>
                  </mtd>
                  <mtd>
                    <mrow>
                      <mrow>
                        <mi>x</mi>
                        <mo stretchy="false">+</mo>
                        <mi>v</mi>
                      </mrow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</mrow>
          <mi stretchy="false" mathvariant="normal">}</mi>
        </mrow>
        <mi mathvariant="normal">=</mi>
        <mi>E</mi>
      </mrow>
      <mrow>
        <mrow>
          <mi stretchy="false" mathvariant="normal">{</mi>
          <mrow>
            <mi stretchy="false" mathvariant="normal">[</mi>
            <mtable>
              <mtr>
                <mtd>
                  <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  <mi>v</mi>
                    <mrow>
                      <mo stretchy="false">(</mo>
                      <mn>0</mn>
                      <mo stretchy="false">)</mo>
                    </mrow>
                  </mrow>
                </mtd>
                <mtd>
                  <mi mathvariant="normal">⋯</mi>
                </mtd>
                <mtd>
                  <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  <mi>v</mi>
                    <mrow>
                      <mo stretchy="false">(</mo>
                      <mi>k</mi>
                      <mo stretchy="false">)</mo>
                    </mrow>
                  </mrow>
                </mtd>
              </mtr>
            </mtable>
            <mi stretchy="false" mathvariant="normal">]</mi>
          </mrow>
          <mi stretchy="false" mathvariant="normal">}</mi>
        </mrow>
        <mi mathvariant="normal">=</mi>
        <msub>
          <mi>X</mi>
          <mn>0</mn>
        </msub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xY = E lbrace x Y^T rbrace = E lbrace x [matrix{x + v(0) # dotsaxis # x + v(k)}] rbrace = E lbrace [matrix{x^2 + x v(0) # dotsaxis # x^2 + x v(k)}] rbrace = X_0 [matrix{1 # dotsaxis # 1}]</annotation>
  </semantics>
</math>
</file>

<file path=Object 99/content.xml><?xml version="1.0" encoding="utf-8"?>
<math xmlns="http://www.w3.org/1998/Math/MathML">
  <semantics>
    <mrow>
      <msub>
        <mo stretchy="false">Λ</mo>
        <mi mathvariant="italic">xY</mi>
      </msub>
      <mrow>
        <msubsup>
          <mo stretchy="false">Λ</mo>
          <mi mathvariant="italic">YY</mi>
          <mrow>
            <mi mathvariant="normal">−</mi>
            <mn>1</mn>
          </mrow>
        </msubsup>
        <mi mathvariant="normal">=</mi>
        <msup>
          <mi>V</mi>
          <mrow>
            <mi mathvariant="normal">−</mi>
            <mn>1</mn>
          </mrow>
        </msup>
      </mrow>
      <msub>
        <mi>X</mi>
        <mn>0</mn>
      </msub>
      <mrow>
        <mrow>
          <mi stretchy="false" mathvariant="normal">[</mi>
          <mtable>
            <mtr>
              <mtd>
                <mn>1</mn>
              </mtd>
              <mtd>
                <mi mathvariant="normal">⋯</mi>
              </mtd>
              <mtd>
                <mn>1</mn>
              </mtd>
            </mtr>
          </mtable>
          <mi stretchy="false" mathvariant="normal">]</mi>
        </mrow>
        <mi mathvariant="normal">−</mi>
        <mfrac>
          <mrow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sup>
              <mi>V</mi>
              <mrow>
                <mi mathvariant="normal">−</mi>
                <mn>2</mn>
              </mrow>
            </msup>
            <msub>
              <mi>X</mi>
              <mn>0</mn>
            </msub>
          </mrow>
          <mrow>
            <mrow>
              <msubsup>
                <mi>X</mi>
                <mn>0</mn>
                <mrow>
                  <mi mathvariant="normal">−</mi>
                  <mn>1</mn>
                </mrow>
              </msubsup>
              <mo stretchy="false">+</mo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</mrow>
            <msup>
              <mi>V</mi>
              <mrow>
                <mi mathvariant="normal">−</mi>
                <mn>1</mn>
              </mrow>
            </msup>
          </mrow>
        </mfrac>
      </mrow>
      <mrow>
        <mi stretchy="false" mathvariant="normal">[</mi>
        <mtable>
          <mtr>
            <mtd>
              <mn>1</mn>
            </mtd>
            <mtd>
              <mi mathvariant="normal">⋯</mi>
            </mtd>
            <mtd>
              <mn>1</mn>
            </mtd>
          </mtr>
        </mtable>
        <mi stretchy="false" mathvariant="normal">]</mi>
      </mrow>
    </mrow>
    <annotation encoding="StarMath 5.0">%LAMBDA_xY %LAMBDA_YY^-1 = V^-1 X_0 [matrix{1 # dotsaxis # 1}] - {(k+1) V^-2 X_0} over {X_0^-1 + (k+1) V^-1} [matrix{1 # dotsaxis # 1}]</annotation>
  </semantics>
</math>
</file>